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4244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1583in"/>
    </style:style>
    <style:style style:name="co6" style:family="table-column">
      <style:table-column-properties fo:break-before="auto" style:column-width="1.4272in"/>
    </style:style>
    <style:style style:name="co7" style:family="table-column">
      <style:table-column-properties fo:break-before="auto" style:column-width="1.7528in"/>
    </style:style>
    <style:style style:name="co8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c0c0c0" fo:border="0.06pt solid #000000"/>
    </style:style>
    <style:style style:name="ce9" style:family="table-cell" style:parent-style-name="Default">
      <style:table-cell-properties fo:background-color="#b3b3b3" fo:border="0.06pt solid #000000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b3b3b3" fo:border="0.06pt solid #000000"/>
      <style:text-properties style:use-window-font-color="true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e6e6e6" fo:border="0.06pt solid #000000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3b3b3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8A / 4096 (ou 4000)</text:p>
          </table:table-cell>
          <table:table-cell table:number-columns-repeated="2"/>
          <table:table-cell table:style-name="ce4" office:value-type="string">
            <text:p>MAX Steps to 8A</text:p>
          </table:table-cell>
          <table:table-cell table:style-name="ce4" office:value-type="float" office:value="4000">
            <text:p>4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float" office:value="8000">
            <text:p>8000</text:p>
          </table:table-cell>
          <table:table-cell office:value-type="float" office:value="4096">
            <text:p>4096</text:p>
          </table:table-cell>
          <table:table-cell table:formula="of:=[.B5]/[.C5]" office:value-type="float" office:value="1.953125">
            <text:p>1.953125</text:p>
          </table:table-cell>
          <table:table-cell table:formula="of:=[.D5]/1000" office:value-type="float" office:value="0.001953125">
            <text:p>0.001953125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E2]" office:value-type="float" office:value="4000">
            <text:p>4000</text:p>
          </table:table-cell>
          <table:table-cell table:formula="of:=[.B6]/[.C6]" office:value-type="float" office:value="0.002">
            <text:p>0.00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1"/>
          <table:table-cell table:style-name="ce2" office:value-type="string">
            <text:p>Steps</text:p>
          </table:table-cell>
          <table:table-cell table:style-name="ce2" office:value-type="string">
            <text:p>A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table:formula="of:=[.B9]*[.D6]" office:value-type="float" office:value="0.002">
            <text:p>0.00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3" table:formula="of:=[.B10]*[.D6]" office:value-type="float" office:value="0.02">
            <text:p>0.0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table:style-name="ce3" table:formula="of:=[.B11]*[.D6]" office:value-type="float" office:value="0.04">
            <text:p>0.04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50">
            <text:p>50</text:p>
          </table:table-cell>
          <table:table-cell table:style-name="ce3" table:formula="of:=[.B12]*[.D6]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00">
            <text:p>100</text:p>
          </table:table-cell>
          <table:table-cell table:style-name="ce3" table:formula="of:=[.B13]*[.D6]" office:value-type="float" office:value="0.2">
            <text:p>0.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500">
            <text:p>500</text:p>
          </table:table-cell>
          <table:table-cell table:style-name="ce3" table:formula="of:=[.B14]*[.D6]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000">
            <text:p>1000</text:p>
          </table:table-cell>
          <table:table-cell table:style-name="ce3" table:formula="of:=[.B15]*[.D6]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4000">
            <text:p>4000</text:p>
          </table:table-cell>
          <table:table-cell table:style-name="ce3" table:formula="of:=[.B16]*[.D6]" office:value-type="float" office:value="8">
            <text:p>8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4096">
            <text:p>4096</text:p>
          </table:table-cell>
          <table:table-cell table:style-name="ce3" table:formula="of:=[.B17]*[.D6]" office:value-type="float" office:value="8.192">
            <text:p>8.19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5V" table:style-name="ta1">
        <table:shapes>
          <draw:frame draw:z-index="0" draw:style-name="gr1" svg:width="5.7563in" svg:height="3.5394in" svg:x="6.2461in" svg:y="9.7787in">
            <draw:object draw:notify-on-update-of-ranges="5V.D5:5V.D57 5V.E5:5V.E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5.7563in" svg:height="3.539in" svg:x="9.8063in" svg:y="0.0673in">
            <draw:object draw:notify-on-update-of-ranges="5V.E5:5V.E57 5V.F5:5V.F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10.2315in" svg:y="7.3075in">
            <draw:object draw:notify-on-update-of-ranges="5V.D11:5V.D57 5V.H11:5V.H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6.2988in" svg:height="3.5429in" svg:x="18.0866in" svg:y="2.5602in">
            <draw:object draw:notify-on-update-of-ranges="5V.V1:5V.V47 5V.W1:5V.W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14.2752in" svg:y="10.361in">
            <draw:object draw:notify-on-update-of-ranges="5V.J5:5V.J5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2">
          <table:table-cell table:number-columns-repeated="21"/>
          <table:table-cell table:style-name="ce3" office:value-type="float" office:value="27.6">
            <text:p>27.6</text:p>
          </table:table-cell>
          <table:table-cell table:style-name="ce3" office:value-type="float" office:value="4993">
            <text:p>4993</text:p>
          </table:table-cell>
        </table:table-row>
        <table:table-row table:style-name="ro2">
          <table:table-cell table:number-columns-repeated="21"/>
          <table:table-cell table:style-name="ce8" office:value-type="float" office:value="63.4">
            <text:p>63.4</text:p>
          </table:table-cell>
          <table:table-cell table:style-name="ce9" office:value-type="float" office:value="4981">
            <text:p>4981</text:p>
          </table:table-cell>
        </table:table-row>
        <table:table-row table:style-name="ro2">
          <table:table-cell table:number-columns-repeated="2"/>
          <table:table-cell table:style-name="ce5" office:value-type="string">
            <text:p>Volt</text:p>
          </table:table-cell>
          <table:table-cell table:style-name="ce6" office:value-type="float" office:value="5010">
            <text:p>5010</text:p>
          </table:table-cell>
          <table:table-cell table:number-columns-repeated="3"/>
          <table:table-cell office:value-type="float" office:value="5000">
            <text:p>5000</text:p>
          </table:table-cell>
          <table:table-cell table:number-columns-repeated="13"/>
          <table:table-cell table:style-name="ce3" office:value-type="float" office:value="81.3">
            <text:p>81.3</text:p>
          </table:table-cell>
          <table:table-cell table:style-name="ce3" office:value-type="float" office:value="4981">
            <text:p>4981</text:p>
          </table:table-cell>
        </table:table-row>
        <table:table-row table:style-name="ro2">
          <table:table-cell table:number-columns-repeated="3"/>
          <table:table-cell table:style-name="ce7" office:value-type="string">
            <text:p>Steps</text:p>
          </table:table-cell>
          <table:table-cell table:style-name="ce7" office:value-type="string">
            <text:p>mA</text:p>
          </table:table-cell>
          <table:table-cell table:style-name="ce10" office:value-type="string">
            <text:p>mV(drop)</text:p>
          </table:table-cell>
          <table:table-cell table:style-name="ce12" office:value-type="string">
            <text:p>mV (measured)</text:p>
          </table:table-cell>
          <table:table-cell table:style-name="ce13" office:value-type="string">
            <text:p>mV (readed)</text:p>
          </table:table-cell>
          <table:table-cell table:style-name="ce14"/>
          <table:table-cell table:style-name="ce16" table:number-columns-repeated="4"/>
          <table:table-cell table:number-columns-repeated="8"/>
          <table:table-cell table:style-name="ce8" office:value-type="float" office:value="118.6">
            <text:p>118.6</text:p>
          </table:table-cell>
          <table:table-cell table:style-name="ce9" office:value-type="float" office:value="4969">
            <text:p>4969</text:p>
          </table:table-cell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0.017">
            <text:p>0.017</text:p>
          </table:table-cell>
          <table:table-cell table:style-name="ce3" table:formula="of:=[.D3]-[.G5]" office:value-type="float" office:value="0">
            <text:p>0</text:p>
          </table:table-cell>
          <table:table-cell table:style-name="ce3" office:value-type="float" office:value="5010">
            <text:p>5010</text:p>
          </table:table-cell>
          <table:table-cell table:style-name="ce3" office:value-type="float" office:value="5000">
            <text:p>5000</text:p>
          </table:table-cell>
          <table:table-cell table:style-name="ce15" table:formula="of:=[.G5]-[.H5]" office:value-type="float" office:value="10">
            <text:p>10</text:p>
          </table:table-cell>
          <table:table-cell table:style-name="ce17" table:formula="of:=[.E5]/[.D5]" office:value-type="float" office:value="0.017">
            <text:p>0.017</text:p>
          </table:table-cell>
          <table:table-cell table:style-name="ce17" table:number-columns-repeated="3"/>
          <table:table-cell table:formula="of:=(5010-[.G5])/[.D5]" office:value-type="float" office:value="0">
            <text:p>0</text:p>
          </table:table-cell>
          <table:table-cell table:formula="of:=[.G5]+[.N5]*[.D5]" office:value-type="float" office:value="5010">
            <text:p>5010</text:p>
          </table:table-cell>
          <table:table-cell table:number-columns-repeated="6"/>
          <table:table-cell table:style-name="ce3" office:value-type="float" office:value="138.8">
            <text:p>138.8</text:p>
          </table:table-cell>
          <table:table-cell table:style-name="ce3" office:value-type="float" office:value="4963">
            <text:p>4963</text:p>
          </table:table-cell>
        </table:table-row>
        <table:table-row table:style-name="ro2">
          <table:table-cell table:number-columns-repeated="3"/>
          <table:table-cell table:style-name="ce8" office:value-type="float" office:value="4">
            <text:p>4</text:p>
          </table:table-cell>
          <table:table-cell table:style-name="ce8" office:value-type="float" office:value="0.017">
            <text:p>0.017</text:p>
          </table:table-cell>
          <table:table-cell table:style-name="ce11" table:formula="of:=[.D3]-[.G6]" office:value-type="float" office:value="0">
            <text:p>0</text:p>
          </table:table-cell>
          <table:table-cell table:style-name="ce9" office:value-type="float" office:value="5010">
            <text:p>5010</text:p>
          </table:table-cell>
          <table:table-cell table:style-name="ce9" office:value-type="float" office:value="4999">
            <text:p>4999</text:p>
          </table:table-cell>
          <table:table-cell table:style-name="ce15" table:formula="of:=[.G6]-[.H6]" office:value-type="float" office:value="11">
            <text:p>11</text:p>
          </table:table-cell>
          <table:table-cell table:style-name="ce17" table:formula="of:=[.E6]/[.D6]" office:value-type="float" office:value="0.00425">
            <text:p>0.00425</text:p>
          </table:table-cell>
          <table:table-cell table:style-name="ce17" table:number-columns-repeated="3"/>
          <table:table-cell table:formula="of:=(5010-[.G6])/[.D6]" office:value-type="float" office:value="0">
            <text:p>0</text:p>
          </table:table-cell>
          <table:table-cell table:formula="of:=[.G6]+[.N6]*[.D6]" office:value-type="float" office:value="5010">
            <text:p>5010</text:p>
          </table:table-cell>
          <table:table-cell table:number-columns-repeated="6"/>
          <table:table-cell table:style-name="ce8" office:value-type="float" office:value="179.1">
            <text:p>179.1</text:p>
          </table:table-cell>
          <table:table-cell table:style-name="ce9" office:value-type="float" office:value="4951">
            <text:p>4951</text:p>
          </table:table-cell>
        </table:table-row>
        <table:table-row table:style-name="ro2">
          <table:table-cell table:number-columns-repeated="3"/>
          <table:table-cell table:style-name="ce3" office:value-type="float" office:value="5">
            <text:p>5</text:p>
          </table:table-cell>
          <table:table-cell table:style-name="ce3" office:value-type="float" office:value="0.8">
            <text:p>0.8</text:p>
          </table:table-cell>
          <table:table-cell table:style-name="ce3" table:formula="of:=[.D3]-[.G7]" office:value-type="float" office:value="0">
            <text:p>0</text:p>
          </table:table-cell>
          <table:table-cell table:style-name="ce3" office:value-type="float" office:value="5010">
            <text:p>5010</text:p>
          </table:table-cell>
          <table:table-cell table:style-name="ce3" office:value-type="float" office:value="4999">
            <text:p>4999</text:p>
          </table:table-cell>
          <table:table-cell table:style-name="ce15" table:formula="of:=[.G7]-[.H7]" office:value-type="float" office:value="11">
            <text:p>11</text:p>
          </table:table-cell>
          <table:table-cell table:style-name="ce17" table:formula="of:=[.E7]/[.D7]" office:value-type="float" office:value="0.16">
            <text:p>0.16</text:p>
          </table:table-cell>
          <table:table-cell table:style-name="ce17" table:number-columns-repeated="3"/>
          <table:table-cell table:formula="of:=(5010-[.G7])/[.D7]" office:value-type="float" office:value="0">
            <text:p>0</text:p>
          </table:table-cell>
          <table:table-cell table:formula="of:=[.G7]+[.N7]*[.D7]" office:value-type="float" office:value="5010">
            <text:p>5010</text:p>
          </table:table-cell>
          <table:table-cell table:number-columns-repeated="6"/>
          <table:table-cell table:style-name="ce3" office:value-type="float" office:value="364.4">
            <text:p>364.4</text:p>
          </table:table-cell>
          <table:table-cell table:style-name="ce3" office:value-type="float" office:value="4903">
            <text:p>4903</text:p>
          </table:table-cell>
        </table:table-row>
        <table:table-row table:style-name="ro2">
          <table:table-cell table:number-columns-repeated="3"/>
          <table:table-cell table:style-name="ce8" office:value-type="float" office:value="6">
            <text:p>6</text:p>
          </table:table-cell>
          <table:table-cell table:style-name="ce8" office:value-type="float" office:value="2.6">
            <text:p>2.6</text:p>
          </table:table-cell>
          <table:table-cell table:style-name="ce11" table:formula="of:=[.D3]-[.G8]" office:value-type="float" office:value="0">
            <text:p>0</text:p>
          </table:table-cell>
          <table:table-cell table:style-name="ce9" office:value-type="float" office:value="5010">
            <text:p>5010</text:p>
          </table:table-cell>
          <table:table-cell table:style-name="ce9" office:value-type="float" office:value="4999">
            <text:p>4999</text:p>
          </table:table-cell>
          <table:table-cell table:style-name="ce15" table:formula="of:=[.G8]-[.H8]" office:value-type="float" office:value="11">
            <text:p>11</text:p>
          </table:table-cell>
          <table:table-cell table:style-name="ce17" table:formula="of:=[.E8]/[.D8]" office:value-type="float" office:value="0.433333333333333">
            <text:p>0.4333333333</text:p>
          </table:table-cell>
          <table:table-cell table:style-name="ce17" table:number-columns-repeated="3"/>
          <table:table-cell table:formula="of:=(5010-[.G8])/[.D8]" office:value-type="float" office:value="0">
            <text:p>0</text:p>
          </table:table-cell>
          <table:table-cell table:formula="of:=[.G8]+[.N8]*[.D8]" office:value-type="float" office:value="5010">
            <text:p>5010</text:p>
          </table:table-cell>
          <table:table-cell table:number-columns-repeated="6"/>
          <table:table-cell table:style-name="ce8" office:value-type="float" office:value="553">
            <text:p>553</text:p>
          </table:table-cell>
          <table:table-cell table:style-name="ce9" office:value-type="float" office:value="4849">
            <text:p>4849</text:p>
          </table:table-cell>
        </table:table-row>
        <table:table-row table:style-name="ro2">
          <table:table-cell table:number-columns-repeated="3"/>
          <table:table-cell table:style-name="ce3" office:value-type="float" office:value="8">
            <text:p>8</text:p>
          </table:table-cell>
          <table:table-cell table:style-name="ce3" office:value-type="float" office:value="6.14">
            <text:p>6.14</text:p>
          </table:table-cell>
          <table:table-cell table:style-name="ce3" table:formula="of:=[.D3]-[.G9]" office:value-type="float" office:value="1">
            <text:p>1</text:p>
          </table:table-cell>
          <table:table-cell table:style-name="ce3" office:value-type="float" office:value="5009">
            <text:p>5009</text:p>
          </table:table-cell>
          <table:table-cell table:style-name="ce3" office:value-type="float" office:value="4999">
            <text:p>4999</text:p>
          </table:table-cell>
          <table:table-cell table:style-name="ce15" table:formula="of:=[.G9]-[.H9]" office:value-type="float" office:value="10">
            <text:p>10</text:p>
          </table:table-cell>
          <table:table-cell table:style-name="ce17" table:formula="of:=[.E9]/[.D9]" office:value-type="float" office:value="0.7675">
            <text:p>0.7675</text:p>
          </table:table-cell>
          <table:table-cell table:style-name="ce17" table:number-columns-repeated="3"/>
          <table:table-cell table:formula="of:=(5010-[.G9])/[.D9]" office:value-type="float" office:value="0.125">
            <text:p>0.125</text:p>
          </table:table-cell>
          <table:table-cell table:formula="of:=[.G9]+[.N9]*[.D9]" office:value-type="float" office:value="5010">
            <text:p>5010</text:p>
          </table:table-cell>
          <table:table-cell table:number-columns-repeated="6"/>
          <table:table-cell table:style-name="ce3" office:value-type="float" office:value="748">
            <text:p>748</text:p>
          </table:table-cell>
          <table:table-cell table:style-name="ce3" office:value-type="float" office:value="4795">
            <text:p>4795</text:p>
          </table:table-cell>
        </table:table-row>
        <table:table-row table:style-name="ro2">
          <table:table-cell table:number-columns-repeated="3"/>
          <table:table-cell table:style-name="ce8" office:value-type="float" office:value="10">
            <text:p>10</text:p>
          </table:table-cell>
          <table:table-cell table:style-name="ce8" office:value-type="float" office:value="9.71">
            <text:p>9.71</text:p>
          </table:table-cell>
          <table:table-cell table:style-name="ce11" table:formula="of:=[.D3]-[.G10]" office:value-type="float" office:value="1">
            <text:p>1</text:p>
          </table:table-cell>
          <table:table-cell table:style-name="ce9" office:value-type="float" office:value="5009">
            <text:p>5009</text:p>
          </table:table-cell>
          <table:table-cell table:style-name="ce9" office:value-type="float" office:value="4999">
            <text:p>4999</text:p>
          </table:table-cell>
          <table:table-cell table:style-name="ce15" table:formula="of:=[.G10]-[.H10]" office:value-type="float" office:value="10">
            <text:p>10</text:p>
          </table:table-cell>
          <table:table-cell table:style-name="ce17" table:formula="of:=[.E10]/[.D10]" office:value-type="float" office:value="0.971">
            <text:p>0.971</text:p>
          </table:table-cell>
          <table:table-cell table:style-name="ce17" table:number-columns-repeated="3"/>
          <table:table-cell table:formula="of:=(5010-[.G10])/[.D10]" office:value-type="float" office:value="0.1">
            <text:p>0.1</text:p>
          </table:table-cell>
          <table:table-cell table:formula="of:=[.G10]+[.N10]*[.D10]" office:value-type="float" office:value="5010">
            <text:p>5010</text:p>
          </table:table-cell>
          <table:table-cell table:number-columns-repeated="6"/>
          <table:table-cell table:style-name="ce8" office:value-type="float" office:value="941">
            <text:p>941</text:p>
          </table:table-cell>
          <table:table-cell table:style-name="ce9" office:value-type="float" office:value="4741">
            <text:p>4741</text:p>
          </table:table-cell>
        </table:table-row>
        <table:table-row table:style-name="ro2">
          <table:table-cell table:number-columns-repeated="3"/>
          <table:table-cell table:style-name="ce3" office:value-type="float" office:value="20">
            <text:p>20</text:p>
          </table:table-cell>
          <table:table-cell table:style-name="ce3" office:value-type="float" office:value="27.6">
            <text:p>27.6</text:p>
          </table:table-cell>
          <table:table-cell table:style-name="ce3" table:formula="of:=[.D3]-[.G11]" office:value-type="float" office:value="5">
            <text:p>5</text:p>
          </table:table-cell>
          <table:table-cell table:style-name="ce3" office:value-type="float" office:value="5005">
            <text:p>5005</text:p>
          </table:table-cell>
          <table:table-cell table:style-name="ce3" office:value-type="float" office:value="4993">
            <text:p>4993</text:p>
          </table:table-cell>
          <table:table-cell table:style-name="ce15" table:formula="of:=[.G11]-[.H11]" office:value-type="float" office:value="12">
            <text:p>12</text:p>
          </table:table-cell>
          <table:table-cell table:style-name="ce17" table:formula="of:=[.E11]/[.D11]" office:value-type="float" office:value="1.38">
            <text:p>1.38</text:p>
          </table:table-cell>
          <table:table-cell table:style-name="ce17"/>
          <table:table-cell table:style-name="ce17" table:formula="of:=([.H3]-[.H11])/[.D11]" office:value-type="float" office:value="0.35">
            <text:p>0.35</text:p>
          </table:table-cell>
          <table:table-cell table:style-name="ce17" table:formula="of:=[.H11]*-0.57+5048.21" office:value-type="float" office:value="2202.2">
            <text:p>2202.2</text:p>
          </table:table-cell>
          <table:table-cell table:formula="of:=(5010-[.G11])/[.D11]" office:value-type="float" office:value="0.25">
            <text:p>0.25</text:p>
          </table:table-cell>
          <table:table-cell table:formula="of:=[.G11]+[.N11]*[.D11]" office:value-type="float" office:value="5010">
            <text:p>5010</text:p>
          </table:table-cell>
          <table:table-cell table:number-columns-repeated="6"/>
          <table:table-cell table:style-name="ce3" office:value-type="float" office:value="1133">
            <text:p>1133</text:p>
          </table:table-cell>
          <table:table-cell table:style-name="ce3" office:value-type="float" office:value="4688">
            <text:p>4688</text:p>
          </table:table-cell>
        </table:table-row>
        <table:table-row table:style-name="ro2">
          <table:table-cell table:number-columns-repeated="3"/>
          <table:table-cell table:style-name="ce8" office:value-type="float" office:value="40">
            <text:p>40</text:p>
          </table:table-cell>
          <table:table-cell table:style-name="ce8" office:value-type="float" office:value="63.4">
            <text:p>63.4</text:p>
          </table:table-cell>
          <table:table-cell table:style-name="ce11" table:formula="of:=[.D3]-[.G12]" office:value-type="float" office:value="11">
            <text:p>11</text:p>
          </table:table-cell>
          <table:table-cell table:style-name="ce9" office:value-type="float" office:value="4999">
            <text:p>4999</text:p>
          </table:table-cell>
          <table:table-cell table:style-name="ce9" office:value-type="float" office:value="4981">
            <text:p>4981</text:p>
          </table:table-cell>
          <table:table-cell table:style-name="ce15" table:formula="of:=[.G12]-[.H12]" office:value-type="float" office:value="18">
            <text:p>18</text:p>
          </table:table-cell>
          <table:table-cell table:style-name="ce17" table:formula="of:=[.E12]/[.D12]" office:value-type="float" office:value="1.585">
            <text:p>1.585</text:p>
          </table:table-cell>
          <table:table-cell table:style-name="ce17" table:formula="of:=[.E12]/[.D12]" office:value-type="float" office:value="1.585">
            <text:p>1.585</text:p>
          </table:table-cell>
          <table:table-cell table:style-name="ce17" table:formula="of:=([.H3]-[.H12])/[.D12]" office:value-type="float" office:value="0.475">
            <text:p>0.475</text:p>
          </table:table-cell>
          <table:table-cell table:style-name="ce17" table:formula="of:=[.H12]+([.L57]*[.D12])" office:value-type="float" office:value="5004.67765567766">
            <text:p>5004.6776556777</text:p>
          </table:table-cell>
          <table:table-cell table:formula="of:=(5010-[.G12])/[.D12]" office:value-type="float" office:value="0.275">
            <text:p>0.275</text:p>
          </table:table-cell>
          <table:table-cell table:formula="of:=[.G12]+[.N12]*[.D12]" office:value-type="float" office:value="5010">
            <text:p>5010</text:p>
          </table:table-cell>
          <table:table-cell table:number-columns-repeated="6"/>
          <table:table-cell table:style-name="ce8" office:value-type="float" office:value="1322">
            <text:p>1322</text:p>
          </table:table-cell>
          <table:table-cell table:style-name="ce9" office:value-type="float" office:value="4639">
            <text:p>4639</text:p>
          </table:table-cell>
        </table:table-row>
        <table:table-row table:style-name="ro2">
          <table:table-cell table:number-columns-repeated="3"/>
          <table:table-cell table:style-name="ce3" office:value-type="float" office:value="50">
            <text:p>50</text:p>
          </table:table-cell>
          <table:table-cell table:style-name="ce3" office:value-type="float" office:value="81.3">
            <text:p>81.3</text:p>
          </table:table-cell>
          <table:table-cell table:style-name="ce3" table:formula="of:=[.D3]-[.G13]" office:value-type="float" office:value="14">
            <text:p>14</text:p>
          </table:table-cell>
          <table:table-cell table:style-name="ce3" office:value-type="float" office:value="4996">
            <text:p>4996</text:p>
          </table:table-cell>
          <table:table-cell table:style-name="ce3" office:value-type="float" office:value="4981">
            <text:p>4981</text:p>
          </table:table-cell>
          <table:table-cell table:style-name="ce15" table:formula="of:=[.G13]-[.H13]" office:value-type="float" office:value="15">
            <text:p>15</text:p>
          </table:table-cell>
          <table:table-cell table:style-name="ce17" table:formula="of:=[.E13]/[.D13]" office:value-type="float" office:value="1.626">
            <text:p>1.626</text:p>
          </table:table-cell>
          <table:table-cell table:style-name="ce17" table:formula="of:=[.E13]/[.D13]" office:value-type="float" office:value="1.626">
            <text:p>1.626</text:p>
          </table:table-cell>
          <table:table-cell table:style-name="ce17" table:formula="of:=([.H3]-[.H13])/[.D13]" office:value-type="float" office:value="0.38">
            <text:p>0.38</text:p>
          </table:table-cell>
          <table:table-cell table:style-name="ce17" table:formula="of:=[.H13]+([.L57]*[.D13])" office:value-type="float" office:value="5010.59706959707">
            <text:p>5010.5970695971</text:p>
          </table:table-cell>
          <table:table-cell table:formula="of:=(5010-[.G13])/[.D13]" office:value-type="float" office:value="0.28">
            <text:p>0.28</text:p>
          </table:table-cell>
          <table:table-cell table:formula="of:=[.G13]+[.N13]*[.D13]" office:value-type="float" office:value="5010">
            <text:p>5010</text:p>
          </table:table-cell>
          <table:table-cell table:number-columns-repeated="6"/>
          <table:table-cell table:style-name="ce3" office:value-type="float" office:value="1518">
            <text:p>1518</text:p>
          </table:table-cell>
          <table:table-cell table:style-name="ce3" office:value-type="float" office:value="4585">
            <text:p>4585</text:p>
          </table:table-cell>
        </table:table-row>
        <table:table-row table:style-name="ro2">
          <table:table-cell table:number-columns-repeated="3"/>
          <table:table-cell table:style-name="ce8" office:value-type="float" office:value="70">
            <text:p>70</text:p>
          </table:table-cell>
          <table:table-cell table:style-name="ce8" office:value-type="float" office:value="118.6">
            <text:p>118.6</text:p>
          </table:table-cell>
          <table:table-cell table:style-name="ce11" table:formula="of:=[.D3]-[.G14]" office:value-type="float" office:value="21">
            <text:p>21</text:p>
          </table:table-cell>
          <table:table-cell table:style-name="ce9" office:value-type="float" office:value="4989">
            <text:p>4989</text:p>
          </table:table-cell>
          <table:table-cell table:style-name="ce9" office:value-type="float" office:value="4969">
            <text:p>4969</text:p>
          </table:table-cell>
          <table:table-cell table:style-name="ce15" table:formula="of:=[.G14]-[.H14]" office:value-type="float" office:value="20">
            <text:p>20</text:p>
          </table:table-cell>
          <table:table-cell table:style-name="ce17" table:formula="of:=[.E14]/[.D14]" office:value-type="float" office:value="1.69428571428571">
            <text:p>1.6942857143</text:p>
          </table:table-cell>
          <table:table-cell table:style-name="ce17" table:formula="of:=[.E14]/[.D14]" office:value-type="float" office:value="1.69428571428571">
            <text:p>1.6942857143</text:p>
          </table:table-cell>
          <table:table-cell table:style-name="ce17" table:formula="of:=([.H3]-[.H14])/[.D14]" office:value-type="float" office:value="0.442857142857143">
            <text:p>0.4428571429</text:p>
          </table:table-cell>
          <table:table-cell table:style-name="ce17" table:formula="of:=[.H14]+([.L57]*[.D14])" office:value-type="float" office:value="5010.4358974359">
            <text:p>5010.4358974359</text:p>
          </table:table-cell>
          <table:table-cell table:formula="of:=(5010-[.G14])/[.D14]" office:value-type="float" office:value="0.3">
            <text:p>0.3</text:p>
          </table:table-cell>
          <table:table-cell table:formula="of:=[.G14]+[.N14]*[.D14]" office:value-type="float" office:value="5010">
            <text:p>5010</text:p>
          </table:table-cell>
          <table:table-cell table:number-columns-repeated="6"/>
          <table:table-cell table:style-name="ce8" office:value-type="float" office:value="1713">
            <text:p>1713</text:p>
          </table:table-cell>
          <table:table-cell table:style-name="ce9" office:value-type="float" office:value="4531">
            <text:p>4531</text:p>
          </table:table-cell>
        </table:table-row>
        <table:table-row table:style-name="ro2">
          <table:table-cell table:number-columns-repeated="3"/>
          <table:table-cell table:style-name="ce3" office:value-type="float" office:value="80">
            <text:p>80</text:p>
          </table:table-cell>
          <table:table-cell table:style-name="ce3" office:value-type="float" office:value="138.8">
            <text:p>138.8</text:p>
          </table:table-cell>
          <table:table-cell table:style-name="ce3" table:formula="of:=[.D3]-[.G15]" office:value-type="float" office:value="24">
            <text:p>24</text:p>
          </table:table-cell>
          <table:table-cell table:style-name="ce3" office:value-type="float" office:value="4986">
            <text:p>4986</text:p>
          </table:table-cell>
          <table:table-cell table:style-name="ce3" office:value-type="float" office:value="4963">
            <text:p>4963</text:p>
          </table:table-cell>
          <table:table-cell table:style-name="ce15" table:formula="of:=[.G15]-[.H15]" office:value-type="float" office:value="23">
            <text:p>23</text:p>
          </table:table-cell>
          <table:table-cell table:style-name="ce17" table:formula="of:=[.E15]/[.D15]" office:value-type="float" office:value="1.735">
            <text:p>1.735</text:p>
          </table:table-cell>
          <table:table-cell table:style-name="ce17" table:formula="of:=[.E15]/[.D15]" office:value-type="float" office:value="1.735">
            <text:p>1.735</text:p>
          </table:table-cell>
          <table:table-cell table:style-name="ce17" table:formula="of:=([.H3]-[.H15])/[.D15]" office:value-type="float" office:value="0.4625">
            <text:p>0.4625</text:p>
          </table:table-cell>
          <table:table-cell table:style-name="ce17" table:formula="of:=[.H15]+([.L57]*[.D15])" office:value-type="float" office:value="5010.35531135531">
            <text:p>5010.3553113553</text:p>
          </table:table-cell>
          <table:table-cell table:formula="of:=(5010-[.G15])/[.D15]" office:value-type="float" office:value="0.3">
            <text:p>0.3</text:p>
          </table:table-cell>
          <table:table-cell table:formula="of:=[.G15]+[.N15]*[.D15]" office:value-type="float" office:value="5010">
            <text:p>5010</text:p>
          </table:table-cell>
          <table:table-cell table:number-columns-repeated="6"/>
          <table:table-cell table:style-name="ce3" office:value-type="float" office:value="1902">
            <text:p>1902</text:p>
          </table:table-cell>
          <table:table-cell table:style-name="ce3" office:value-type="float" office:value="4477">
            <text:p>4477</text:p>
          </table:table-cell>
        </table:table-row>
        <table:table-row table:style-name="ro2">
          <table:table-cell table:number-columns-repeated="3"/>
          <table:table-cell table:style-name="ce8" office:value-type="float" office:value="100">
            <text:p>100</text:p>
          </table:table-cell>
          <table:table-cell table:style-name="ce8" office:value-type="float" office:value="179.1">
            <text:p>179.1</text:p>
          </table:table-cell>
          <table:table-cell table:style-name="ce11" table:formula="of:=[.D3]-[.G16]" office:value-type="float" office:value="31">
            <text:p>31</text:p>
          </table:table-cell>
          <table:table-cell table:style-name="ce9" office:value-type="float" office:value="4979">
            <text:p>4979</text:p>
          </table:table-cell>
          <table:table-cell table:style-name="ce9" office:value-type="float" office:value="4951">
            <text:p>4951</text:p>
          </table:table-cell>
          <table:table-cell table:style-name="ce15" table:formula="of:=[.G16]-[.H16]" office:value-type="float" office:value="28">
            <text:p>28</text:p>
          </table:table-cell>
          <table:table-cell table:style-name="ce17" table:formula="of:=[.E16]/[.D16]" office:value-type="float" office:value="1.791">
            <text:p>1.791</text:p>
          </table:table-cell>
          <table:table-cell table:style-name="ce17" table:formula="of:=[.E16]/[.D16]" office:value-type="float" office:value="1.791">
            <text:p>1.791</text:p>
          </table:table-cell>
          <table:table-cell table:style-name="ce17" table:formula="of:=([.H3]-[.H16])/[.D16]" office:value-type="float" office:value="0.49">
            <text:p>0.49</text:p>
          </table:table-cell>
          <table:table-cell table:style-name="ce17" table:formula="of:=[.H16]+([.L57]*[.D16])" office:value-type="float" office:value="5010.19413919414">
            <text:p>5010.1941391941</text:p>
          </table:table-cell>
          <table:table-cell table:formula="of:=(5010-[.G16])/[.D16]" office:value-type="float" office:value="0.31">
            <text:p>0.31</text:p>
          </table:table-cell>
          <table:table-cell table:formula="of:=[.G16]+[.N16]*[.D16]" office:value-type="float" office:value="5010">
            <text:p>5010</text:p>
          </table:table-cell>
          <table:table-cell table:number-columns-repeated="6"/>
          <table:table-cell table:style-name="ce8" office:value-type="float" office:value="2092">
            <text:p>2092</text:p>
          </table:table-cell>
          <table:table-cell table:style-name="ce9" office:value-type="float" office:value="4429">
            <text:p>4429</text:p>
          </table:table-cell>
        </table:table-row>
        <table:table-row table:style-name="ro2">
          <table:table-cell table:number-columns-repeated="3"/>
          <table:table-cell table:style-name="ce3" office:value-type="float" office:value="200">
            <text:p>200</text:p>
          </table:table-cell>
          <table:table-cell table:style-name="ce3" office:value-type="float" office:value="364.4">
            <text:p>364.4</text:p>
          </table:table-cell>
          <table:table-cell table:style-name="ce3" table:formula="of:=[.D3]-[.G17]" office:value-type="float" office:value="64">
            <text:p>64</text:p>
          </table:table-cell>
          <table:table-cell table:style-name="ce3" office:value-type="float" office:value="4946">
            <text:p>4946</text:p>
          </table:table-cell>
          <table:table-cell table:style-name="ce3" office:value-type="float" office:value="4903">
            <text:p>4903</text:p>
          </table:table-cell>
          <table:table-cell table:style-name="ce15" table:formula="of:=[.G17]-[.H17]" office:value-type="float" office:value="43">
            <text:p>43</text:p>
          </table:table-cell>
          <table:table-cell table:style-name="ce17" table:formula="of:=[.E17]/[.D17]" office:value-type="float" office:value="1.822">
            <text:p>1.822</text:p>
          </table:table-cell>
          <table:table-cell table:style-name="ce17" table:formula="of:=[.E17]/[.D17]" office:value-type="float" office:value="1.822">
            <text:p>1.822</text:p>
          </table:table-cell>
          <table:table-cell table:style-name="ce17" table:formula="of:=([.H3]-[.H17])/[.D17]" office:value-type="float" office:value="0.485">
            <text:p>0.485</text:p>
          </table:table-cell>
          <table:table-cell table:style-name="ce17" table:formula="of:=[.H17]+([.L57]*[.D17])" office:value-type="float" office:value="5021.38827838828">
            <text:p>5021.3882783883</text:p>
          </table:table-cell>
          <table:table-cell table:formula="of:=(5010-[.G17])/[.D17]" office:value-type="float" office:value="0.32">
            <text:p>0.32</text:p>
          </table:table-cell>
          <table:table-cell table:formula="of:=[.G17]+[.N17]*[.D17]" office:value-type="float" office:value="5010">
            <text:p>5010</text:p>
          </table:table-cell>
          <table:table-cell table:number-columns-repeated="6"/>
          <table:table-cell table:style-name="ce3" office:value-type="float" office:value="2283">
            <text:p>2283</text:p>
          </table:table-cell>
          <table:table-cell table:style-name="ce3" office:value-type="float" office:value="4375">
            <text:p>4375</text:p>
          </table:table-cell>
        </table:table-row>
        <table:table-row table:style-name="ro2">
          <table:table-cell table:number-columns-repeated="3"/>
          <table:table-cell table:style-name="ce8" office:value-type="float" office:value="300">
            <text:p>300</text:p>
          </table:table-cell>
          <table:table-cell table:style-name="ce8" office:value-type="float" office:value="553">
            <text:p>553</text:p>
          </table:table-cell>
          <table:table-cell table:style-name="ce11" table:formula="of:=[.D3]-[.G18]" office:value-type="float" office:value="99">
            <text:p>99</text:p>
          </table:table-cell>
          <table:table-cell table:style-name="ce9" office:value-type="float" office:value="4911">
            <text:p>4911</text:p>
          </table:table-cell>
          <table:table-cell table:style-name="ce9" office:value-type="float" office:value="4849">
            <text:p>4849</text:p>
          </table:table-cell>
          <table:table-cell table:style-name="ce15" table:formula="of:=[.G18]-[.H18]" office:value-type="float" office:value="62">
            <text:p>62</text:p>
          </table:table-cell>
          <table:table-cell table:style-name="ce17" table:formula="of:=[.E18]/[.D18]" office:value-type="float" office:value="1.84333333333333">
            <text:p>1.8433333333</text:p>
          </table:table-cell>
          <table:table-cell table:style-name="ce17" table:formula="of:=[.E18]/[.D18]" office:value-type="float" office:value="1.84333333333333">
            <text:p>1.8433333333</text:p>
          </table:table-cell>
          <table:table-cell table:style-name="ce17" table:formula="of:=([.H3]-[.H18])/[.D18]" office:value-type="float" office:value="0.503333333333333">
            <text:p>0.5033333333</text:p>
          </table:table-cell>
          <table:table-cell table:style-name="ce17" table:formula="of:=[.H18]+([.L57]*[.D18])" office:value-type="float" office:value="5026.58241758242">
            <text:p>5026.5824175824</text:p>
          </table:table-cell>
          <table:table-cell table:formula="of:=(5010-[.G18])/[.D18]" office:value-type="float" office:value="0.33">
            <text:p>0.33</text:p>
          </table:table-cell>
          <table:table-cell table:formula="of:=[.G18]+[.N18]*[.D18]" office:value-type="float" office:value="5010">
            <text:p>5010</text:p>
          </table:table-cell>
          <table:table-cell table:number-columns-repeated="6"/>
          <table:table-cell table:style-name="ce8" office:value-type="float" office:value="2479">
            <text:p>2479</text:p>
          </table:table-cell>
          <table:table-cell table:style-name="ce9" office:value-type="float" office:value="4321">
            <text:p>4321</text:p>
          </table:table-cell>
        </table:table-row>
        <table:table-row table:style-name="ro2">
          <table:table-cell table:number-columns-repeated="3"/>
          <table:table-cell table:style-name="ce3" office:value-type="float" office:value="400">
            <text:p>400</text:p>
          </table:table-cell>
          <table:table-cell table:style-name="ce3" office:value-type="float" office:value="748">
            <text:p>748</text:p>
          </table:table-cell>
          <table:table-cell table:style-name="ce3" table:formula="of:=[.D3]-[.G19]" office:value-type="float" office:value="133">
            <text:p>133</text:p>
          </table:table-cell>
          <table:table-cell table:style-name="ce3" office:value-type="float" office:value="4877">
            <text:p>4877</text:p>
          </table:table-cell>
          <table:table-cell table:style-name="ce3" office:value-type="float" office:value="4795">
            <text:p>4795</text:p>
          </table:table-cell>
          <table:table-cell table:style-name="ce15" table:formula="of:=[.G19]-[.H19]" office:value-type="float" office:value="82">
            <text:p>82</text:p>
          </table:table-cell>
          <table:table-cell table:style-name="ce17" table:formula="of:=[.E19]/[.D19]" office:value-type="float" office:value="1.87">
            <text:p>1.87</text:p>
          </table:table-cell>
          <table:table-cell table:style-name="ce17" table:formula="of:=[.E19]/[.D19]" office:value-type="float" office:value="1.87">
            <text:p>1.87</text:p>
          </table:table-cell>
          <table:table-cell table:style-name="ce17" table:formula="of:=([.H3]-[.H19])/[.D19]" office:value-type="float" office:value="0.5125">
            <text:p>0.5125</text:p>
          </table:table-cell>
          <table:table-cell table:style-name="ce17" table:formula="of:=[.H19]+([.L57]*[.D19])" office:value-type="float" office:value="5031.77655677656">
            <text:p>5031.7765567766</text:p>
          </table:table-cell>
          <table:table-cell table:formula="of:=(5010-[.G19])/[.D19]" office:value-type="float" office:value="0.3325">
            <text:p>0.3325</text:p>
          </table:table-cell>
          <table:table-cell table:formula="of:=[.G19]+[.N19]*[.D19]" office:value-type="float" office:value="5010">
            <text:p>5010</text:p>
          </table:table-cell>
          <table:table-cell table:number-columns-repeated="6"/>
          <table:table-cell table:style-name="ce3" office:value-type="float" office:value="2670">
            <text:p>2670</text:p>
          </table:table-cell>
          <table:table-cell table:style-name="ce3" office:value-type="float" office:value="4267">
            <text:p>4267</text:p>
          </table:table-cell>
        </table:table-row>
        <table:table-row table:style-name="ro2">
          <table:table-cell table:number-columns-repeated="3"/>
          <table:table-cell table:style-name="ce8" office:value-type="float" office:value="500">
            <text:p>500</text:p>
          </table:table-cell>
          <table:table-cell table:style-name="ce8" office:value-type="float" office:value="941">
            <text:p>941</text:p>
          </table:table-cell>
          <table:table-cell table:style-name="ce11" table:formula="of:=[.D3]-[.G20]" office:value-type="float" office:value="168">
            <text:p>168</text:p>
          </table:table-cell>
          <table:table-cell table:style-name="ce9" office:value-type="float" office:value="4842">
            <text:p>4842</text:p>
          </table:table-cell>
          <table:table-cell table:style-name="ce9" office:value-type="float" office:value="4741">
            <text:p>4741</text:p>
          </table:table-cell>
          <table:table-cell table:style-name="ce15" table:formula="of:=[.G20]-[.H20]" office:value-type="float" office:value="101">
            <text:p>101</text:p>
          </table:table-cell>
          <table:table-cell table:style-name="ce17" table:formula="of:=[.E20]/[.D20]" office:value-type="float" office:value="1.882">
            <text:p>1.882</text:p>
          </table:table-cell>
          <table:table-cell table:style-name="ce17" table:formula="of:=[.E20]/[.D20]" office:value-type="float" office:value="1.882">
            <text:p>1.882</text:p>
          </table:table-cell>
          <table:table-cell table:style-name="ce17" table:formula="of:=([.H3]-[.H20])/[.D20]" office:value-type="float" office:value="0.518">
            <text:p>0.518</text:p>
          </table:table-cell>
          <table:table-cell table:style-name="ce17" table:formula="of:=[.H20]+([.L57]*[.D20])" office:value-type="float" office:value="5036.9706959707">
            <text:p>5036.9706959707</text:p>
          </table:table-cell>
          <table:table-cell table:formula="of:=(5010-[.G20])/[.D20]" office:value-type="float" office:value="0.336">
            <text:p>0.336</text:p>
          </table:table-cell>
          <table:table-cell table:formula="of:=[.G20]+[.N20]*[.D20]" office:value-type="float" office:value="5010">
            <text:p>5010</text:p>
          </table:table-cell>
          <table:table-cell table:number-columns-repeated="6"/>
          <table:table-cell table:style-name="ce8" office:value-type="float" office:value="2859">
            <text:p>2859</text:p>
          </table:table-cell>
          <table:table-cell table:style-name="ce9" office:value-type="float" office:value="4219">
            <text:p>4219</text:p>
          </table:table-cell>
        </table:table-row>
        <table:table-row table:style-name="ro2">
          <table:table-cell table:number-columns-repeated="3"/>
          <table:table-cell table:style-name="ce3" office:value-type="float" office:value="600">
            <text:p>600</text:p>
          </table:table-cell>
          <table:table-cell table:style-name="ce3" office:value-type="float" office:value="1133">
            <text:p>1133</text:p>
          </table:table-cell>
          <table:table-cell table:style-name="ce3" table:formula="of:=[.D3]-[.G21]" office:value-type="float" office:value="202">
            <text:p>202</text:p>
          </table:table-cell>
          <table:table-cell table:style-name="ce3" office:value-type="float" office:value="4808">
            <text:p>4808</text:p>
          </table:table-cell>
          <table:table-cell table:style-name="ce3" office:value-type="float" office:value="4688">
            <text:p>4688</text:p>
          </table:table-cell>
          <table:table-cell table:style-name="ce15" table:formula="of:=[.G21]-[.H21]" office:value-type="float" office:value="120">
            <text:p>120</text:p>
          </table:table-cell>
          <table:table-cell table:style-name="ce17" table:formula="of:=[.E21]/[.D21]" office:value-type="float" office:value="1.88833333333333">
            <text:p>1.8883333333</text:p>
          </table:table-cell>
          <table:table-cell table:style-name="ce17" table:formula="of:=[.E21]/[.D21]" office:value-type="float" office:value="1.88833333333333">
            <text:p>1.8883333333</text:p>
          </table:table-cell>
          <table:table-cell table:style-name="ce17" table:formula="of:=([.H3]-[.H21])/[.D21]" office:value-type="float" office:value="0.52">
            <text:p>0.52</text:p>
          </table:table-cell>
          <table:table-cell table:style-name="ce17" table:formula="of:=[.H21]+([.L57]*[.D21])" office:value-type="float" office:value="5043.16483516484">
            <text:p>5043.1648351648</text:p>
          </table:table-cell>
          <table:table-cell table:formula="of:=(5010-[.G21])/[.D21]" office:value-type="float" office:value="0.336666666666667">
            <text:p>0.3366666667</text:p>
          </table:table-cell>
          <table:table-cell table:formula="of:=[.G21]+[.N21]*[.D21]" office:value-type="float" office:value="5010">
            <text:p>5010</text:p>
          </table:table-cell>
          <table:table-cell table:number-columns-repeated="6"/>
          <table:table-cell table:style-name="ce3" office:value-type="float" office:value="3051">
            <text:p>3051</text:p>
          </table:table-cell>
          <table:table-cell table:style-name="ce3" office:value-type="float" office:value="4165">
            <text:p>4165</text:p>
          </table:table-cell>
        </table:table-row>
        <table:table-row table:style-name="ro2">
          <table:table-cell table:number-columns-repeated="2"/>
          <table:table-cell table:formula="of:=(([.E22]/4096)*2048)/2.5" office:value-type="float" office:value="264.4">
            <text:p>264.4</text:p>
          </table:table-cell>
          <table:table-cell table:style-name="ce8" office:value-type="float" office:value="700">
            <text:p>700</text:p>
          </table:table-cell>
          <table:table-cell table:style-name="ce8" office:value-type="float" office:value="1322">
            <text:p>1322</text:p>
          </table:table-cell>
          <table:table-cell table:style-name="ce11" table:formula="of:=[.D3]-[.G22]" office:value-type="float" office:value="235">
            <text:p>235</text:p>
          </table:table-cell>
          <table:table-cell table:style-name="ce9" office:value-type="float" office:value="4775">
            <text:p>4775</text:p>
          </table:table-cell>
          <table:table-cell table:style-name="ce9" office:value-type="float" office:value="4639">
            <text:p>4639</text:p>
          </table:table-cell>
          <table:table-cell table:style-name="ce15" table:formula="of:=[.G22]-[.H22]" office:value-type="float" office:value="136">
            <text:p>136</text:p>
          </table:table-cell>
          <table:table-cell table:style-name="ce17" table:formula="of:=[.E22]/[.D22]" office:value-type="float" office:value="1.88857142857143">
            <text:p>1.8885714286</text:p>
          </table:table-cell>
          <table:table-cell table:style-name="ce17" table:formula="of:=[.E22]/[.D22]" office:value-type="float" office:value="1.88857142857143">
            <text:p>1.8885714286</text:p>
          </table:table-cell>
          <table:table-cell table:style-name="ce17" table:formula="of:=([.H3]-[.H22])/[.D22]" office:value-type="float" office:value="0.515714285714286">
            <text:p>0.5157142857</text:p>
          </table:table-cell>
          <table:table-cell table:style-name="ce17" table:formula="of:=[.D22]*-0.5702+5048.21" office:value-type="float" office:value="4649.07">
            <text:p>4649.07</text:p>
          </table:table-cell>
          <table:table-cell table:formula="of:=(5010-[.G22])/[.D22]" office:value-type="float" office:value="0.335714285714286">
            <text:p>0.3357142857</text:p>
          </table:table-cell>
          <table:table-cell table:formula="of:=[.G22]+[.N22]*[.D22]" office:value-type="float" office:value="5010">
            <text:p>5010</text:p>
          </table:table-cell>
          <table:table-cell table:number-columns-repeated="6"/>
          <table:table-cell table:style-name="ce8" office:value-type="float" office:value="3242">
            <text:p>3242</text:p>
          </table:table-cell>
          <table:table-cell table:style-name="ce9" office:value-type="float" office:value="4111">
            <text:p>4111</text:p>
          </table:table-cell>
        </table:table-row>
        <table:table-row table:style-name="ro2">
          <table:table-cell table:number-columns-repeated="3"/>
          <table:table-cell table:style-name="ce3" office:value-type="float" office:value="800">
            <text:p>800</text:p>
          </table:table-cell>
          <table:table-cell table:style-name="ce3" office:value-type="float" office:value="1518">
            <text:p>1518</text:p>
          </table:table-cell>
          <table:table-cell table:style-name="ce3" table:formula="of:=[.D3]-[.G23]" office:value-type="float" office:value="270">
            <text:p>270</text:p>
          </table:table-cell>
          <table:table-cell table:style-name="ce3" office:value-type="float" office:value="4740">
            <text:p>4740</text:p>
          </table:table-cell>
          <table:table-cell table:style-name="ce3" office:value-type="float" office:value="4585">
            <text:p>4585</text:p>
          </table:table-cell>
          <table:table-cell table:style-name="ce15" table:formula="of:=[.G23]-[.H23]" office:value-type="float" office:value="155">
            <text:p>155</text:p>
          </table:table-cell>
          <table:table-cell table:style-name="ce17" table:formula="of:=[.E23]/[.D23]" office:value-type="float" office:value="1.8975">
            <text:p>1.8975</text:p>
          </table:table-cell>
          <table:table-cell table:style-name="ce17" table:formula="of:=[.E23]/[.D23]" office:value-type="float" office:value="1.8975">
            <text:p>1.8975</text:p>
          </table:table-cell>
          <table:table-cell table:style-name="ce17" table:formula="of:=([.H3]-[.H23])/[.D23]" office:value-type="float" office:value="0.51875">
            <text:p>0.51875</text:p>
          </table:table-cell>
          <table:table-cell table:style-name="ce17" table:formula="of:=[.H23]+([.L57]*[.D23])" office:value-type="float" office:value="5058.55311355311">
            <text:p>5058.5531135531</text:p>
          </table:table-cell>
          <table:table-cell table:formula="of:=(5010-[.G23])/[.D23]" office:value-type="float" office:value="0.3375">
            <text:p>0.3375</text:p>
          </table:table-cell>
          <table:table-cell table:formula="of:=[.G23]+[.N23]*[.D23]" office:value-type="float" office:value="5010">
            <text:p>5010</text:p>
          </table:table-cell>
          <table:table-cell table:number-columns-repeated="6"/>
          <table:table-cell table:style-name="ce3" office:value-type="float" office:value="3434">
            <text:p>3434</text:p>
          </table:table-cell>
          <table:table-cell table:style-name="ce3" office:value-type="float" office:value="4057">
            <text:p>4057</text:p>
          </table:table-cell>
        </table:table-row>
        <table:table-row table:style-name="ro2">
          <table:table-cell table:number-columns-repeated="3"/>
          <table:table-cell table:style-name="ce8" office:value-type="float" office:value="900">
            <text:p>900</text:p>
          </table:table-cell>
          <table:table-cell table:style-name="ce8" office:value-type="float" office:value="1713">
            <text:p>1713</text:p>
          </table:table-cell>
          <table:table-cell table:style-name="ce11" table:formula="of:=[.D3]-[.G24]" office:value-type="float" office:value="305">
            <text:p>305</text:p>
          </table:table-cell>
          <table:table-cell table:style-name="ce9" office:value-type="float" office:value="4705">
            <text:p>4705</text:p>
          </table:table-cell>
          <table:table-cell table:style-name="ce9" office:value-type="float" office:value="4531">
            <text:p>4531</text:p>
          </table:table-cell>
          <table:table-cell table:style-name="ce15" table:formula="of:=[.G24]-[.H24]" office:value-type="float" office:value="174">
            <text:p>174</text:p>
          </table:table-cell>
          <table:table-cell table:style-name="ce17" table:formula="of:=[.E24]/[.D24]" office:value-type="float" office:value="1.90333333333333">
            <text:p>1.9033333333</text:p>
          </table:table-cell>
          <table:table-cell table:style-name="ce17" table:formula="of:=[.E24]/[.D24]" office:value-type="float" office:value="1.90333333333333">
            <text:p>1.9033333333</text:p>
          </table:table-cell>
          <table:table-cell table:style-name="ce17" table:formula="of:=([.H3]-[.H24])/[.D24]" office:value-type="float" office:value="0.521111111111111">
            <text:p>0.5211111111</text:p>
          </table:table-cell>
          <table:table-cell table:style-name="ce17" table:formula="of:=[.H24]+([.L57]*[.D24])" office:value-type="float" office:value="5063.74725274725">
            <text:p>5063.7472527473</text:p>
          </table:table-cell>
          <table:table-cell table:formula="of:=(5010-[.G24])/[.D24]" office:value-type="float" office:value="0.338888888888889">
            <text:p>0.3388888889</text:p>
          </table:table-cell>
          <table:table-cell table:formula="of:=[.G24]+[.N24]*[.D24]" office:value-type="float" office:value="5010">
            <text:p>5010</text:p>
          </table:table-cell>
          <table:table-cell table:number-columns-repeated="6"/>
          <table:table-cell table:style-name="ce8" office:value-type="float" office:value="3623">
            <text:p>3623</text:p>
          </table:table-cell>
          <table:table-cell table:style-name="ce9" office:value-type="float" office:value="4003">
            <text:p>4003</text:p>
          </table:table-cell>
        </table:table-row>
        <table:table-row table:style-name="ro2">
          <table:table-cell table:number-columns-repeated="3"/>
          <table:table-cell table:style-name="ce3" office:value-type="float" office:value="1000">
            <text:p>1000</text:p>
          </table:table-cell>
          <table:table-cell table:style-name="ce3" office:value-type="float" office:value="1902">
            <text:p>1902</text:p>
          </table:table-cell>
          <table:table-cell table:style-name="ce3" table:formula="of:=[.D3]-[.G25]" office:value-type="float" office:value="339">
            <text:p>339</text:p>
          </table:table-cell>
          <table:table-cell table:style-name="ce3" office:value-type="float" office:value="4671">
            <text:p>4671</text:p>
          </table:table-cell>
          <table:table-cell table:style-name="ce3" office:value-type="float" office:value="4477">
            <text:p>4477</text:p>
          </table:table-cell>
          <table:table-cell table:style-name="ce15" table:formula="of:=[.G25]-[.H25]" office:value-type="float" office:value="194">
            <text:p>194</text:p>
          </table:table-cell>
          <table:table-cell table:style-name="ce17" table:formula="of:=[.E25]/[.D25]" office:value-type="float" office:value="1.902">
            <text:p>1.902</text:p>
          </table:table-cell>
          <table:table-cell table:style-name="ce17" table:formula="of:=[.E25]/[.D25]" office:value-type="float" office:value="1.902">
            <text:p>1.902</text:p>
          </table:table-cell>
          <table:table-cell table:style-name="ce17" table:formula="of:=([.H3]-[.H25])/[.D25]" office:value-type="float" office:value="0.523">
            <text:p>0.523</text:p>
          </table:table-cell>
          <table:table-cell table:style-name="ce17" table:formula="of:=[.H25]+([.L57]*[.D25])" office:value-type="float" office:value="5068.94139194139">
            <text:p>5068.9413919414</text:p>
          </table:table-cell>
          <table:table-cell table:formula="of:=(5010-[.G25])/[.D25]" office:value-type="float" office:value="0.339">
            <text:p>0.339</text:p>
          </table:table-cell>
          <table:table-cell table:formula="of:=[.G25]+[.N25]*[.D25]" office:value-type="float" office:value="5010">
            <text:p>5010</text:p>
          </table:table-cell>
          <table:table-cell table:number-columns-repeated="6"/>
          <table:table-cell table:style-name="ce3" office:value-type="float" office:value="3815">
            <text:p>3815</text:p>
          </table:table-cell>
          <table:table-cell table:style-name="ce3" office:value-type="float" office:value="3949">
            <text:p>3949</text:p>
          </table:table-cell>
        </table:table-row>
        <table:table-row table:style-name="ro2">
          <table:table-cell table:number-columns-repeated="3"/>
          <table:table-cell table:style-name="ce8" office:value-type="float" office:value="1100">
            <text:p>1100</text:p>
          </table:table-cell>
          <table:table-cell table:style-name="ce8" office:value-type="float" office:value="2092">
            <text:p>2092</text:p>
          </table:table-cell>
          <table:table-cell table:style-name="ce11" table:formula="of:=[.D3]-[.G26]" office:value-type="float" office:value="373">
            <text:p>373</text:p>
          </table:table-cell>
          <table:table-cell table:style-name="ce9" office:value-type="float" office:value="4637">
            <text:p>4637</text:p>
          </table:table-cell>
          <table:table-cell table:style-name="ce9" office:value-type="float" office:value="4429">
            <text:p>4429</text:p>
          </table:table-cell>
          <table:table-cell table:style-name="ce15" table:formula="of:=[.G26]-[.H26]" office:value-type="float" office:value="208">
            <text:p>208</text:p>
          </table:table-cell>
          <table:table-cell table:style-name="ce17" table:formula="of:=[.E26]/[.D26]" office:value-type="float" office:value="1.90181818181818">
            <text:p>1.9018181818</text:p>
          </table:table-cell>
          <table:table-cell table:style-name="ce17" table:formula="of:=[.E26]/[.D26]" office:value-type="float" office:value="1.90181818181818">
            <text:p>1.9018181818</text:p>
          </table:table-cell>
          <table:table-cell table:style-name="ce17" table:formula="of:=([.H3]-[.H26])/[.D26]" office:value-type="float" office:value="0.519090909090909">
            <text:p>0.5190909091</text:p>
          </table:table-cell>
          <table:table-cell table:style-name="ce17" table:formula="of:=[.H26]+([.L57]*[.D26])" office:value-type="float" office:value="5080.13553113553">
            <text:p>5080.1355311355</text:p>
          </table:table-cell>
          <table:table-cell table:formula="of:=(5010-[.G26])/[.D26]" office:value-type="float" office:value="0.339090909090909">
            <text:p>0.3390909091</text:p>
          </table:table-cell>
          <table:table-cell table:formula="of:=[.G26]+[.N26]*[.D26]" office:value-type="float" office:value="5010">
            <text:p>5010</text:p>
          </table:table-cell>
          <table:table-cell table:number-columns-repeated="6"/>
          <table:table-cell table:style-name="ce8" office:value-type="float" office:value="4006">
            <text:p>4006</text:p>
          </table:table-cell>
          <table:table-cell table:style-name="ce9" office:value-type="float" office:value="3896">
            <text:p>3896</text:p>
          </table:table-cell>
        </table:table-row>
        <table:table-row table:style-name="ro2">
          <table:table-cell table:number-columns-repeated="3"/>
          <table:table-cell table:style-name="ce3" office:value-type="float" office:value="1200">
            <text:p>1200</text:p>
          </table:table-cell>
          <table:table-cell table:style-name="ce3" office:value-type="float" office:value="2283">
            <text:p>2283</text:p>
          </table:table-cell>
          <table:table-cell table:style-name="ce3" table:formula="of:=[.D3]-[.G27]" office:value-type="float" office:value="407">
            <text:p>407</text:p>
          </table:table-cell>
          <table:table-cell table:style-name="ce3" office:value-type="float" office:value="4603">
            <text:p>4603</text:p>
          </table:table-cell>
          <table:table-cell table:style-name="ce3" office:value-type="float" office:value="4375">
            <text:p>4375</text:p>
          </table:table-cell>
          <table:table-cell table:style-name="ce15" table:formula="of:=[.G27]-[.H27]" office:value-type="float" office:value="228">
            <text:p>228</text:p>
          </table:table-cell>
          <table:table-cell table:style-name="ce17" table:formula="of:=[.E27]/[.D27]" office:value-type="float" office:value="1.9025">
            <text:p>1.9025</text:p>
          </table:table-cell>
          <table:table-cell table:style-name="ce17" table:formula="of:=[.E27]/[.D27]" office:value-type="float" office:value="1.9025">
            <text:p>1.9025</text:p>
          </table:table-cell>
          <table:table-cell table:style-name="ce17" table:formula="of:=([.H3]-[.H27])/[.D27]" office:value-type="float" office:value="0.520833333333333">
            <text:p>0.5208333333</text:p>
          </table:table-cell>
          <table:table-cell table:style-name="ce17" table:formula="of:=[.H27]+([.L57]*[.D27])" office:value-type="float" office:value="5085.32967032967">
            <text:p>5085.3296703297</text:p>
          </table:table-cell>
          <table:table-cell table:formula="of:=(5010-[.G27])/[.D27]" office:value-type="float" office:value="0.339166666666667">
            <text:p>0.3391666667</text:p>
          </table:table-cell>
          <table:table-cell table:formula="of:=[.G27]+[.N27]*[.D27]" office:value-type="float" office:value="5010">
            <text:p>5010</text:p>
          </table:table-cell>
          <table:table-cell table:number-columns-repeated="6"/>
          <table:table-cell table:style-name="ce3" office:value-type="float" office:value="4198">
            <text:p>4198</text:p>
          </table:table-cell>
          <table:table-cell table:style-name="ce3" office:value-type="float" office:value="3842">
            <text:p>3842</text:p>
          </table:table-cell>
        </table:table-row>
        <table:table-row table:style-name="ro2">
          <table:table-cell table:number-columns-repeated="3"/>
          <table:table-cell table:style-name="ce8" office:value-type="float" office:value="1300">
            <text:p>1300</text:p>
          </table:table-cell>
          <table:table-cell table:style-name="ce8" office:value-type="float" office:value="2479">
            <text:p>2479</text:p>
          </table:table-cell>
          <table:table-cell table:style-name="ce11" table:formula="of:=[.D3]-[.G28]" office:value-type="float" office:value="442">
            <text:p>442</text:p>
          </table:table-cell>
          <table:table-cell table:style-name="ce9" office:value-type="float" office:value="4568">
            <text:p>4568</text:p>
          </table:table-cell>
          <table:table-cell table:style-name="ce9" office:value-type="float" office:value="4321">
            <text:p>4321</text:p>
          </table:table-cell>
          <table:table-cell table:style-name="ce15" table:formula="of:=[.G28]-[.H28]" office:value-type="float" office:value="247">
            <text:p>247</text:p>
          </table:table-cell>
          <table:table-cell table:style-name="ce17" table:formula="of:=[.E28]/[.D28]" office:value-type="float" office:value="1.90692307692308">
            <text:p>1.9069230769</text:p>
          </table:table-cell>
          <table:table-cell table:style-name="ce17" table:formula="of:=[.E28]/[.D28]" office:value-type="float" office:value="1.90692307692308">
            <text:p>1.9069230769</text:p>
          </table:table-cell>
          <table:table-cell table:style-name="ce17" table:formula="of:=([.H3]-[.H28])/[.D28]" office:value-type="float" office:value="0.522307692307692">
            <text:p>0.5223076923</text:p>
          </table:table-cell>
          <table:table-cell table:style-name="ce17" table:formula="of:=[.H28]+([.L57]*[.D28])" office:value-type="float" office:value="5090.52380952381">
            <text:p>5090.5238095238</text:p>
          </table:table-cell>
          <table:table-cell table:formula="of:=(5010-[.G28])/[.D28]" office:value-type="float" office:value="0.34">
            <text:p>0.34</text:p>
          </table:table-cell>
          <table:table-cell table:formula="of:=[.G28]+[.N28]*[.D28]" office:value-type="float" office:value="5010">
            <text:p>5010</text:p>
          </table:table-cell>
          <table:table-cell table:number-columns-repeated="6"/>
          <table:table-cell table:style-name="ce8" office:value-type="float" office:value="4387">
            <text:p>4387</text:p>
          </table:table-cell>
          <table:table-cell table:style-name="ce9" office:value-type="float" office:value="3794">
            <text:p>3794</text:p>
          </table:table-cell>
        </table:table-row>
        <table:table-row table:style-name="ro2">
          <table:table-cell table:number-columns-repeated="3"/>
          <table:table-cell table:style-name="ce3" office:value-type="float" office:value="1400">
            <text:p>1400</text:p>
          </table:table-cell>
          <table:table-cell table:style-name="ce3" office:value-type="float" office:value="2670">
            <text:p>2670</text:p>
          </table:table-cell>
          <table:table-cell table:style-name="ce3" table:formula="of:=[.D3]-[.G29]" office:value-type="float" office:value="477">
            <text:p>477</text:p>
          </table:table-cell>
          <table:table-cell table:style-name="ce3" office:value-type="float" office:value="4533">
            <text:p>4533</text:p>
          </table:table-cell>
          <table:table-cell table:style-name="ce3" office:value-type="float" office:value="4267">
            <text:p>4267</text:p>
          </table:table-cell>
          <table:table-cell table:style-name="ce15" table:formula="of:=[.G29]-[.H29]" office:value-type="float" office:value="266">
            <text:p>266</text:p>
          </table:table-cell>
          <table:table-cell table:style-name="ce17" table:formula="of:=[.E29]/[.D29]" office:value-type="float" office:value="1.90714285714286">
            <text:p>1.9071428571</text:p>
          </table:table-cell>
          <table:table-cell table:style-name="ce17" table:formula="of:=[.E29]/[.D29]" office:value-type="float" office:value="1.90714285714286">
            <text:p>1.9071428571</text:p>
          </table:table-cell>
          <table:table-cell table:style-name="ce17" table:formula="of:=([.H3]-[.H29])/[.D29]" office:value-type="float" office:value="0.523571428571429">
            <text:p>0.5235714286</text:p>
          </table:table-cell>
          <table:table-cell table:style-name="ce17" table:formula="of:=[.H29]+([.L57]*[.D29])" office:value-type="float" office:value="5095.71794871795">
            <text:p>5095.717948718</text:p>
          </table:table-cell>
          <table:table-cell table:formula="of:=(5010-[.G29])/[.D29]" office:value-type="float" office:value="0.340714285714286">
            <text:p>0.3407142857</text:p>
          </table:table-cell>
          <table:table-cell table:formula="of:=[.G29]+[.N29]*[.D29]" office:value-type="float" office:value="5010">
            <text:p>5010</text:p>
          </table:table-cell>
          <table:table-cell table:number-columns-repeated="6"/>
          <table:table-cell table:style-name="ce3" office:value-type="float" office:value="4579">
            <text:p>4579</text:p>
          </table:table-cell>
          <table:table-cell table:style-name="ce3" office:value-type="float" office:value="3746">
            <text:p>3746</text:p>
          </table:table-cell>
        </table:table-row>
        <table:table-row table:style-name="ro2">
          <table:table-cell table:number-columns-repeated="3"/>
          <table:table-cell table:style-name="ce8" office:value-type="float" office:value="1500">
            <text:p>1500</text:p>
          </table:table-cell>
          <table:table-cell table:style-name="ce8" office:value-type="float" office:value="2859">
            <text:p>2859</text:p>
          </table:table-cell>
          <table:table-cell table:style-name="ce11" table:formula="of:=[.D3]-[.G30]" office:value-type="float" office:value="511">
            <text:p>511</text:p>
          </table:table-cell>
          <table:table-cell table:style-name="ce9" office:value-type="float" office:value="4499">
            <text:p>4499</text:p>
          </table:table-cell>
          <table:table-cell table:style-name="ce9" office:value-type="float" office:value="4219">
            <text:p>4219</text:p>
          </table:table-cell>
          <table:table-cell table:style-name="ce15" table:formula="of:=[.G30]-[.H30]" office:value-type="float" office:value="280">
            <text:p>280</text:p>
          </table:table-cell>
          <table:table-cell table:style-name="ce17" table:formula="of:=[.E30]/[.D30]" office:value-type="float" office:value="1.906">
            <text:p>1.906</text:p>
          </table:table-cell>
          <table:table-cell table:style-name="ce17" table:formula="of:=[.E30]/[.D30]" office:value-type="float" office:value="1.906">
            <text:p>1.906</text:p>
          </table:table-cell>
          <table:table-cell table:style-name="ce17" table:formula="of:=([.H3]-[.H30])/[.D30]" office:value-type="float" office:value="0.520666666666667">
            <text:p>0.5206666667</text:p>
          </table:table-cell>
          <table:table-cell table:style-name="ce17" table:formula="of:=[.H30]+([.L57]*[.D30])" office:value-type="float" office:value="5106.91208791209">
            <text:p>5106.9120879121</text:p>
          </table:table-cell>
          <table:table-cell table:formula="of:=(5010-[.G30])/[.D30]" office:value-type="float" office:value="0.340666666666667">
            <text:p>0.3406666667</text:p>
          </table:table-cell>
          <table:table-cell table:formula="of:=[.G30]+[.N30]*[.D30]" office:value-type="float" office:value="5010">
            <text:p>5010</text:p>
          </table:table-cell>
          <table:table-cell table:number-columns-repeated="6"/>
          <table:table-cell table:style-name="ce8" office:value-type="float" office:value="4772">
            <text:p>4772</text:p>
          </table:table-cell>
          <table:table-cell table:style-name="ce9" office:value-type="float" office:value="3692">
            <text:p>3692</text:p>
          </table:table-cell>
        </table:table-row>
        <table:table-row table:style-name="ro2">
          <table:table-cell table:number-columns-repeated="3"/>
          <table:table-cell table:style-name="ce3" office:value-type="float" office:value="1600">
            <text:p>1600</text:p>
          </table:table-cell>
          <table:table-cell table:style-name="ce3" office:value-type="float" office:value="3051">
            <text:p>3051</text:p>
          </table:table-cell>
          <table:table-cell table:style-name="ce3" table:formula="of:=[.D3]-[.G31]" office:value-type="float" office:value="547">
            <text:p>547</text:p>
          </table:table-cell>
          <table:table-cell table:style-name="ce3" office:value-type="float" office:value="4463">
            <text:p>4463</text:p>
          </table:table-cell>
          <table:table-cell table:style-name="ce3" office:value-type="float" office:value="4165">
            <text:p>4165</text:p>
          </table:table-cell>
          <table:table-cell table:style-name="ce15" table:formula="of:=[.G31]-[.H31]" office:value-type="float" office:value="298">
            <text:p>298</text:p>
          </table:table-cell>
          <table:table-cell table:style-name="ce17" table:formula="of:=[.E31]/[.D31]" office:value-type="float" office:value="1.906875">
            <text:p>1.906875</text:p>
          </table:table-cell>
          <table:table-cell table:style-name="ce17" table:formula="of:=[.E31]/[.D31]" office:value-type="float" office:value="1.906875">
            <text:p>1.906875</text:p>
          </table:table-cell>
          <table:table-cell table:style-name="ce17" table:formula="of:=([.H3]-[.H31])/[.D31]" office:value-type="float" office:value="0.521875">
            <text:p>0.521875</text:p>
          </table:table-cell>
          <table:table-cell table:style-name="ce17" table:formula="of:=[.H31]+([.L57]*[.D31])" office:value-type="float" office:value="5112.10622710623">
            <text:p>5112.1062271062</text:p>
          </table:table-cell>
          <table:table-cell table:formula="of:=(5010-[.G31])/[.D31]" office:value-type="float" office:value="0.341875">
            <text:p>0.341875</text:p>
          </table:table-cell>
          <table:table-cell table:formula="of:=[.G31]+[.N31]*[.D31]" office:value-type="float" office:value="5010">
            <text:p>5010</text:p>
          </table:table-cell>
          <table:table-cell table:number-columns-repeated="6"/>
          <table:table-cell table:style-name="ce3" office:value-type="float" office:value="4960">
            <text:p>4960</text:p>
          </table:table-cell>
          <table:table-cell table:style-name="ce3" office:value-type="float" office:value="3638">
            <text:p>3638</text:p>
          </table:table-cell>
        </table:table-row>
        <table:table-row table:style-name="ro2">
          <table:table-cell table:number-columns-repeated="3"/>
          <table:table-cell table:style-name="ce8" office:value-type="float" office:value="1700">
            <text:p>1700</text:p>
          </table:table-cell>
          <table:table-cell table:style-name="ce8" office:value-type="float" office:value="3242">
            <text:p>3242</text:p>
          </table:table-cell>
          <table:table-cell table:style-name="ce11" table:formula="of:=[.D3]-[.G32]" office:value-type="float" office:value="582">
            <text:p>582</text:p>
          </table:table-cell>
          <table:table-cell table:style-name="ce9" office:value-type="float" office:value="4428">
            <text:p>4428</text:p>
          </table:table-cell>
          <table:table-cell table:style-name="ce9" office:value-type="float" office:value="4111">
            <text:p>4111</text:p>
          </table:table-cell>
          <table:table-cell table:style-name="ce15" table:formula="of:=[.G32]-[.H32]" office:value-type="float" office:value="317">
            <text:p>317</text:p>
          </table:table-cell>
          <table:table-cell table:style-name="ce17" table:formula="of:=[.E32]/[.D32]" office:value-type="float" office:value="1.90705882352941">
            <text:p>1.9070588235</text:p>
          </table:table-cell>
          <table:table-cell table:style-name="ce17" table:formula="of:=[.E32]/[.D32]" office:value-type="float" office:value="1.90705882352941">
            <text:p>1.9070588235</text:p>
          </table:table-cell>
          <table:table-cell table:style-name="ce17" table:formula="of:=([.H3]-[.H32])/[.D32]" office:value-type="float" office:value="0.522941176470588">
            <text:p>0.5229411765</text:p>
          </table:table-cell>
          <table:table-cell table:style-name="ce17" table:formula="of:=[.H32]+([.L57]*[.D32])" office:value-type="float" office:value="5117.30036630037">
            <text:p>5117.3003663004</text:p>
          </table:table-cell>
          <table:table-cell table:formula="of:=(5010-[.G32])/[.D32]" office:value-type="float" office:value="0.342352941176471">
            <text:p>0.3423529412</text:p>
          </table:table-cell>
          <table:table-cell table:formula="of:=[.G32]+[.N32]*[.D32]" office:value-type="float" office:value="5010">
            <text:p>5010</text:p>
          </table:table-cell>
          <table:table-cell table:number-columns-repeated="6"/>
          <table:table-cell table:style-name="ce8" office:value-type="float" office:value="5149">
            <text:p>5149</text:p>
          </table:table-cell>
          <table:table-cell table:style-name="ce9" office:value-type="float" office:value="3584">
            <text:p>3584</text:p>
          </table:table-cell>
        </table:table-row>
        <table:table-row table:style-name="ro2">
          <table:table-cell table:number-columns-repeated="3"/>
          <table:table-cell table:style-name="ce3" office:value-type="float" office:value="1800">
            <text:p>1800</text:p>
          </table:table-cell>
          <table:table-cell table:style-name="ce3" office:value-type="float" office:value="3434">
            <text:p>3434</text:p>
          </table:table-cell>
          <table:table-cell table:style-name="ce3" table:formula="of:=[.D3]-[.G33]" office:value-type="float" office:value="618">
            <text:p>618</text:p>
          </table:table-cell>
          <table:table-cell table:style-name="ce3" office:value-type="float" office:value="4392">
            <text:p>4392</text:p>
          </table:table-cell>
          <table:table-cell table:style-name="ce3" office:value-type="float" office:value="4057">
            <text:p>4057</text:p>
          </table:table-cell>
          <table:table-cell table:style-name="ce15" table:formula="of:=[.G33]-[.H33]" office:value-type="float" office:value="335">
            <text:p>335</text:p>
          </table:table-cell>
          <table:table-cell table:style-name="ce17" table:formula="of:=[.E33]/[.D33]" office:value-type="float" office:value="1.90777777777778">
            <text:p>1.9077777778</text:p>
          </table:table-cell>
          <table:table-cell table:style-name="ce17" table:formula="of:=[.E33]/[.D33]" office:value-type="float" office:value="1.90777777777778">
            <text:p>1.9077777778</text:p>
          </table:table-cell>
          <table:table-cell table:style-name="ce17" table:formula="of:=([.H3]-[.H33])/[.D33]" office:value-type="float" office:value="0.523888888888889">
            <text:p>0.5238888889</text:p>
          </table:table-cell>
          <table:table-cell table:style-name="ce17" table:formula="of:=[.H33]+([.L57]*[.D33])" office:value-type="float" office:value="5122.49450549451">
            <text:p>5122.4945054945</text:p>
          </table:table-cell>
          <table:table-cell table:formula="of:=(5010-[.G33])/[.D33]" office:value-type="float" office:value="0.343333333333333">
            <text:p>0.3433333333</text:p>
          </table:table-cell>
          <table:table-cell table:formula="of:=[.G33]+[.N35]*[.D33]" office:value-type="float" office:value="5012.1">
            <text:p>5012.1</text:p>
          </table:table-cell>
          <table:table-cell table:number-columns-repeated="6"/>
          <table:table-cell table:style-name="ce3" office:value-type="float" office:value="5340">
            <text:p>5340</text:p>
          </table:table-cell>
          <table:table-cell table:style-name="ce3" office:value-type="float" office:value="3530">
            <text:p>3530</text:p>
          </table:table-cell>
        </table:table-row>
        <table:table-row table:style-name="ro2">
          <table:table-cell table:number-columns-repeated="3"/>
          <table:table-cell table:style-name="ce8" office:value-type="float" office:value="1900">
            <text:p>1900</text:p>
          </table:table-cell>
          <table:table-cell table:style-name="ce8" office:value-type="float" office:value="3623">
            <text:p>3623</text:p>
          </table:table-cell>
          <table:table-cell table:style-name="ce11" table:formula="of:=[.D3]-[.G34]" office:value-type="float" office:value="653">
            <text:p>653</text:p>
          </table:table-cell>
          <table:table-cell table:style-name="ce9" office:value-type="float" office:value="4357">
            <text:p>4357</text:p>
          </table:table-cell>
          <table:table-cell table:style-name="ce9" office:value-type="float" office:value="4003">
            <text:p>4003</text:p>
          </table:table-cell>
          <table:table-cell table:style-name="ce15" table:formula="of:=[.G34]-[.H34]" office:value-type="float" office:value="354">
            <text:p>354</text:p>
          </table:table-cell>
          <table:table-cell table:style-name="ce17" table:formula="of:=[.E34]/[.D34]" office:value-type="float" office:value="1.90684210526316">
            <text:p>1.9068421053</text:p>
          </table:table-cell>
          <table:table-cell table:style-name="ce17" table:formula="of:=[.E34]/[.D34]" office:value-type="float" office:value="1.90684210526316">
            <text:p>1.9068421053</text:p>
          </table:table-cell>
          <table:table-cell table:style-name="ce17" table:formula="of:=([.H3]-[.H34])/[.D34]" office:value-type="float" office:value="0.524736842105263">
            <text:p>0.5247368421</text:p>
          </table:table-cell>
          <table:table-cell table:style-name="ce17" table:formula="of:=[.H34]+([.L57]*[.D34])" office:value-type="float" office:value="5127.68864468865">
            <text:p>5127.6886446887</text:p>
          </table:table-cell>
          <table:table-cell table:formula="of:=(5010-[.G34])/[.D34]" office:value-type="float" office:value="0.343684210526316">
            <text:p>0.3436842105</text:p>
          </table:table-cell>
          <table:table-cell table:formula="of:=[.G34]+[.N59]*[.D34]" office:value-type="float" office:value="5019.93197035527">
            <text:p>5019.9319703553</text:p>
          </table:table-cell>
          <table:table-cell table:number-columns-repeated="6"/>
          <table:table-cell table:style-name="ce8" office:value-type="float" office:value="5534">
            <text:p>5534</text:p>
          </table:table-cell>
          <table:table-cell table:style-name="ce9" office:value-type="float" office:value="3470">
            <text:p>3470</text:p>
          </table:table-cell>
        </table:table-row>
        <table:table-row table:style-name="ro2">
          <table:table-cell table:number-columns-repeated="3"/>
          <table:table-cell table:style-name="ce3" office:value-type="float" office:value="2000">
            <text:p>2000</text:p>
          </table:table-cell>
          <table:table-cell table:style-name="ce3" office:value-type="float" office:value="3815">
            <text:p>3815</text:p>
          </table:table-cell>
          <table:table-cell table:style-name="ce3" table:formula="of:=[.D3]-[.G35]" office:value-type="float" office:value="689">
            <text:p>689</text:p>
          </table:table-cell>
          <table:table-cell table:style-name="ce3" office:value-type="float" office:value="4321">
            <text:p>4321</text:p>
          </table:table-cell>
          <table:table-cell table:style-name="ce3" office:value-type="float" office:value="3949">
            <text:p>3949</text:p>
          </table:table-cell>
          <table:table-cell table:style-name="ce15" table:formula="of:=[.G35]-[.H35]" office:value-type="float" office:value="372">
            <text:p>372</text:p>
          </table:table-cell>
          <table:table-cell table:style-name="ce17" table:formula="of:=[.E35]/[.D35]" office:value-type="float" office:value="1.9075">
            <text:p>1.9075</text:p>
          </table:table-cell>
          <table:table-cell table:style-name="ce17" table:formula="of:=[.E35]/[.D35]" office:value-type="float" office:value="1.9075">
            <text:p>1.9075</text:p>
          </table:table-cell>
          <table:table-cell table:style-name="ce17" table:formula="of:=([.H3]-[.H35])/[.D35]" office:value-type="float" office:value="0.5255">
            <text:p>0.5255</text:p>
          </table:table-cell>
          <table:table-cell table:style-name="ce17" table:formula="of:=[.H35]+([.L57]*[.D35])" office:value-type="float" office:value="5132.88278388278">
            <text:p>5132.8827838828</text:p>
          </table:table-cell>
          <table:table-cell table:formula="of:=(5010-[.G35])/[.D35]" office:value-type="float" office:value="0.3445">
            <text:p>0.3445</text:p>
          </table:table-cell>
          <table:table-cell table:formula="of:=[.G35]+[.N39]*[.D35]" office:value-type="float" office:value="5017.66666666667">
            <text:p>5017.6666666667</text:p>
          </table:table-cell>
          <table:table-cell table:number-columns-repeated="6"/>
          <table:table-cell table:style-name="ce3" office:value-type="float" office:value="5725">
            <text:p>5725</text:p>
          </table:table-cell>
          <table:table-cell table:style-name="ce3" office:value-type="float" office:value="3386">
            <text:p>3386</text:p>
          </table:table-cell>
        </table:table-row>
        <table:table-row table:style-name="ro2">
          <table:table-cell table:number-columns-repeated="3"/>
          <table:table-cell table:style-name="ce8" office:value-type="float" office:value="2100">
            <text:p>2100</text:p>
          </table:table-cell>
          <table:table-cell table:style-name="ce8" office:value-type="float" office:value="4006">
            <text:p>4006</text:p>
          </table:table-cell>
          <table:table-cell table:style-name="ce11" table:formula="of:=[.D3]-[.G36]" office:value-type="float" office:value="726">
            <text:p>726</text:p>
          </table:table-cell>
          <table:table-cell table:style-name="ce9" office:value-type="float" office:value="4284">
            <text:p>4284</text:p>
          </table:table-cell>
          <table:table-cell table:style-name="ce9" office:value-type="float" office:value="3896">
            <text:p>3896</text:p>
          </table:table-cell>
          <table:table-cell table:style-name="ce15" table:formula="of:=[.G36]-[.H36]" office:value-type="float" office:value="388">
            <text:p>388</text:p>
          </table:table-cell>
          <table:table-cell table:style-name="ce17" table:formula="of:=[.E36]/[.D36]" office:value-type="float" office:value="1.90761904761905">
            <text:p>1.9076190476</text:p>
          </table:table-cell>
          <table:table-cell table:style-name="ce17" table:formula="of:=[.E36]/[.D36]" office:value-type="float" office:value="1.90761904761905">
            <text:p>1.9076190476</text:p>
          </table:table-cell>
          <table:table-cell table:style-name="ce17" table:formula="of:=([.H3]-[.H36])/[.D36]" office:value-type="float" office:value="0.525714285714286">
            <text:p>0.5257142857</text:p>
          </table:table-cell>
          <table:table-cell table:style-name="ce17" table:formula="of:=[.H36]+([.L57]*[.D36])" office:value-type="float" office:value="5139.07692307692">
            <text:p>5139.0769230769</text:p>
          </table:table-cell>
          <table:table-cell table:formula="of:=(5010-[.G36])/[.D36]" office:value-type="float" office:value="0.345714285714286">
            <text:p>0.3457142857</text:p>
          </table:table-cell>
          <table:table-cell table:formula="of:=[.G36]+[.N39]*[.D36]" office:value-type="float" office:value="5015.5">
            <text:p>5015.5</text:p>
          </table:table-cell>
          <table:table-cell table:number-columns-repeated="6"/>
          <table:table-cell table:style-name="ce8" office:value-type="float" office:value="5919">
            <text:p>5919</text:p>
          </table:table-cell>
          <table:table-cell table:style-name="ce9" office:value-type="float" office:value="3314">
            <text:p>3314</text:p>
          </table:table-cell>
        </table:table-row>
        <table:table-row table:style-name="ro2">
          <table:table-cell table:number-columns-repeated="3"/>
          <table:table-cell table:style-name="ce3" office:value-type="float" office:value="2200">
            <text:p>2200</text:p>
          </table:table-cell>
          <table:table-cell table:style-name="ce3" office:value-type="float" office:value="4198">
            <text:p>4198</text:p>
          </table:table-cell>
          <table:table-cell table:style-name="ce3" table:formula="of:=[.D3]-[.G37]" office:value-type="float" office:value="763">
            <text:p>763</text:p>
          </table:table-cell>
          <table:table-cell table:style-name="ce3" office:value-type="float" office:value="4247">
            <text:p>4247</text:p>
          </table:table-cell>
          <table:table-cell table:style-name="ce3" office:value-type="float" office:value="3842">
            <text:p>3842</text:p>
          </table:table-cell>
          <table:table-cell table:style-name="ce15" table:formula="of:=[.G37]-[.H37]" office:value-type="float" office:value="405">
            <text:p>405</text:p>
          </table:table-cell>
          <table:table-cell table:style-name="ce17" table:formula="of:=[.E37]/[.D37]" office:value-type="float" office:value="1.90818181818182">
            <text:p>1.9081818182</text:p>
          </table:table-cell>
          <table:table-cell table:style-name="ce17" table:formula="of:=[.E37]/[.D37]" office:value-type="float" office:value="1.90818181818182">
            <text:p>1.9081818182</text:p>
          </table:table-cell>
          <table:table-cell table:style-name="ce17" table:formula="of:=([.H3]-[.H37])/[.D37]" office:value-type="float" office:value="0.526363636363636">
            <text:p>0.5263636364</text:p>
          </table:table-cell>
          <table:table-cell table:style-name="ce17" table:formula="of:=[.H37]+([.L57]*[.D37])" office:value-type="float" office:value="5144.27106227106">
            <text:p>5144.2710622711</text:p>
          </table:table-cell>
          <table:table-cell table:formula="of:=(5010-[.G37])/[.D37]" office:value-type="float" office:value="0.346818181818182">
            <text:p>0.3468181818</text:p>
          </table:table-cell>
          <table:table-cell table:formula="of:=[.G37]+[.N59]*[.D37]" office:value-type="float" office:value="5014.60543935874">
            <text:p>5014.6054393587</text:p>
          </table:table-cell>
          <table:table-cell table:number-columns-repeated="6"/>
          <table:table-cell table:style-name="ce3" office:value-type="float" office:value="6112">
            <text:p>6112</text:p>
          </table:table-cell>
          <table:table-cell table:style-name="ce3" office:value-type="float" office:value="3236">
            <text:p>3236</text:p>
          </table:table-cell>
        </table:table-row>
        <table:table-row table:style-name="ro2">
          <table:table-cell table:number-columns-repeated="3"/>
          <table:table-cell table:style-name="ce8" office:value-type="float" office:value="2300">
            <text:p>2300</text:p>
          </table:table-cell>
          <table:table-cell table:style-name="ce8" office:value-type="float" office:value="4387">
            <text:p>4387</text:p>
          </table:table-cell>
          <table:table-cell table:style-name="ce11" table:formula="of:=[.D3]-[.G38]" office:value-type="float" office:value="800">
            <text:p>800</text:p>
          </table:table-cell>
          <table:table-cell table:style-name="ce9" office:value-type="float" office:value="4210">
            <text:p>4210</text:p>
          </table:table-cell>
          <table:table-cell table:style-name="ce9" office:value-type="float" office:value="3794">
            <text:p>3794</text:p>
          </table:table-cell>
          <table:table-cell table:style-name="ce15" table:formula="of:=[.G38]-[.H38]" office:value-type="float" office:value="416">
            <text:p>416</text:p>
          </table:table-cell>
          <table:table-cell table:style-name="ce17" table:formula="of:=[.E38]/[.D38]" office:value-type="float" office:value="1.90739130434783">
            <text:p>1.9073913043</text:p>
          </table:table-cell>
          <table:table-cell table:style-name="ce17" table:formula="of:=[.E38]/[.D38]" office:value-type="float" office:value="1.90739130434783">
            <text:p>1.9073913043</text:p>
          </table:table-cell>
          <table:table-cell table:style-name="ce17" table:formula="of:=([.H3]-[.H38])/[.D38]" office:value-type="float" office:value="0.524347826086957">
            <text:p>0.5243478261</text:p>
          </table:table-cell>
          <table:table-cell table:style-name="ce17" table:formula="of:=[.H38]+([.L57]*[.D38])" office:value-type="float" office:value="5155.4652014652">
            <text:p>5155.4652014652</text:p>
          </table:table-cell>
          <table:table-cell table:formula="of:=(5010-[.G38])/[.D38]" office:value-type="float" office:value="0.347826086956522">
            <text:p>0.347826087</text:p>
          </table:table-cell>
          <table:table-cell table:formula="of:=[.G38]+[.N59]*[.D38]" office:value-type="float" office:value="5012.49659569323">
            <text:p>5012.4965956932</text:p>
          </table:table-cell>
          <table:table-cell table:number-columns-repeated="6"/>
          <table:table-cell table:style-name="ce8" office:value-type="float" office:value="6305">
            <text:p>6305</text:p>
          </table:table-cell>
          <table:table-cell table:style-name="ce9" office:value-type="float" office:value="3164">
            <text:p>3164</text:p>
          </table:table-cell>
        </table:table-row>
        <table:table-row table:style-name="ro2">
          <table:table-cell table:number-columns-repeated="3"/>
          <table:table-cell table:style-name="ce3" office:value-type="float" office:value="2400">
            <text:p>2400</text:p>
          </table:table-cell>
          <table:table-cell table:style-name="ce3" office:value-type="float" office:value="4579">
            <text:p>4579</text:p>
          </table:table-cell>
          <table:table-cell table:style-name="ce3" table:formula="of:=[.D3]-[.G39]" office:value-type="float" office:value="836">
            <text:p>836</text:p>
          </table:table-cell>
          <table:table-cell table:style-name="ce3" office:value-type="float" office:value="4174">
            <text:p>4174</text:p>
          </table:table-cell>
          <table:table-cell table:style-name="ce3" office:value-type="float" office:value="3746">
            <text:p>3746</text:p>
          </table:table-cell>
          <table:table-cell table:style-name="ce15" table:formula="of:=[.G39]-[.H39]" office:value-type="float" office:value="428">
            <text:p>428</text:p>
          </table:table-cell>
          <table:table-cell table:style-name="ce17" table:formula="of:=[.E39]/[.D39]" office:value-type="float" office:value="1.90791666666667">
            <text:p>1.9079166667</text:p>
          </table:table-cell>
          <table:table-cell table:style-name="ce17" table:formula="of:=[.E39]/[.D39]" office:value-type="float" office:value="1.90791666666667">
            <text:p>1.9079166667</text:p>
          </table:table-cell>
          <table:table-cell table:style-name="ce17" table:formula="of:=([.H3]-[.H39])/[.D39]" office:value-type="float" office:value="0.5225">
            <text:p>0.5225</text:p>
          </table:table-cell>
          <table:table-cell table:style-name="ce17" table:formula="of:=[.H39]+([.L57]*[.D39])" office:value-type="float" office:value="5166.65934065934">
            <text:p>5166.6593406593</text:p>
          </table:table-cell>
          <table:table-cell table:formula="of:=(5010-[.G39])/[.D39]" office:value-type="float" office:value="0.348333333333333">
            <text:p>0.3483333333</text:p>
          </table:table-cell>
          <table:table-cell table:formula="of:=[.G39]+[.N59]*[.D39]" office:value-type="float" office:value="5011.38775202771">
            <text:p>5011.3877520277</text:p>
          </table:table-cell>
          <table:table-cell table:number-columns-repeated="6"/>
          <table:table-cell table:style-name="ce3" office:value-type="float" office:value="6499">
            <text:p>6499</text:p>
          </table:table-cell>
          <table:table-cell table:style-name="ce3" office:value-type="float" office:value="3098">
            <text:p>3098</text:p>
          </table:table-cell>
        </table:table-row>
        <table:table-row table:style-name="ro2">
          <table:table-cell table:number-columns-repeated="3"/>
          <table:table-cell table:style-name="ce8" office:value-type="float" office:value="2500">
            <text:p>2500</text:p>
          </table:table-cell>
          <table:table-cell table:style-name="ce8" office:value-type="float" office:value="4772">
            <text:p>4772</text:p>
          </table:table-cell>
          <table:table-cell table:style-name="ce11" table:formula="of:=[.D3]-[.G40]" office:value-type="float" office:value="874">
            <text:p>874</text:p>
          </table:table-cell>
          <table:table-cell table:style-name="ce9" office:value-type="float" office:value="4136">
            <text:p>4136</text:p>
          </table:table-cell>
          <table:table-cell table:style-name="ce9" office:value-type="float" office:value="3692">
            <text:p>3692</text:p>
          </table:table-cell>
          <table:table-cell table:style-name="ce15" table:formula="of:=[.G40]-[.H40]" office:value-type="float" office:value="444">
            <text:p>444</text:p>
          </table:table-cell>
          <table:table-cell table:style-name="ce17" table:formula="of:=[.E40]/[.D40]" office:value-type="float" office:value="1.9088">
            <text:p>1.9088</text:p>
          </table:table-cell>
          <table:table-cell table:style-name="ce17" table:formula="of:=[.E40]/[.D40]" office:value-type="float" office:value="1.9088">
            <text:p>1.9088</text:p>
          </table:table-cell>
          <table:table-cell table:style-name="ce17" table:formula="of:=([.H3]-[.H40])/[.D40]" office:value-type="float" office:value="0.5232">
            <text:p>0.5232</text:p>
          </table:table-cell>
          <table:table-cell table:style-name="ce17" table:formula="of:=[.H40]+([.L57]*[.D40])" office:value-type="float" office:value="5171.85347985348">
            <text:p>5171.8534798535</text:p>
          </table:table-cell>
          <table:table-cell table:formula="of:=(5010-[.G40])/[.D40]" office:value-type="float" office:value="0.3496">
            <text:p>0.3496</text:p>
          </table:table-cell>
          <table:table-cell table:formula="of:=[.G40]+[.N59]*[.D40]" office:value-type="float" office:value="5008.2789083622">
            <text:p>5008.2789083622</text:p>
          </table:table-cell>
          <table:table-cell table:number-columns-repeated="6"/>
          <table:table-cell table:style-name="ce8" office:value-type="float" office:value="6693">
            <text:p>6693</text:p>
          </table:table-cell>
          <table:table-cell table:style-name="ce9" office:value-type="float" office:value="3038">
            <text:p>3038</text:p>
          </table:table-cell>
        </table:table-row>
        <table:table-row table:style-name="ro2">
          <table:table-cell table:number-columns-repeated="3"/>
          <table:table-cell table:style-name="ce3" office:value-type="float" office:value="2600">
            <text:p>2600</text:p>
          </table:table-cell>
          <table:table-cell table:style-name="ce3" office:value-type="float" office:value="4960">
            <text:p>4960</text:p>
          </table:table-cell>
          <table:table-cell table:style-name="ce3" table:formula="of:=[.D3]-[.G41]" office:value-type="float" office:value="911">
            <text:p>911</text:p>
          </table:table-cell>
          <table:table-cell table:style-name="ce3" office:value-type="float" office:value="4099">
            <text:p>4099</text:p>
          </table:table-cell>
          <table:table-cell table:style-name="ce3" office:value-type="float" office:value="3638">
            <text:p>3638</text:p>
          </table:table-cell>
          <table:table-cell table:style-name="ce15" table:formula="of:=[.G41]-[.H41]" office:value-type="float" office:value="461">
            <text:p>461</text:p>
          </table:table-cell>
          <table:table-cell table:style-name="ce17" table:formula="of:=[.E41]/[.D41]" office:value-type="float" office:value="1.90769230769231">
            <text:p>1.9076923077</text:p>
          </table:table-cell>
          <table:table-cell table:style-name="ce17" table:formula="of:=[.E41]/[.D41]" office:value-type="float" office:value="1.90769230769231">
            <text:p>1.9076923077</text:p>
          </table:table-cell>
          <table:table-cell table:style-name="ce17" table:formula="of:=([.H3]-[.H41])/[.D41]" office:value-type="float" office:value="0.523846153846154">
            <text:p>0.5238461538</text:p>
          </table:table-cell>
          <table:table-cell table:style-name="ce17" table:formula="of:=[.H41]+([.L85]*[.D41])" office:value-type="float" office:value="3638">
            <text:p>3638</text:p>
          </table:table-cell>
          <table:table-cell table:formula="of:=(5010-[.G41])/[.D41]" office:value-type="float" office:value="0.350384615384615">
            <text:p>0.3503846154</text:p>
          </table:table-cell>
          <table:table-cell table:formula="of:=[.G41]+[.N59]*[.D41]" office:value-type="float" office:value="5006.17006469669">
            <text:p>5006.1700646967</text:p>
          </table:table-cell>
          <table:table-cell table:number-columns-repeated="6"/>
          <table:table-cell table:style-name="ce3" office:value-type="float" office:value="6885">
            <text:p>6885</text:p>
          </table:table-cell>
          <table:table-cell table:style-name="ce3" office:value-type="float" office:value="2966">
            <text:p>2966</text:p>
          </table:table-cell>
        </table:table-row>
        <table:table-row table:style-name="ro2">
          <table:table-cell table:number-columns-repeated="3"/>
          <table:table-cell table:style-name="ce8" office:value-type="float" office:value="2700">
            <text:p>2700</text:p>
          </table:table-cell>
          <table:table-cell table:style-name="ce8" office:value-type="float" office:value="5149">
            <text:p>5149</text:p>
          </table:table-cell>
          <table:table-cell table:style-name="ce11" table:formula="of:=[.D3]-[.G42]" office:value-type="float" office:value="949">
            <text:p>949</text:p>
          </table:table-cell>
          <table:table-cell table:style-name="ce9" office:value-type="float" office:value="4061">
            <text:p>4061</text:p>
          </table:table-cell>
          <table:table-cell table:style-name="ce9" office:value-type="float" office:value="3584">
            <text:p>3584</text:p>
          </table:table-cell>
          <table:table-cell table:style-name="ce15" table:formula="of:=[.G42]-[.H42]" office:value-type="float" office:value="477">
            <text:p>477</text:p>
          </table:table-cell>
          <table:table-cell table:style-name="ce17" table:formula="of:=[.E42]/[.D42]" office:value-type="float" office:value="1.90703703703704">
            <text:p>1.907037037</text:p>
          </table:table-cell>
          <table:table-cell table:style-name="ce17" table:formula="of:=[.E42]/[.D42]" office:value-type="float" office:value="1.90703703703704">
            <text:p>1.907037037</text:p>
          </table:table-cell>
          <table:table-cell table:style-name="ce17" table:formula="of:=([.H3]-[.H42])/[.D42]" office:value-type="float" office:value="0.524444444444444">
            <text:p>0.5244444444</text:p>
          </table:table-cell>
          <table:table-cell table:style-name="ce17" table:formula="of:=[.H42]+([.L85]*[.D42])" office:value-type="float" office:value="3584">
            <text:p>3584</text:p>
          </table:table-cell>
          <table:table-cell table:formula="of:=(5010-[.G42])/[.D42]" office:value-type="float" office:value="0.351481481481481">
            <text:p>0.3514814815</text:p>
          </table:table-cell>
          <table:table-cell table:formula="of:=[.G42]+[.N59]*[.D42]" office:value-type="float" office:value="5003.06122103118">
            <text:p>5003.0612210312</text:p>
          </table:table-cell>
          <table:table-cell table:number-columns-repeated="6"/>
          <table:table-cell table:style-name="ce8" office:value-type="float" office:value="7077">
            <text:p>7077</text:p>
          </table:table-cell>
          <table:table-cell table:style-name="ce9" office:value-type="float" office:value="2900">
            <text:p>2900</text:p>
          </table:table-cell>
        </table:table-row>
        <table:table-row table:style-name="ro2">
          <table:table-cell table:number-columns-repeated="3"/>
          <table:table-cell table:style-name="ce3" office:value-type="float" office:value="2800">
            <text:p>2800</text:p>
          </table:table-cell>
          <table:table-cell table:style-name="ce3" office:value-type="float" office:value="5340">
            <text:p>5340</text:p>
          </table:table-cell>
          <table:table-cell table:style-name="ce3" table:formula="of:=[.D3]-[.G43]" office:value-type="float" office:value="987">
            <text:p>987</text:p>
          </table:table-cell>
          <table:table-cell table:style-name="ce3" office:value-type="float" office:value="4023">
            <text:p>4023</text:p>
          </table:table-cell>
          <table:table-cell table:style-name="ce3" office:value-type="float" office:value="3530">
            <text:p>3530</text:p>
          </table:table-cell>
          <table:table-cell table:style-name="ce15" table:formula="of:=[.G43]-[.H43]" office:value-type="float" office:value="493">
            <text:p>493</text:p>
          </table:table-cell>
          <table:table-cell table:style-name="ce17" table:formula="of:=[.E43]/[.D43]" office:value-type="float" office:value="1.90714285714286">
            <text:p>1.9071428571</text:p>
          </table:table-cell>
          <table:table-cell table:style-name="ce17" table:formula="of:=[.E43]/[.D43]" office:value-type="float" office:value="1.90714285714286">
            <text:p>1.9071428571</text:p>
          </table:table-cell>
          <table:table-cell table:style-name="ce17" table:formula="of:=([.H3]-[.H43])/[.D43]" office:value-type="float" office:value="0.525">
            <text:p>0.525</text:p>
          </table:table-cell>
          <table:table-cell table:style-name="ce17" table:formula="of:=[.H43]+([.L89]*[.D43])" office:value-type="float" office:value="3530">
            <text:p>3530</text:p>
          </table:table-cell>
          <table:table-cell table:formula="of:=(5010-[.G43])/[.D43]" office:value-type="float" office:value="0.3525">
            <text:p>0.3525</text:p>
          </table:table-cell>
          <table:table-cell table:formula="of:=[.G43]+[.N59]*[.D43]" office:value-type="float" office:value="4999.95237736566">
            <text:p>4999.9523773657</text:p>
          </table:table-cell>
          <table:table-cell table:number-columns-repeated="6"/>
          <table:table-cell table:style-name="ce3" office:value-type="float" office:value="7268">
            <text:p>7268</text:p>
          </table:table-cell>
          <table:table-cell table:style-name="ce3" office:value-type="float" office:value="2834">
            <text:p>2834</text:p>
          </table:table-cell>
        </table:table-row>
        <table:table-row table:style-name="ro2">
          <table:table-cell table:number-columns-repeated="3"/>
          <table:table-cell table:style-name="ce8" office:value-type="float" office:value="2900">
            <text:p>2900</text:p>
          </table:table-cell>
          <table:table-cell table:style-name="ce8" office:value-type="float" office:value="5534">
            <text:p>5534</text:p>
          </table:table-cell>
          <table:table-cell table:style-name="ce11" table:formula="of:=[.D3]-[.G44]" office:value-type="float" office:value="1026">
            <text:p>1026</text:p>
          </table:table-cell>
          <table:table-cell table:style-name="ce9" office:value-type="float" office:value="3984">
            <text:p>3984</text:p>
          </table:table-cell>
          <table:table-cell table:style-name="ce9" office:value-type="float" office:value="3470">
            <text:p>3470</text:p>
          </table:table-cell>
          <table:table-cell table:style-name="ce15" table:formula="of:=[.G44]-[.H44]" office:value-type="float" office:value="514">
            <text:p>514</text:p>
          </table:table-cell>
          <table:table-cell table:style-name="ce17" table:formula="of:=[.E44]/[.D44]" office:value-type="float" office:value="1.90827586206897">
            <text:p>1.9082758621</text:p>
          </table:table-cell>
          <table:table-cell table:style-name="ce17" table:formula="of:=[.E44]/[.D44]" office:value-type="float" office:value="1.90827586206897">
            <text:p>1.9082758621</text:p>
          </table:table-cell>
          <table:table-cell table:style-name="ce17" table:formula="of:=([.H3]-[.H44])/[.D44]" office:value-type="float" office:value="0.527586206896552">
            <text:p>0.5275862069</text:p>
          </table:table-cell>
          <table:table-cell table:style-name="ce17" table:formula="of:=[.H44]+([.L89]*[.D44])" office:value-type="float" office:value="3470">
            <text:p>3470</text:p>
          </table:table-cell>
          <table:table-cell table:formula="of:=(5010-[.G44])/[.D44]" office:value-type="float" office:value="0.353793103448276">
            <text:p>0.3537931034</text:p>
          </table:table-cell>
          <table:table-cell table:formula="of:=[.G44]+[.N59]*[.D44]" office:value-type="float" office:value="4995.84353370015">
            <text:p>4995.8435337002</text:p>
          </table:table-cell>
          <table:table-cell table:number-columns-repeated="6"/>
          <table:table-cell table:style-name="ce8" office:value-type="float" office:value="7460">
            <text:p>7460</text:p>
          </table:table-cell>
          <table:table-cell table:style-name="ce9" office:value-type="float" office:value="2750">
            <text:p>2750</text:p>
          </table:table-cell>
        </table:table-row>
        <table:table-row table:style-name="ro2">
          <table:table-cell table:number-columns-repeated="3"/>
          <table:table-cell table:style-name="ce3" office:value-type="float" office:value="3000">
            <text:p>3000</text:p>
          </table:table-cell>
          <table:table-cell table:style-name="ce3" office:value-type="float" office:value="5725">
            <text:p>5725</text:p>
          </table:table-cell>
          <table:table-cell table:style-name="ce3" table:formula="of:=[.D3]-[.G45]" office:value-type="float" office:value="1066">
            <text:p>1066</text:p>
          </table:table-cell>
          <table:table-cell table:style-name="ce3" office:value-type="float" office:value="3944">
            <text:p>3944</text:p>
          </table:table-cell>
          <table:table-cell table:style-name="ce3" office:value-type="float" office:value="3386">
            <text:p>3386</text:p>
          </table:table-cell>
          <table:table-cell table:style-name="ce15" table:formula="of:=[.G45]-[.H45]" office:value-type="float" office:value="558">
            <text:p>558</text:p>
          </table:table-cell>
          <table:table-cell table:style-name="ce17" table:formula="of:=[.E45]/[.D45]" office:value-type="float" office:value="1.90833333333333">
            <text:p>1.9083333333</text:p>
          </table:table-cell>
          <table:table-cell table:style-name="ce17" table:formula="of:=[.E45]/[.D45]" office:value-type="float" office:value="1.90833333333333">
            <text:p>1.9083333333</text:p>
          </table:table-cell>
          <table:table-cell table:style-name="ce17" table:formula="of:=([.H3]-[.H45])/[.D45]" office:value-type="float" office:value="0.538">
            <text:p>0.538</text:p>
          </table:table-cell>
          <table:table-cell table:style-name="ce17" table:formula="of:=[.H45]+([.L89]*[.D45])" office:value-type="float" office:value="3386">
            <text:p>3386</text:p>
          </table:table-cell>
          <table:table-cell table:formula="of:=(5010-[.G45])/[.D45]" office:value-type="float" office:value="0.355333333333333">
            <text:p>0.3553333333</text:p>
          </table:table-cell>
          <table:table-cell table:formula="of:=[.G45]+[.N59]*[.D45]" office:value-type="float" office:value="4990.73469003464">
            <text:p>4990.7346900346</text:p>
          </table:table-cell>
          <table:table-cell table:number-columns-repeated="6"/>
          <table:table-cell table:style-name="ce3" office:value-type="float" office:value="7651">
            <text:p>7651</text:p>
          </table:table-cell>
          <table:table-cell table:style-name="ce3" office:value-type="float" office:value="2684">
            <text:p>2684</text:p>
          </table:table-cell>
        </table:table-row>
        <table:table-row table:style-name="ro2">
          <table:table-cell table:number-columns-repeated="3"/>
          <table:table-cell table:style-name="ce8" office:value-type="float" office:value="3100">
            <text:p>3100</text:p>
          </table:table-cell>
          <table:table-cell table:style-name="ce8" office:value-type="float" office:value="5919">
            <text:p>5919</text:p>
          </table:table-cell>
          <table:table-cell table:style-name="ce11" table:formula="of:=[.D3]-[.G46]" office:value-type="float" office:value="1106">
            <text:p>1106</text:p>
          </table:table-cell>
          <table:table-cell table:style-name="ce9" office:value-type="float" office:value="3904">
            <text:p>3904</text:p>
          </table:table-cell>
          <table:table-cell table:style-name="ce9" office:value-type="float" office:value="3314">
            <text:p>3314</text:p>
          </table:table-cell>
          <table:table-cell table:style-name="ce15" table:formula="of:=[.G46]-[.H46]" office:value-type="float" office:value="590">
            <text:p>590</text:p>
          </table:table-cell>
          <table:table-cell table:style-name="ce17" table:formula="of:=[.E46]/[.D46]" office:value-type="float" office:value="1.90935483870968">
            <text:p>1.9093548387</text:p>
          </table:table-cell>
          <table:table-cell table:style-name="ce17" table:formula="of:=[.E46]/[.D46]" office:value-type="float" office:value="1.90935483870968">
            <text:p>1.9093548387</text:p>
          </table:table-cell>
          <table:table-cell table:style-name="ce17" table:formula="of:=([.H3]-[.H46])/[.D46]" office:value-type="float" office:value="0.543870967741935">
            <text:p>0.5438709677</text:p>
          </table:table-cell>
          <table:table-cell table:style-name="ce17" table:formula="of:=[.H46]+([.L89]*[.D46])" office:value-type="float" office:value="3314">
            <text:p>3314</text:p>
          </table:table-cell>
          <table:table-cell table:formula="of:=(5010-[.G46])/[.D46]" office:value-type="float" office:value="0.356774193548387">
            <text:p>0.3567741935</text:p>
          </table:table-cell>
          <table:table-cell table:formula="of:=[.G46]+[.N59]*[.D46]" office:value-type="float" office:value="4985.62584636913">
            <text:p>4985.6258463691</text:p>
          </table:table-cell>
          <table:table-cell table:number-columns-repeated="6"/>
          <table:table-cell table:style-name="ce9" office:value-type="float" office:value="7744">
            <text:p>7744</text:p>
          </table:table-cell>
          <table:table-cell table:style-name="ce9" office:value-type="float" office:value="2636">
            <text:p>2636</text:p>
          </table:table-cell>
        </table:table-row>
        <table:table-row table:style-name="ro2">
          <table:table-cell table:number-columns-repeated="3"/>
          <table:table-cell table:style-name="ce3" office:value-type="float" office:value="3200">
            <text:p>3200</text:p>
          </table:table-cell>
          <table:table-cell table:style-name="ce3" office:value-type="float" office:value="6112">
            <text:p>6112</text:p>
          </table:table-cell>
          <table:table-cell table:style-name="ce3" table:formula="of:=[.D3]-[.G47]" office:value-type="float" office:value="1148">
            <text:p>1148</text:p>
          </table:table-cell>
          <table:table-cell table:style-name="ce3" office:value-type="float" office:value="3862">
            <text:p>3862</text:p>
          </table:table-cell>
          <table:table-cell table:style-name="ce3" office:value-type="float" office:value="3236">
            <text:p>3236</text:p>
          </table:table-cell>
          <table:table-cell table:style-name="ce15" table:formula="of:=[.G47]-[.H47]" office:value-type="float" office:value="626">
            <text:p>626</text:p>
          </table:table-cell>
          <table:table-cell table:style-name="ce17" table:formula="of:=[.E47]/[.D47]" office:value-type="float" office:value="1.91">
            <text:p>1.91</text:p>
          </table:table-cell>
          <table:table-cell table:style-name="ce17" table:formula="of:=[.E47]/[.D47]" office:value-type="float" office:value="1.91">
            <text:p>1.91</text:p>
          </table:table-cell>
          <table:table-cell table:style-name="ce17" table:formula="of:=([.H3]-[.H47])/[.D47]" office:value-type="float" office:value="0.55125">
            <text:p>0.55125</text:p>
          </table:table-cell>
          <table:table-cell table:style-name="ce17" table:formula="of:=[.H47]+([.L93]*[.D47])" office:value-type="float" office:value="3236">
            <text:p>3236</text:p>
          </table:table-cell>
          <table:table-cell table:formula="of:=(5010-[.G47])/[.D47]" office:value-type="float" office:value="0.35875">
            <text:p>0.35875</text:p>
          </table:table-cell>
          <table:table-cell table:formula="of:=[.G47]+[.N59]*[.D47]" office:value-type="float" office:value="4978.51700270362">
            <text:p>4978.5170027036</text:p>
          </table:table-cell>
          <table:table-cell table:number-columns-repeated="6"/>
          <table:table-cell table:style-name="ce3" office:value-type="float" office:value="7829">
            <text:p>7829</text:p>
          </table:table-cell>
          <table:table-cell table:style-name="ce3" office:value-type="float" office:value="2576">
            <text:p>2576</text:p>
          </table:table-cell>
        </table:table-row>
        <table:table-row table:style-name="ro2">
          <table:table-cell table:number-columns-repeated="3"/>
          <table:table-cell table:style-name="ce8" office:value-type="float" office:value="3300">
            <text:p>3300</text:p>
          </table:table-cell>
          <table:table-cell table:style-name="ce8" office:value-type="float" office:value="6305">
            <text:p>6305</text:p>
          </table:table-cell>
          <table:table-cell table:style-name="ce11" table:formula="of:=[.D3]-[.G48]" office:value-type="float" office:value="1199">
            <text:p>1199</text:p>
          </table:table-cell>
          <table:table-cell table:style-name="ce9" office:value-type="float" office:value="3811">
            <text:p>3811</text:p>
          </table:table-cell>
          <table:table-cell table:style-name="ce9" office:value-type="float" office:value="3164">
            <text:p>3164</text:p>
          </table:table-cell>
          <table:table-cell table:style-name="ce15" table:formula="of:=[.G48]-[.H48]" office:value-type="float" office:value="647">
            <text:p>647</text:p>
          </table:table-cell>
          <table:table-cell table:style-name="ce17" table:formula="of:=[.E48]/[.D48]" office:value-type="float" office:value="1.91060606060606">
            <text:p>1.9106060606</text:p>
          </table:table-cell>
          <table:table-cell table:style-name="ce17" table:formula="of:=[.E48]/[.D48]" office:value-type="float" office:value="1.91060606060606">
            <text:p>1.9106060606</text:p>
          </table:table-cell>
          <table:table-cell table:style-name="ce17" table:formula="of:=([.H3]-[.H48])/[.D48]" office:value-type="float" office:value="0.556363636363636">
            <text:p>0.5563636364</text:p>
          </table:table-cell>
          <table:table-cell table:style-name="ce17" table:formula="of:=[.H48]+([.L93]*[.D48])" office:value-type="float" office:value="3164">
            <text:p>3164</text:p>
          </table:table-cell>
          <table:table-cell table:formula="of:=(5010-[.G48])/[.D48]" office:value-type="float" office:value="0.363333333333333">
            <text:p>0.3633333333</text:p>
          </table:table-cell>
          <table:table-cell table:formula="of:=[.G48]+[.N59]*[.D48]" office:value-type="float" office:value="4962.4081590381">
            <text:p>4962.408159038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 office:value-type="float" office:value="3400">
            <text:p>3400</text:p>
          </table:table-cell>
          <table:table-cell table:style-name="ce3" office:value-type="float" office:value="6499">
            <text:p>6499</text:p>
          </table:table-cell>
          <table:table-cell table:style-name="ce3" table:formula="of:=[.D3]-[.G49]" office:value-type="float" office:value="1240">
            <text:p>1240</text:p>
          </table:table-cell>
          <table:table-cell table:style-name="ce3" office:value-type="float" office:value="3770">
            <text:p>3770</text:p>
          </table:table-cell>
          <table:table-cell table:style-name="ce3" office:value-type="float" office:value="3098">
            <text:p>3098</text:p>
          </table:table-cell>
          <table:table-cell table:style-name="ce15" table:formula="of:=[.G49]-[.H49]" office:value-type="float" office:value="672">
            <text:p>672</text:p>
          </table:table-cell>
          <table:table-cell table:style-name="ce17" table:formula="of:=[.E49]/[.D49]" office:value-type="float" office:value="1.91147058823529">
            <text:p>1.9114705882</text:p>
          </table:table-cell>
          <table:table-cell table:style-name="ce17" table:formula="of:=[.E49]/[.D49]" office:value-type="float" office:value="1.91147058823529">
            <text:p>1.9114705882</text:p>
          </table:table-cell>
          <table:table-cell table:style-name="ce17" table:formula="of:=([.H3]-[.H49])/[.D49]" office:value-type="float" office:value="0.559411764705882">
            <text:p>0.5594117647</text:p>
          </table:table-cell>
          <table:table-cell table:style-name="ce17" table:formula="of:=[.H49]+([.L93]*[.D49])" office:value-type="float" office:value="3098">
            <text:p>3098</text:p>
          </table:table-cell>
          <table:table-cell table:formula="of:=(5010-[.G49])/[.D49]" office:value-type="float" office:value="0.364705882352941">
            <text:p>0.3647058824</text:p>
          </table:table-cell>
          <table:table-cell table:formula="of:=[.G49]+[.N59]*[.D49]" office:value-type="float" office:value="4956.29931537259">
            <text:p>4956.299315372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float" office:value="3500">
            <text:p>3500</text:p>
          </table:table-cell>
          <table:table-cell table:style-name="ce8" office:value-type="float" office:value="6693">
            <text:p>6693</text:p>
          </table:table-cell>
          <table:table-cell table:style-name="ce11" table:formula="of:=[.D3]-[.G50]" office:value-type="float" office:value="1280">
            <text:p>1280</text:p>
          </table:table-cell>
          <table:table-cell table:style-name="ce9" office:value-type="float" office:value="3730">
            <text:p>3730</text:p>
          </table:table-cell>
          <table:table-cell table:style-name="ce9" office:value-type="float" office:value="3038">
            <text:p>3038</text:p>
          </table:table-cell>
          <table:table-cell table:style-name="ce15" table:formula="of:=[.G50]-[.H50]" office:value-type="float" office:value="692">
            <text:p>692</text:p>
          </table:table-cell>
          <table:table-cell table:style-name="ce17" table:formula="of:=[.E50]/[.D50]" office:value-type="float" office:value="1.91228571428571">
            <text:p>1.9122857143</text:p>
          </table:table-cell>
          <table:table-cell table:style-name="ce17" table:formula="of:=[.E50]/[.D50]" office:value-type="float" office:value="1.91228571428571">
            <text:p>1.9122857143</text:p>
          </table:table-cell>
          <table:table-cell table:style-name="ce17" table:formula="of:=([.H3]-[.H50])/[.D50]" office:value-type="float" office:value="0.560571428571429">
            <text:p>0.5605714286</text:p>
          </table:table-cell>
          <table:table-cell table:style-name="ce17" table:formula="of:=[.H50]+([.L93]*[.D50])" office:value-type="float" office:value="3038">
            <text:p>3038</text:p>
          </table:table-cell>
          <table:table-cell table:formula="of:=(5010-[.G50])/[.D50]" office:value-type="float" office:value="0.365714285714286">
            <text:p>0.3657142857</text:p>
          </table:table-cell>
          <table:table-cell table:formula="of:=[.G50]+[.N59]*[.D50]" office:value-type="float" office:value="4951.19047170708">
            <text:p>4951.190471707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 office:value-type="float" office:value="3600">
            <text:p>3600</text:p>
          </table:table-cell>
          <table:table-cell table:style-name="ce3" office:value-type="float" office:value="6885">
            <text:p>6885</text:p>
          </table:table-cell>
          <table:table-cell table:style-name="ce3" table:formula="of:=[.D3]-[.G51]" office:value-type="float" office:value="1321">
            <text:p>1321</text:p>
          </table:table-cell>
          <table:table-cell table:style-name="ce3" office:value-type="float" office:value="3689">
            <text:p>3689</text:p>
          </table:table-cell>
          <table:table-cell table:style-name="ce3" office:value-type="float" office:value="2966">
            <text:p>2966</text:p>
          </table:table-cell>
          <table:table-cell table:style-name="ce15" table:formula="of:=[.G51]-[.H51]" office:value-type="float" office:value="723">
            <text:p>723</text:p>
          </table:table-cell>
          <table:table-cell table:style-name="ce17" table:formula="of:=[.E51]/[.D51]" office:value-type="float" office:value="1.9125">
            <text:p>1.9125</text:p>
          </table:table-cell>
          <table:table-cell table:style-name="ce17" table:formula="of:=[.E51]/[.D51]" office:value-type="float" office:value="1.9125">
            <text:p>1.9125</text:p>
          </table:table-cell>
          <table:table-cell table:style-name="ce17" table:formula="of:=([.H3]-[.H51])/[.D51]" office:value-type="float" office:value="0.565">
            <text:p>0.565</text:p>
          </table:table-cell>
          <table:table-cell table:style-name="ce17" table:formula="of:=[.H51]+([.L97]*[.D51])" office:value-type="float" office:value="2966">
            <text:p>2966</text:p>
          </table:table-cell>
          <table:table-cell table:formula="of:=(5010-[.G51])/[.D51]" office:value-type="float" office:value="0.366944444444444">
            <text:p>0.3669444444</text:p>
          </table:table-cell>
          <table:table-cell table:formula="of:=[.G51]+[.N59]*[.D51]" office:value-type="float" office:value="4945.08162804157">
            <text:p>4945.081628041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float" office:value="3700">
            <text:p>3700</text:p>
          </table:table-cell>
          <table:table-cell table:style-name="ce8" office:value-type="float" office:value="7077">
            <text:p>7077</text:p>
          </table:table-cell>
          <table:table-cell table:style-name="ce11" table:formula="of:=[.D3]-[.G52]" office:value-type="float" office:value="1361">
            <text:p>1361</text:p>
          </table:table-cell>
          <table:table-cell table:style-name="ce9" office:value-type="float" office:value="3649">
            <text:p>3649</text:p>
          </table:table-cell>
          <table:table-cell table:style-name="ce9" office:value-type="float" office:value="2900">
            <text:p>2900</text:p>
          </table:table-cell>
          <table:table-cell table:style-name="ce15" table:formula="of:=[.G52]-[.H52]" office:value-type="float" office:value="749">
            <text:p>749</text:p>
          </table:table-cell>
          <table:table-cell table:style-name="ce17" table:formula="of:=[.E52]/[.D52]" office:value-type="float" office:value="1.9127027027027">
            <text:p>1.9127027027</text:p>
          </table:table-cell>
          <table:table-cell table:style-name="ce17" table:formula="of:=[.E52]/[.D52]" office:value-type="float" office:value="1.9127027027027">
            <text:p>1.9127027027</text:p>
          </table:table-cell>
          <table:table-cell table:style-name="ce17" table:formula="of:=([.H3]-[.H52])/[.D52]" office:value-type="float" office:value="0.567567567567568">
            <text:p>0.5675675676</text:p>
          </table:table-cell>
          <table:table-cell table:style-name="ce17" table:formula="of:=[.H52]+([.L97]*[.D52])" office:value-type="float" office:value="2900">
            <text:p>2900</text:p>
          </table:table-cell>
          <table:table-cell table:formula="of:=(5010-[.G52])/[.D52]" office:value-type="float" office:value="0.367837837837838">
            <text:p>0.3678378378</text:p>
          </table:table-cell>
          <table:table-cell table:formula="of:=[.G52]+[.N59]*[.D52]" office:value-type="float" office:value="4939.97278437606">
            <text:p>4939.972784376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 office:value-type="float" office:value="3800">
            <text:p>3800</text:p>
          </table:table-cell>
          <table:table-cell table:style-name="ce3" office:value-type="float" office:value="7268">
            <text:p>7268</text:p>
          </table:table-cell>
          <table:table-cell table:style-name="ce3" table:formula="of:=[.D3]-[.G53]" office:value-type="float" office:value="1405">
            <text:p>1405</text:p>
          </table:table-cell>
          <table:table-cell table:style-name="ce3" office:value-type="float" office:value="3605">
            <text:p>3605</text:p>
          </table:table-cell>
          <table:table-cell table:style-name="ce3" office:value-type="float" office:value="2834">
            <text:p>2834</text:p>
          </table:table-cell>
          <table:table-cell table:style-name="ce15" table:formula="of:=[.G53]-[.H53]" office:value-type="float" office:value="771">
            <text:p>771</text:p>
          </table:table-cell>
          <table:table-cell table:style-name="ce17" table:formula="of:=[.E53]/[.D53]" office:value-type="float" office:value="1.91263157894737">
            <text:p>1.9126315789</text:p>
          </table:table-cell>
          <table:table-cell table:style-name="ce17" table:formula="of:=[.E53]/[.D53]" office:value-type="float" office:value="1.91263157894737">
            <text:p>1.9126315789</text:p>
          </table:table-cell>
          <table:table-cell table:style-name="ce17" table:formula="of:=([.H3]-[.H53])/[.D53]" office:value-type="float" office:value="0.57">
            <text:p>0.57</text:p>
          </table:table-cell>
          <table:table-cell table:style-name="ce17" table:formula="of:=[.H53]+([.L97]*[.D53])" office:value-type="float" office:value="2834">
            <text:p>2834</text:p>
          </table:table-cell>
          <table:table-cell table:formula="of:=(5010-[.G53])/[.D53]" office:value-type="float" office:value="0.369736842105263">
            <text:p>0.3697368421</text:p>
          </table:table-cell>
          <table:table-cell table:formula="of:=[.G53]+[.N59]*[.D53]" office:value-type="float" office:value="4930.86394071055">
            <text:p>4930.863940710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float" office:value="3900">
            <text:p>3900</text:p>
          </table:table-cell>
          <table:table-cell table:style-name="ce8" office:value-type="float" office:value="7460">
            <text:p>7460</text:p>
          </table:table-cell>
          <table:table-cell table:style-name="ce11" table:formula="of:=[.D3]-[.G54]" office:value-type="float" office:value="1449">
            <text:p>1449</text:p>
          </table:table-cell>
          <table:table-cell table:style-name="ce9" office:value-type="float" office:value="3561">
            <text:p>3561</text:p>
          </table:table-cell>
          <table:table-cell table:style-name="ce9" office:value-type="float" office:value="2750">
            <text:p>2750</text:p>
          </table:table-cell>
          <table:table-cell table:style-name="ce15" table:formula="of:=[.G54]-[.H54]" office:value-type="float" office:value="811">
            <text:p>811</text:p>
          </table:table-cell>
          <table:table-cell table:style-name="ce17" table:formula="of:=[.E54]/[.D54]" office:value-type="float" office:value="1.91282051282051">
            <text:p>1.9128205128</text:p>
          </table:table-cell>
          <table:table-cell table:style-name="ce17" table:formula="of:=[.E54]/[.D54]" office:value-type="float" office:value="1.91282051282051">
            <text:p>1.9128205128</text:p>
          </table:table-cell>
          <table:table-cell table:style-name="ce17" table:formula="of:=([.H3]-[.H54])/[.D54]" office:value-type="float" office:value="0.576923076923077">
            <text:p>0.5769230769</text:p>
          </table:table-cell>
          <table:table-cell table:style-name="ce17" table:formula="of:=[.H54]+([.L97]*[.D54])" office:value-type="float" office:value="2750">
            <text:p>2750</text:p>
          </table:table-cell>
          <table:table-cell table:formula="of:=(5010-[.G54])/[.D54]" office:value-type="float" office:value="0.371538461538461">
            <text:p>0.3715384615</text:p>
          </table:table-cell>
          <table:table-cell table:formula="of:=[.G54]+[.N59]*[.D54]" office:value-type="float" office:value="4921.75509704503">
            <text:p>4921.75509704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 office:value-type="float" office:value="4000">
            <text:p>4000</text:p>
          </table:table-cell>
          <table:table-cell table:style-name="ce3" office:value-type="float" office:value="7651">
            <text:p>7651</text:p>
          </table:table-cell>
          <table:table-cell table:style-name="ce3" table:formula="of:=[.D3]-[.G55]" office:value-type="float" office:value="1503">
            <text:p>1503</text:p>
          </table:table-cell>
          <table:table-cell table:style-name="ce3" office:value-type="float" office:value="3507">
            <text:p>3507</text:p>
          </table:table-cell>
          <table:table-cell table:style-name="ce3" office:value-type="float" office:value="2684">
            <text:p>2684</text:p>
          </table:table-cell>
          <table:table-cell table:style-name="ce15" table:formula="of:=[.G55]-[.H55]" office:value-type="float" office:value="823">
            <text:p>823</text:p>
          </table:table-cell>
          <table:table-cell table:style-name="ce17" table:formula="of:=[.E55]/[.D55]" office:value-type="float" office:value="1.91275">
            <text:p>1.91275</text:p>
          </table:table-cell>
          <table:table-cell table:style-name="ce17" table:formula="of:=[.E55]/[.D55]" office:value-type="float" office:value="1.91275">
            <text:p>1.91275</text:p>
          </table:table-cell>
          <table:table-cell table:style-name="ce17" table:formula="of:=([.H3]-[.H55])/[.D55]" office:value-type="float" office:value="0.579">
            <text:p>0.579</text:p>
          </table:table-cell>
          <table:table-cell table:style-name="ce17" table:formula="of:=[.H55]+([.L101]*[.D55])" office:value-type="float" office:value="2684">
            <text:p>2684</text:p>
          </table:table-cell>
          <table:table-cell table:formula="of:=(5010-[.G55])/[.D55]" office:value-type="float" office:value="0.37575">
            <text:p>0.37575</text:p>
          </table:table-cell>
          <table:table-cell table:formula="of:=[.G55]+[.N59]*[.D55]" office:value-type="float" office:value="4902.64625337952">
            <text:p>4902.646253379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9" office:value-type="float" office:value="4050">
            <text:p>4050</text:p>
          </table:table-cell>
          <table:table-cell table:style-name="ce9" office:value-type="float" office:value="7744">
            <text:p>7744</text:p>
          </table:table-cell>
          <table:table-cell table:style-name="ce9" table:formula="of:=[.D3]-[.G56]" office:value-type="float" office:value="1523">
            <text:p>1523</text:p>
          </table:table-cell>
          <table:table-cell table:style-name="ce9" office:value-type="float" office:value="3487">
            <text:p>3487</text:p>
          </table:table-cell>
          <table:table-cell table:style-name="ce9" office:value-type="float" office:value="2636">
            <text:p>2636</text:p>
          </table:table-cell>
          <table:table-cell table:style-name="ce15" table:formula="of:=[.G56]-[.H56]" office:value-type="float" office:value="851">
            <text:p>851</text:p>
          </table:table-cell>
          <table:table-cell table:style-name="ce17" table:formula="of:=[.E56]/[.D56]" office:value-type="float" office:value="1.9120987654321">
            <text:p>1.9120987654</text:p>
          </table:table-cell>
          <table:table-cell table:style-name="ce17" table:formula="of:=[.E56]/[.D56]" office:value-type="float" office:value="1.9120987654321">
            <text:p>1.9120987654</text:p>
          </table:table-cell>
          <table:table-cell table:style-name="ce17" table:formula="of:=([.H3]-[.H56])/[.D56]" office:value-type="float" office:value="0.583703703703704">
            <text:p>0.5837037037</text:p>
          </table:table-cell>
          <table:table-cell table:style-name="ce17" table:formula="of:=[.H56]+([.L101]*[.D56])" office:value-type="float" office:value="2636">
            <text:p>2636</text:p>
          </table:table-cell>
          <table:table-cell table:formula="of:=(5010-[.G56])/[.D56]" office:value-type="float" office:value="0.376049382716049">
            <text:p>0.3760493827</text:p>
          </table:table-cell>
          <table:table-cell table:formula="of:=[.G56]+[.N59]*[.D56]" office:value-type="float" office:value="4900.09183154677">
            <text:p>4900.0918315468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 office:value-type="float" office:value="4095">
            <text:p>4095</text:p>
          </table:table-cell>
          <table:table-cell table:style-name="ce3" office:value-type="float" office:value="7829">
            <text:p>7829</text:p>
          </table:table-cell>
          <table:table-cell table:style-name="ce3" table:formula="of:=[.D3]-[.G57]" office:value-type="float" office:value="1533">
            <text:p>1533</text:p>
          </table:table-cell>
          <table:table-cell table:style-name="ce3" office:value-type="float" office:value="3477">
            <text:p>3477</text:p>
          </table:table-cell>
          <table:table-cell table:style-name="ce3" office:value-type="float" office:value="2576">
            <text:p>2576</text:p>
          </table:table-cell>
          <table:table-cell table:style-name="ce15" table:formula="of:=[.G57]-[.H57]" office:value-type="float" office:value="901">
            <text:p>901</text:p>
          </table:table-cell>
          <table:table-cell table:style-name="ce17" table:formula="of:=[.E57]/[.D57]" office:value-type="float" office:value="1.91184371184371">
            <text:p>1.9118437118</text:p>
          </table:table-cell>
          <table:table-cell table:style-name="ce17" table:formula="of:=[.E57]/[.D57]" office:value-type="float" office:value="1.91184371184371">
            <text:p>1.9118437118</text:p>
          </table:table-cell>
          <table:table-cell table:style-name="ce17" table:formula="of:=([.H3]-[.H57])/[.D57]" office:value-type="float" office:value="0.591941391941392">
            <text:p>0.5919413919</text:p>
          </table:table-cell>
          <table:table-cell table:style-name="ce17" table:formula="of:=[.H57]+([.L101]*[.D57])" office:value-type="float" office:value="2576">
            <text:p>2576</text:p>
          </table:table-cell>
          <table:table-cell table:formula="of:=(5010-[.G57])/[.D57]" office:value-type="float" office:value="0.374358974358974">
            <text:p>0.3743589744</text:p>
          </table:table-cell>
          <table:table-cell table:formula="of:=[.G57]+[.N59]*[.D57]" office:value-type="float" office:value="4905.79285189729">
            <text:p>4905.7928518973</text:p>
          </table:table-cell>
          <table:table-cell table:number-columns-repeated="8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11"/>
          <table:table-cell table:formula="of:=SUM([.L12:.L57])/45" office:value-type="float" office:value="0.536884086696029">
            <text:p>0.5368840867</text:p>
          </table:table-cell>
          <table:table-cell/>
          <table:table-cell table:formula="of:=SUM([.N11:.N57])/46" office:value-type="float" office:value="0.34891156334488">
            <text:p>0.3489115633</text:p>
          </table:table-cell>
          <table:table-cell table:number-columns-repeated="9"/>
        </table:table-row>
        <table:table-row table:style-name="ro2">
          <table:table-cell table:number-columns-repeated="9"/>
          <table:table-cell table:formula="of:=SUM([.J12:.J57])/45" office:value-type="float" office:value="1.92018332606632">
            <text:p>1.9201833261</text:p>
          </table:table-cell>
          <table:table-cell table:number-columns-repeated="13"/>
        </table:table-row>
        <table:table-row table:style-name="ro2" table:number-rows-repeated="6">
          <table:table-cell table:number-columns-repeated="23"/>
        </table:table-row>
        <table:table-row table:style-name="ro2">
          <table:table-cell/>
          <table:table-cell office:value-type="string">
            <text:p>Readed</text:p>
          </table:table-cell>
          <table:table-cell office:value-type="string">
            <text:p>Mult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75">
            <text:p>175</text:p>
          </table:table-cell>
          <table:table-cell/>
          <table:table-cell table:formula="of:=((([.B68])*0.0202))" office:value-type="float" office:value="3.535">
            <text:p>3.535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float" office:value="2.53">
            <text:p>2.53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float" office:value="2.5">
            <text:p>2.5</text:p>
          </table:table-cell>
          <table:table-cell table:number-columns-repeated="20"/>
        </table:table-row>
        <table:table-row table:style-name="ro2" table:number-rows-repeated="3">
          <table:table-cell table:number-columns-repeated="23"/>
        </table:table-row>
        <table:table-row table:style-name="ro2">
          <table:table-cell/>
          <table:table-cell office:value-type="float" office:value="175">
            <text:p>175</text:p>
          </table:table-cell>
          <table:table-cell office:value-type="float" office:value="1.9">
            <text:p>1.9</text:p>
          </table:table-cell>
          <table:table-cell table:formula="of:=[.B74]/[.C74]+20" office:value-type="float" office:value="112.105263157895">
            <text:p>112.1052631579</text:p>
          </table:table-cell>
          <table:table-cell table:number-columns-repeated="19"/>
        </table:table-row>
        <table:table-row table:style-name="ro2" table:number-rows-repeated="10">
          <table:table-cell table:number-columns-repeated="23"/>
        </table:table-row>
        <table:table-row table:style-name="ro2">
          <table:table-cell table:number-columns-repeated="11"/>
          <table:table-cell/>
          <table:table-cell table:number-columns-repeated="11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11"/>
          <table:table-cell/>
          <table:table-cell table:number-columns-repeated="11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11"/>
          <table:table-cell/>
          <table:table-cell table:number-columns-repeated="11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11"/>
          <table:table-cell/>
          <table:table-cell table:number-columns-repeated="11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11"/>
          <table:table-cell/>
          <table:table-cell table:number-columns-repeated="11"/>
        </table:table-row>
        <table:table-row table:style-name="ro2" table:number-rows-repeated="104847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3" table:style-name="ta1">
        <table:shapes>
          <draw:frame draw:z-index="0" draw:style-name="gr1" svg:width="6.2988in" svg:height="3.5429in" svg:x="3.6713in" svg:y="0.4768in">
            <draw:object draw:notify-on-update-of-ranges="Sheet3.B4:Sheet3.B25 Sheet3.C4:Sheet3.C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mA sets</text:p>
          </table:table-cell>
          <table:table-cell office:value-type="string">
            <text:p>A DAC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0.067">
            <text:p>0.067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85">
            <text:p>0.085</text:p>
          </table:table-cell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office:value-type="float" office:value="0.195">
            <text:p>0.195</text:p>
          </table:table-cell>
        </table:table-row>
        <table:table-row table:style-name="ro2">
          <table:table-cell/>
          <table:table-cell office:value-type="float" office:value="350">
            <text:p>350</text:p>
          </table:table-cell>
          <table:table-cell office:value-type="float" office:value="0.342">
            <text:p>0.342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0.398">
            <text:p>0.398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0.505">
            <text:p>0.505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office:value-type="float" office:value="0.601">
            <text:p>0.601</text:p>
          </table:table-cell>
        </table:table-row>
        <table:table-row table:style-name="ro2">
          <table:table-cell/>
          <table:table-cell office:value-type="float" office:value="800">
            <text:p>800</text:p>
          </table:table-cell>
          <table:table-cell office:value-type="float" office:value="0.815">
            <text:p>0.815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03">
            <text:p>1.03</text:p>
          </table:table-cell>
        </table:table-row>
        <table:table-row table:style-name="ro2">
          <table:table-cell/>
          <table:table-cell office:value-type="float" office:value="1800">
            <text:p>1800</text:p>
          </table:table-cell>
          <table:table-cell office:value-type="float" office:value="1.86">
            <text:p>1.86</text:p>
          </table:table-cell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2.077">
            <text:p>2.077</text:p>
          </table:table-cell>
        </table:table-row>
        <table:table-row table:style-name="ro2">
          <table:table-cell/>
          <table:table-cell office:value-type="float" office:value="2500">
            <text:p>2500</text:p>
          </table:table-cell>
          <table:table-cell office:value-type="float" office:value="2.59">
            <text:p>2.59</text:p>
          </table:table-cell>
        </table:table-row>
        <table:table-row table:style-name="ro2">
          <table:table-cell/>
          <table:table-cell office:value-type="float" office:value="3000">
            <text:p>3000</text:p>
          </table:table-cell>
          <table:table-cell office:value-type="float" office:value="3.115">
            <text:p>3.115</text:p>
          </table:table-cell>
        </table:table-row>
        <table:table-row table:style-name="ro2">
          <table:table-cell/>
          <table:table-cell office:value-type="float" office:value="3500">
            <text:p>3500</text:p>
          </table:table-cell>
          <table:table-cell office:value-type="float" office:value="3.63">
            <text:p>3.63</text:p>
          </table:table-cell>
        </table:table-row>
        <table:table-row table:style-name="ro2">
          <table:table-cell/>
          <table:table-cell office:value-type="float" office:value="4000">
            <text:p>4000</text:p>
          </table:table-cell>
          <table:table-cell office:value-type="float" office:value="4.154">
            <text:p>4.154</text:p>
          </table:table-cell>
        </table:table-row>
        <table:table-row table:style-name="ro2">
          <table:table-cell/>
          <table:table-cell office:value-type="float" office:value="5000">
            <text:p>5000</text:p>
          </table:table-cell>
          <table:table-cell office:value-type="float" office:value="5.195">
            <text:p>5.195</text:p>
          </table:table-cell>
        </table:table-row>
        <table:table-row table:style-name="ro2">
          <table:table-cell/>
          <table:table-cell office:value-type="float" office:value="6000">
            <text:p>6000</text:p>
          </table:table-cell>
          <table:table-cell office:value-type="float" office:value="6.24">
            <text:p>6.24</text:p>
          </table:table-cell>
        </table:table-row>
        <table:table-row table:style-name="ro2">
          <table:table-cell/>
          <table:table-cell office:value-type="float" office:value="7000">
            <text:p>7000</text:p>
          </table:table-cell>
          <table:table-cell office:value-type="float" office:value="7.282">
            <text:p>7.282</text:p>
          </table:table-cell>
        </table:table-row>
        <table:table-row table:style-name="ro2">
          <table:table-cell table:number-columns-repeated="3"/>
        </table:table-row>
      </table:table>
      <table:table table:name="Step 1" table:style-name="ta1">
        <table:shapes>
          <draw:frame draw:z-index="0" draw:style-name="gr1" svg:width="6.2988in" svg:height="3.5429in" svg:x="3.4185in" svg:y="0.4535in">
            <draw:object draw:notify-on-update-of-ranges="'Step 1'.B4:'Step 1'.B30 'Step 1'.C4:'Step 1'.C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2" table:default-cell-style-name="Default"/>
        <table:table-row table:style-name="ro4">
          <table:table-cell table:style-name="ce18" office:value-type="string">
            <text:p>Set Current to <text:span text:style-name="T1">ZERO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9" office:value-type="string">
            <text:p>V Sets</text:p>
          </table:table-cell>
          <table:table-cell table:style-name="ce19" office:value-type="string">
            <text:p>V Readed</text:p>
          </table:table-cell>
        </table:table-row>
        <table:table-row table:style-name="ro2">
          <table:table-cell/>
          <table:table-cell table:style-name="ce20" office:value-type="float" office:value="0.1">
            <text:p>0.1</text:p>
          </table:table-cell>
          <table:table-cell table:style-name="ce20" office:value-type="float" office:value="0.0055">
            <text:p>0.0055</text:p>
          </table:table-cell>
        </table:table-row>
        <table:table-row table:style-name="ro2">
          <table:table-cell/>
          <table:table-cell table:style-name="ce21" office:value-type="float" office:value="0.2">
            <text:p>0.2</text:p>
          </table:table-cell>
          <table:table-cell table:style-name="ce21" office:value-type="float" office:value="0.014">
            <text:p>0.014</text:p>
          </table:table-cell>
        </table:table-row>
        <table:table-row table:style-name="ro2">
          <table:table-cell/>
          <table:table-cell table:style-name="ce3" office:value-type="float" office:value="0.5">
            <text:p>0.5</text:p>
          </table:table-cell>
          <table:table-cell table:style-name="ce3" office:value-type="float" office:value="0.039">
            <text:p>0.039</text:p>
          </table:table-cell>
        </table:table-row>
        <table:table-row table:style-name="ro2"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0.0805">
            <text:p>0.0805</text:p>
          </table:table-cell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1635">
            <text:p>0.1635</text:p>
          </table:table-cell>
        </table:table-row>
        <table:table-row table:style-name="ro2">
          <table:table-cell/>
          <table:table-cell table:style-name="ce22" office:value-type="float" office:value="3">
            <text:p>3</text:p>
          </table:table-cell>
          <table:table-cell table:style-name="ce22" office:value-type="float" office:value="0.247">
            <text:p>0.247</text:p>
          </table:table-cell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0.33">
            <text:p>0.33</text:p>
          </table:table-cell>
        </table:table-row>
        <table:table-row table:style-name="ro2">
          <table:table-cell/>
          <table:table-cell table:style-name="ce22" office:value-type="float" office:value="5">
            <text:p>5</text:p>
          </table:table-cell>
          <table:table-cell table:style-name="ce22" office:value-type="float" office:value="0.4135">
            <text:p>0.4135</text:p>
          </table:table-cell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0.496">
            <text:p>0.496</text:p>
          </table:table-cell>
        </table:table-row>
        <table:table-row table:style-name="ro2">
          <table:table-cell/>
          <table:table-cell table:style-name="ce22" office:value-type="float" office:value="7">
            <text:p>7</text:p>
          </table:table-cell>
          <table:table-cell table:style-name="ce22" office:value-type="float" office:value="0.5795">
            <text:p>0.5795</text:p>
          </table:table-cell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0.6625">
            <text:p>0.6625</text:p>
          </table:table-cell>
        </table:table-row>
        <table:table-row table:style-name="ro2">
          <table:table-cell/>
          <table:table-cell table:style-name="ce22" office:value-type="float" office:value="9">
            <text:p>9</text:p>
          </table:table-cell>
          <table:table-cell table:style-name="ce22" office:value-type="float" office:value="0.746">
            <text:p>0.746</text:p>
          </table:table-cell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0.8295">
            <text:p>0.8295</text:p>
          </table:table-cell>
        </table:table-row>
        <table:table-row table:style-name="ro2">
          <table:table-cell/>
          <table:table-cell table:style-name="ce22" office:value-type="float" office:value="11">
            <text:p>11</text:p>
          </table:table-cell>
          <table:table-cell table:style-name="ce22" office:value-type="float" office:value="0.9125">
            <text:p>0.9125</text:p>
          </table:table-cell>
        </table:table-row>
        <table:table-row table:style-name="ro2"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0.9955">
            <text:p>0.9955</text:p>
          </table:table-cell>
        </table:table-row>
        <table:table-row table:style-name="ro2">
          <table:table-cell/>
          <table:table-cell table:style-name="ce22" office:value-type="float" office:value="13">
            <text:p>13</text:p>
          </table:table-cell>
          <table:table-cell table:style-name="ce22" office:value-type="float" office:value="1.079">
            <text:p>1.079</text:p>
          </table:table-cell>
        </table:table-row>
        <table:table-row table:style-name="ro2"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1.1625">
            <text:p>1.1625</text:p>
          </table:table-cell>
        </table:table-row>
        <table:table-row table:style-name="ro2">
          <table:table-cell/>
          <table:table-cell table:style-name="ce22" office:value-type="float" office:value="15">
            <text:p>15</text:p>
          </table:table-cell>
          <table:table-cell table:style-name="ce22" office:value-type="float" office:value="1.2455">
            <text:p>1.2455</text:p>
          </table:table-cell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1.3285">
            <text:p>1.3285</text:p>
          </table:table-cell>
        </table:table-row>
        <table:table-row table:style-name="ro2">
          <table:table-cell/>
          <table:table-cell table:style-name="ce22" office:value-type="float" office:value="17">
            <text:p>17</text:p>
          </table:table-cell>
          <table:table-cell table:style-name="ce22" office:value-type="float" office:value="1.4115">
            <text:p>1.4115</text:p>
          </table:table-cell>
        </table:table-row>
        <table:table-row table:style-name="ro2">
          <table:table-cell/>
          <table:table-cell table:style-name="ce3" office:value-type="float" office:value="18">
            <text:p>18</text:p>
          </table:table-cell>
          <table:table-cell table:style-name="ce3" office:value-type="float" office:value="1.4955">
            <text:p>1.4955</text:p>
          </table:table-cell>
        </table:table-row>
        <table:table-row table:style-name="ro2">
          <table:table-cell/>
          <table:table-cell table:style-name="ce22" office:value-type="float" office:value="19">
            <text:p>19</text:p>
          </table:table-cell>
          <table:table-cell table:style-name="ce22" office:value-type="float" office:value="1.5785">
            <text:p>1.5785</text:p>
          </table:table-cell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.6615">
            <text:p>1.6615</text:p>
          </table:table-cell>
        </table:table-row>
        <table:table-row table:style-name="ro2">
          <table:table-cell/>
          <table:table-cell table:style-name="ce22" office:value-type="float" office:value="21">
            <text:p>21</text:p>
          </table:table-cell>
          <table:table-cell table:style-name="ce22" office:value-type="float" office:value="1.745">
            <text:p>1.745</text:p>
          </table:table-cell>
        </table:table-row>
        <table:table-row table:style-name="ro2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.8275">
            <text:p>1.8275</text:p>
          </table:table-cell>
        </table:table-row>
        <table:table-row table:style-name="ro2">
          <table:table-cell/>
          <table:table-cell table:style-name="ce22" office:value-type="float" office:value="23">
            <text:p>23</text:p>
          </table:table-cell>
          <table:table-cell table:style-name="ce22" office:value-type="float" office:value="1.9115">
            <text:p>1.9115</text:p>
          </table:table-cell>
        </table:table-row>
        <table:table-row table:style-name="ro2">
          <table:table-cell/>
          <table:table-cell table:style-name="ce3" office:value-type="float" office:value="24">
            <text:p>24</text:p>
          </table:table-cell>
          <table:table-cell table:style-name="ce3" office:value-type="float" office:value="1.9945">
            <text:p>1.9945</text:p>
          </table:table-cell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tep 2" table:style-name="ta1">
        <table:shapes>
          <draw:frame draw:z-index="0" draw:style-name="gr1" svg:width="6.2988in" svg:height="3.5429in" svg:x="4.9091in" svg:y="0.4331in">
            <draw:object draw:notify-on-update-of-ranges="'Step 2'.D5:'Step 2'.D23 'Step 2'.C5:'Step 2'.C2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4">
          <table:table-cell table:style-name="ce23" office:value-type="string">
            <text:p>Set Voltage Source to <text:span text:style-name="T1">5V</text:span></text:p>
          </table:table-cell>
          <table:table-cell table:style-name="ce24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5" office:value-type="string">
            <text:p>A Amp-Meter</text:p>
          </table:table-cell>
          <table:table-cell table:style-name="ce26" office:value-type="string">
            <text:p>A Readed on LC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0.05">
            <text:p>0.05</text:p>
          </table:table-cell>
          <table:table-cell table:style-name="ce3" office:value-type="float" office:value="0.035">
            <text:p>0.03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0.116">
            <text:p>0.116</text:p>
          </table:table-cell>
          <table:table-cell table:style-name="ce22" office:value-type="float" office:value="0.093">
            <text:p>0.09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0.305">
            <text:p>0.305</text:p>
          </table:table-cell>
          <table:table-cell table:style-name="ce3" office:value-type="float" office:value="0.297">
            <text:p>0.2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0.508">
            <text:p>0.508</text:p>
          </table:table-cell>
          <table:table-cell table:style-name="ce22" office:value-type="float" office:value="0.507">
            <text:p>0.50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0.802">
            <text:p>0.802</text:p>
          </table:table-cell>
          <table:table-cell table:style-name="ce3" office:value-type="float" office:value="0.815">
            <text:p>0.81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1.034">
            <text:p>1.034</text:p>
          </table:table-cell>
          <table:table-cell table:style-name="ce22" office:value-type="float" office:value="1.055">
            <text:p>1.0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1.403">
            <text:p>1.403</text:p>
          </table:table-cell>
          <table:table-cell table:style-name="ce3" office:value-type="float" office:value="1.439">
            <text:p>1.43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1.802">
            <text:p>1.802</text:p>
          </table:table-cell>
          <table:table-cell table:style-name="ce22" office:value-type="float" office:value="1.855">
            <text:p>1.8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2.016">
            <text:p>2.016</text:p>
          </table:table-cell>
          <table:table-cell table:style-name="ce3" office:value-type="float" office:value="2.079">
            <text:p>2.0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2.401">
            <text:p>2.401</text:p>
          </table:table-cell>
          <table:table-cell table:style-name="ce22" office:value-type="float" office:value="2.479">
            <text:p>2.4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2.817">
            <text:p>2.817</text:p>
          </table:table-cell>
          <table:table-cell table:style-name="ce3" office:value-type="float" office:value="2.91">
            <text:p>2.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3.012">
            <text:p>3.012</text:p>
          </table:table-cell>
          <table:table-cell table:style-name="ce22" office:value-type="float" office:value="3.116">
            <text:p>3.1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4.024">
            <text:p>4.024</text:p>
          </table:table-cell>
          <table:table-cell table:style-name="ce3" office:value-type="float" office:value="4.17">
            <text:p>4.1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4.501">
            <text:p>4.501</text:p>
          </table:table-cell>
          <table:table-cell table:style-name="ce22" office:value-type="float" office:value="4.669">
            <text:p>4.6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5.014">
            <text:p>5.014</text:p>
          </table:table-cell>
          <table:table-cell table:style-name="ce3" office:value-type="float" office:value="5.205">
            <text:p>5.2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6.015">
            <text:p>6.015</text:p>
          </table:table-cell>
          <table:table-cell table:style-name="ce22" office:value-type="float" office:value="6.246">
            <text:p>6.24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7.071">
            <text:p>7.071</text:p>
          </table:table-cell>
          <table:table-cell table:style-name="ce22" office:value-type="float" office:value="7.349">
            <text:p>7.34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float" office:value="7.512">
            <text:p>7.512</text:p>
          </table:table-cell>
          <table:table-cell table:style-name="ce3" office:value-type="float" office:value="7.802">
            <text:p>7.80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 office:value-type="float" office:value="7.686">
            <text:p>7.686</text:p>
          </table:table-cell>
          <table:table-cell table:style-name="ce22" office:value-type="float" office:value="7.984">
            <text:p>7.98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float" office:value="4318">
            <text:p>4318</text:p>
          </table:table-cell>
          <table:table-cell table:formula="of:=[.C26]*[.D27]" office:value-type="float" office:value="4143.8749452536">
            <text:p>4143.874945253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.073">
            <text:p>2.073</text:p>
          </table:table-cell>
          <table:table-cell office:value-type="float" office:value="0.9596746052">
            <text:p>0.9596746052</text:p>
          </table:table-cell>
          <table:table-cell office:value-type="float" office:value="0.02088555766">
            <text:p>0.0208855577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formula="of:=[.C27]*[.D27]+[.E27]" office:value-type="float" office:value="2.0102910142396">
            <text:p>2.01029101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1.4A</text:p>
          </table:table-cell>
          <table:table-cell office:value-type="float" office:value="1400">
            <text:p>1400</text:p>
          </table:table-cell>
          <table:table-cell table:formula="of:=([.C32]/1000)*([.C30]/1000)" office:value-type="float" office:value="6.4484">
            <text:p>6.448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4762">
            <text:p>4762</text:p>
          </table:table-cell>
          <table:table-cell table:formula="of:=([.C30]*0.1)*[.D27]+[.E27]" office:value-type="float" office:value="134.37533028566">
            <text:p>134.3753302857</text:p>
          </table:table-cell>
          <table:table-cell table:formula="of:=[.C32]+[.D31]" office:value-type="float" office:value="4740.37533028566">
            <text:p>4740.375330285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4606">
            <text:p>46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formula="of:=[.C31]-[.C32]" office:value-type="float" office:value="156">
            <text:p>156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[.C30]/[.C32]" office:value-type="float" office:value="0.303951367781155">
            <text:p>0.3039513678</text:p>
          </table:table-cell>
          <table:table-cell table:formula="of:=[.C30]*[.D35]" office:value-type="float" office:value="425.531914893617">
            <text:p>425.5319148936</text:p>
          </table:table-cell>
          <table:table-cell table:number-columns-repeated="1019"/>
        </table:table-row>
      </table:table>
      <table:table table:name="Step 3" table:style-name="ta1">
        <table:shapes>
          <draw:frame draw:z-index="0" draw:style-name="gr1" svg:width="6.2988in" svg:height="3.5429in" svg:x="3.8724in" svg:y="0.4783in">
            <draw:object draw:notify-on-update-of-ranges="'Step 3'.D5:'Step 3'.D54 'Step 3'.C5:'Step 3'.C5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2">
          <table:table-cell office:value-type="string">
            <text:p>User an Amp-Meter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Steps</text:p>
          </table:table-cell>
          <table:table-cell table:style-name="ce7" office:value-type="string">
            <text:p>m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6">
            <text:p>6</text:p>
          </table:table-cell>
          <table:table-cell table:style-name="ce8" office:value-type="float" office:value="3.33">
            <text:p>3.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6.92">
            <text:p>6.92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10">
            <text:p>10</text:p>
          </table:table-cell>
          <table:table-cell table:style-name="ce8" office:value-type="float" office:value="10.45">
            <text:p>10.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28.3">
            <text:p>28.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40">
            <text:p>40</text:p>
          </table:table-cell>
          <table:table-cell table:style-name="ce8" office:value-type="float" office:value="63.95">
            <text:p>63.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office:value-type="float" office:value="81.83">
            <text:p>81.8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70">
            <text:p>70</text:p>
          </table:table-cell>
          <table:table-cell table:style-name="ce8" office:value-type="float" office:value="119.2">
            <text:p>119.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0">
            <text:p>80</text:p>
          </table:table-cell>
          <table:table-cell office:value-type="float" office:value="139.55">
            <text:p>139.5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100">
            <text:p>100</text:p>
          </table:table-cell>
          <table:table-cell table:style-name="ce8" office:value-type="float" office:value="179.74">
            <text:p>179.7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office:value-type="float" office:value="364.88">
            <text:p>364.8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300">
            <text:p>300</text:p>
          </table:table-cell>
          <table:table-cell table:style-name="ce8" office:value-type="float" office:value="554">
            <text:p>55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00">
            <text:p>400</text:p>
          </table:table-cell>
          <table:table-cell office:value-type="float" office:value="748">
            <text:p>74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500">
            <text:p>500</text:p>
          </table:table-cell>
          <table:table-cell table:style-name="ce8" office:value-type="float" office:value="941">
            <text:p>94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00">
            <text:p>600</text:p>
          </table:table-cell>
          <table:table-cell office:value-type="float" office:value="1132">
            <text:p>1132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700">
            <text:p>700</text:p>
          </table:table-cell>
          <table:table-cell table:style-name="ce8" office:value-type="float" office:value="1322">
            <text:p>132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00">
            <text:p>800</text:p>
          </table:table-cell>
          <table:table-cell office:value-type="float" office:value="1517">
            <text:p>151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900">
            <text:p>900</text:p>
          </table:table-cell>
          <table:table-cell table:style-name="ce8" office:value-type="float" office:value="1713">
            <text:p>17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office:value-type="float" office:value="1902">
            <text:p>1902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1100">
            <text:p>1100</text:p>
          </table:table-cell>
          <table:table-cell table:style-name="ce8" office:value-type="float" office:value="2092">
            <text:p>209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00">
            <text:p>1200</text:p>
          </table:table-cell>
          <table:table-cell office:value-type="float" office:value="2283">
            <text:p>228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1300">
            <text:p>1300</text:p>
          </table:table-cell>
          <table:table-cell table:style-name="ce8" office:value-type="float" office:value="2479">
            <text:p>24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400">
            <text:p>1400</text:p>
          </table:table-cell>
          <table:table-cell office:value-type="float" office:value="2670">
            <text:p>2670</text:p>
          </table:table-cell>
          <table:table-cell/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float" office:value="1500">
            <text:p>1500</text:p>
          </table:table-cell>
          <table:table-cell table:style-name="ce8" office:value-type="float" office:value="2858">
            <text:p>2858</text:p>
          </table:table-cell>
          <table:table-cell/>
          <table:table-cell office:value-type="float" office:value="4.293">
            <text:p>4.293</text:p>
          </table:table-cell>
          <table:table-cell table:formula="of:=[.F27]-[.F28]" office:value-type="float" office:value="0.432">
            <text:p>0.432</text:p>
          </table:table-cell>
          <table:table-cell table:formula="of:=4000*0.5222007" office:value-type="float" office:value="2088.8028">
            <text:p>2088.8028</text:p>
          </table:table-cell>
        </table:table-row>
        <table:table-row table:style-name="ro2">
          <table:table-cell table:number-columns-repeated="2"/>
          <table:table-cell office:value-type="float" office:value="1600">
            <text:p>1600</text:p>
          </table:table-cell>
          <table:table-cell office:value-type="float" office:value="3051">
            <text:p>3051</text:p>
          </table:table-cell>
          <table:table-cell/>
          <table:table-cell office:value-type="float" office:value="3.861">
            <text:p>3.86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float" office:value="1700">
            <text:p>1700</text:p>
          </table:table-cell>
          <table:table-cell table:style-name="ce8" office:value-type="float" office:value="3242">
            <text:p>3242</text:p>
          </table:table-cell>
          <table:table-cell/>
          <table:table-cell office:value-type="float" office:value="2770">
            <text:p>2770</text:p>
          </table:table-cell>
          <table:table-cell table:formula="of:=([.F29]*0.05222)+7.526" office:value-type="float" office:value="152.1754">
            <text:p>152.1754</text:p>
          </table:table-cell>
          <table:table-cell table:formula="of:=SUM([.F29]+[.G29])" office:value-type="float" office:value="2922.1754">
            <text:p>2922.1754</text:p>
          </table:table-cell>
        </table:table-row>
        <table:table-row table:style-name="ro2">
          <table:table-cell table:number-columns-repeated="2"/>
          <table:table-cell office:value-type="float" office:value="1800">
            <text:p>1800</text:p>
          </table:table-cell>
          <table:table-cell office:value-type="float" office:value="3434">
            <text:p>343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1900">
            <text:p>1900</text:p>
          </table:table-cell>
          <table:table-cell table:style-name="ce8" office:value-type="float" office:value="3623">
            <text:p>362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000">
            <text:p>2000</text:p>
          </table:table-cell>
          <table:table-cell office:value-type="float" office:value="3815">
            <text:p>381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2100">
            <text:p>2100</text:p>
          </table:table-cell>
          <table:table-cell table:style-name="ce8" office:value-type="float" office:value="4006">
            <text:p>4006</text:p>
          </table:table-cell>
          <table:table-cell office:value-type="float" office:value="2300">
            <text:p>2300</text:p>
          </table:table-cell>
          <table:table-cell office:value-type="string">
            <text:p>m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00">
            <text:p>2200</text:p>
          </table:table-cell>
          <table:table-cell office:value-type="float" office:value="4198">
            <text:p>4198</text:p>
          </table:table-cell>
          <table:table-cell office:value-type="float" office:value="4599">
            <text:p>459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8" office:value-type="float" office:value="2300">
            <text:p>2300</text:p>
          </table:table-cell>
          <table:table-cell table:style-name="ce8" office:value-type="float" office:value="4387">
            <text:p>4387</text:p>
          </table:table-cell>
          <table:table-cell office:value-type="float" office:value="4330">
            <text:p>4330</text:p>
          </table:table-cell>
          <table:table-cell table:formula="of:=[.E33]*[.F36]" office:value-type="float" office:value="269">
            <text:p>2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0">
            <text:p>2400</text:p>
          </table:table-cell>
          <table:table-cell office:value-type="float" office:value="4577">
            <text:p>4577</text:p>
          </table:table-cell>
          <table:table-cell table:formula="of:=[.E34]-[.E35]" office:value-type="float" office:value="269">
            <text:p>269</text:p>
          </table:table-cell>
          <table:table-cell table:formula="of:=[.E36]/[.E33]" office:value-type="float" office:value="0.11695652173913">
            <text:p>0.11695652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float" office:value="2500">
            <text:p>2500</text:p>
          </table:table-cell>
          <table:table-cell table:style-name="ce8" office:value-type="float" office:value="4770">
            <text:p>47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00">
            <text:p>2600</text:p>
          </table:table-cell>
          <table:table-cell office:value-type="float" office:value="4959">
            <text:p>495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2700">
            <text:p>2700</text:p>
          </table:table-cell>
          <table:table-cell table:style-name="ce8" office:value-type="float" office:value="5147">
            <text:p>514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800">
            <text:p>2800</text:p>
          </table:table-cell>
          <table:table-cell office:value-type="float" office:value="5340">
            <text:p>534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2900">
            <text:p>2900</text:p>
          </table:table-cell>
          <table:table-cell table:style-name="ce8" office:value-type="float" office:value="5534">
            <text:p>553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000">
            <text:p>3000</text:p>
          </table:table-cell>
          <table:table-cell office:value-type="float" office:value="5725">
            <text:p>572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3100">
            <text:p>3100</text:p>
          </table:table-cell>
          <table:table-cell table:style-name="ce8" office:value-type="float" office:value="5919">
            <text:p>59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200">
            <text:p>3200</text:p>
          </table:table-cell>
          <table:table-cell office:value-type="float" office:value="6112">
            <text:p>6112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3300">
            <text:p>3300</text:p>
          </table:table-cell>
          <table:table-cell table:style-name="ce8" office:value-type="float" office:value="6303">
            <text:p>6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400">
            <text:p>3400</text:p>
          </table:table-cell>
          <table:table-cell office:value-type="float" office:value="6499">
            <text:p>649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3500">
            <text:p>3500</text:p>
          </table:table-cell>
          <table:table-cell table:style-name="ce8" office:value-type="float" office:value="6692">
            <text:p>669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float" office:value="6883">
            <text:p>688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3700">
            <text:p>3700</text:p>
          </table:table-cell>
          <table:table-cell table:style-name="ce8" office:value-type="float" office:value="7075">
            <text:p>70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00">
            <text:p>3800</text:p>
          </table:table-cell>
          <table:table-cell office:value-type="float" office:value="7266">
            <text:p>726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float" office:value="3900">
            <text:p>3900</text:p>
          </table:table-cell>
          <table:table-cell table:style-name="ce8" office:value-type="float" office:value="7458">
            <text:p>74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000">
            <text:p>4000</text:p>
          </table:table-cell>
          <table:table-cell office:value-type="float" office:value="7649">
            <text:p>764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float" office:value="4050">
            <text:p>4050</text:p>
          </table:table-cell>
          <table:table-cell table:style-name="ce9" office:value-type="float" office:value="7747">
            <text:p>774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095">
            <text:p>4095</text:p>
          </table:table-cell>
          <table:table-cell office:value-type="float" office:value="7831">
            <text:p>7831</text:p>
          </table:table-cell>
          <table:table-cell table:number-columns-repeated="4"/>
        </table:table-row>
      </table:table>
      <table:table table:name="Sheet7" table:style-name="ta1">
        <table:shapes>
          <draw:frame draw:z-index="0" draw:style-name="gr1" svg:width="6.2988in" svg:height="3.5429in" svg:x="5.4539in" svg:y="2.4925in">
            <draw:object draw:notify-on-update-of-ranges="Sheet7.C5:Sheet7.C15 Sheet7.B5:Sheet7.B1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A</text:p>
          </table:table-cell>
          <table:table-cell office:value-type="string">
            <text:p>mV Meter</text:p>
          </table:table-cell>
          <table:table-cell office:value-type="string">
            <text:p>mV LCD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94">
            <text:p>4994</text:p>
          </table:table-cell>
          <table:table-cell office:value-type="float" office:value="4991">
            <text:p>4991</text:p>
          </table:table-cell>
          <table:table-cell table:formula="of:=[.B4]-[.C4]" office:value-type="float" office:value="3">
            <text:p>3</text:p>
          </table:table-cell>
          <table:table-cell table:formula="of:=[.D4]/[.A4]" office:value-type="float" office:value="0.06">
            <text:p>0.06</text:p>
          </table:table-cell>
          <table:table-cell table:formula="of:=0.1155*[.A4]" office:value-type="float" office:value="5.775">
            <text:p>5.775</text:p>
          </table:table-cell>
          <table:table-cell table:formula="of:=[.C4]+[.F4]" office:value-type="float" office:value="4996.775">
            <text:p>4996.775</text:p>
          </table:table-cell>
          <table:table-cell table:formula="of:=[.C4]*0.6062766442+1967.5125324901" office:value-type="float" office:value="4993.4392636923">
            <text:p>4993.439263692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79">
            <text:p>4979</text:p>
          </table:table-cell>
          <table:table-cell office:value-type="float" office:value="4973">
            <text:p>4973</text:p>
          </table:table-cell>
          <table:table-cell table:formula="of:=[.B5]-[.C5]" office:value-type="float" office:value="6">
            <text:p>6</text:p>
          </table:table-cell>
          <table:table-cell table:formula="of:=[.D5]/[.A5]" office:value-type="float" office:value="0.06">
            <text:p>0.06</text:p>
          </table:table-cell>
          <table:table-cell table:formula="of:=0.1155*[.A5]" office:value-type="float" office:value="11.55">
            <text:p>11.55</text:p>
          </table:table-cell>
          <table:table-cell table:formula="of:=[.C5]+[.F5]" office:value-type="float" office:value="4984.55">
            <text:p>4984.55</text:p>
          </table:table-cell>
          <table:table-cell table:formula="of:=[.C5]*0.6062766442+1967.5125324901" office:value-type="float" office:value="4982.5262840967">
            <text:p>4982.526284096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909">
            <text:p>4909</text:p>
          </table:table-cell>
          <table:table-cell office:value-type="float" office:value="4853">
            <text:p>4853</text:p>
          </table:table-cell>
          <table:table-cell table:formula="of:=[.B6]-[.C6]" office:value-type="float" office:value="56">
            <text:p>56</text:p>
          </table:table-cell>
          <table:table-cell table:formula="of:=[.D6]/[.A6]" office:value-type="float" office:value="0.112">
            <text:p>0.112</text:p>
          </table:table-cell>
          <table:table-cell table:formula="of:=0.1155*[.A6]" office:value-type="float" office:value="57.75">
            <text:p>57.75</text:p>
          </table:table-cell>
          <table:table-cell table:formula="of:=[.C6]+[.F6]" office:value-type="float" office:value="4910.75">
            <text:p>4910.75</text:p>
          </table:table-cell>
          <table:table-cell table:formula="of:=[.C6]*0.6062766442+1967.5125324901" office:value-type="float" office:value="4909.7730867927">
            <text:p>4909.773086792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822">
            <text:p>4822</text:p>
          </table:table-cell>
          <table:table-cell office:value-type="float" office:value="4703">
            <text:p>4703</text:p>
          </table:table-cell>
          <table:table-cell table:formula="of:=[.B7]-[.C7]" office:value-type="float" office:value="119">
            <text:p>119</text:p>
          </table:table-cell>
          <table:table-cell table:formula="of:=[.D7]/[.A7]" office:value-type="float" office:value="0.119">
            <text:p>0.119</text:p>
          </table:table-cell>
          <table:table-cell table:formula="of:=0.1155*[.A7]" office:value-type="float" office:value="115.5">
            <text:p>115.5</text:p>
          </table:table-cell>
          <table:table-cell table:formula="of:=[.C7]+[.F7]" office:value-type="float" office:value="4818.5">
            <text:p>4818.5</text:p>
          </table:table-cell>
          <table:table-cell table:formula="of:=[.C7]*0.6062766442+1967.5125324901" office:value-type="float" office:value="4818.8315901627">
            <text:p>4818.8315901627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646">
            <text:p>4646</text:p>
          </table:table-cell>
          <table:table-cell office:value-type="float" office:value="4414">
            <text:p>4414</text:p>
          </table:table-cell>
          <table:table-cell table:formula="of:=[.B8]-[.C8]" office:value-type="float" office:value="232">
            <text:p>232</text:p>
          </table:table-cell>
          <table:table-cell table:formula="of:=[.D8]/[.A8]" office:value-type="float" office:value="0.116">
            <text:p>0.116</text:p>
          </table:table-cell>
          <table:table-cell table:formula="of:=0.1155*[.A8]" office:value-type="float" office:value="231">
            <text:p>231</text:p>
          </table:table-cell>
          <table:table-cell table:formula="of:=[.C8]+[.F8]" office:value-type="float" office:value="4645">
            <text:p>4645</text:p>
          </table:table-cell>
          <table:table-cell table:formula="of:=[.C8]*0.6062766442+1967.5125324901" office:value-type="float" office:value="4643.6176399889">
            <text:p>4643.6176399889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4473">
            <text:p>4473</text:p>
          </table:table-cell>
          <table:table-cell office:value-type="float" office:value="4126">
            <text:p>4126</text:p>
          </table:table-cell>
          <table:table-cell table:formula="of:=[.B9]-[.C9]" office:value-type="float" office:value="347">
            <text:p>347</text:p>
          </table:table-cell>
          <table:table-cell table:formula="of:=[.D9]/[.A9]" office:value-type="float" office:value="0.115666666666667">
            <text:p>0.1156666667</text:p>
          </table:table-cell>
          <table:table-cell table:formula="of:=0.1155*[.A9]" office:value-type="float" office:value="346.5">
            <text:p>346.5</text:p>
          </table:table-cell>
          <table:table-cell table:formula="of:=[.C9]+[.F9]" office:value-type="float" office:value="4472.5">
            <text:p>4472.5</text:p>
          </table:table-cell>
          <table:table-cell table:formula="of:=[.C9]*0.6062766442+1967.5125324901" office:value-type="float" office:value="4469.0099664593">
            <text:p>4469.009966459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4298">
            <text:p>4298</text:p>
          </table:table-cell>
          <table:table-cell office:value-type="float" office:value="3837">
            <text:p>3837</text:p>
          </table:table-cell>
          <table:table-cell table:formula="of:=[.B10]-[.C10]" office:value-type="float" office:value="461">
            <text:p>461</text:p>
          </table:table-cell>
          <table:table-cell table:formula="of:=[.D10]/[.A10]" office:value-type="float" office:value="0.11525">
            <text:p>0.11525</text:p>
          </table:table-cell>
          <table:table-cell table:formula="of:=0.1155*[.A10]" office:value-type="float" office:value="462">
            <text:p>462</text:p>
          </table:table-cell>
          <table:table-cell table:formula="of:=[.C10]+[.F10]" office:value-type="float" office:value="4299">
            <text:p>4299</text:p>
          </table:table-cell>
          <table:table-cell table:formula="of:=[.C10]*0.6062766442+1967.5125324901" office:value-type="float" office:value="4293.7960162855">
            <text:p>4293.796016285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4118">
            <text:p>4118</text:p>
          </table:table-cell>
          <table:table-cell office:value-type="float" office:value="3561">
            <text:p>3561</text:p>
          </table:table-cell>
          <table:table-cell table:formula="of:=[.B11]-[.C11]" office:value-type="float" office:value="557">
            <text:p>557</text:p>
          </table:table-cell>
          <table:table-cell table:formula="of:=[.D11]/[.A11]" office:value-type="float" office:value="0.1114">
            <text:p>0.1114</text:p>
          </table:table-cell>
          <table:table-cell table:formula="of:=0.1155*[.A11]" office:value-type="float" office:value="577.5">
            <text:p>577.5</text:p>
          </table:table-cell>
          <table:table-cell table:formula="of:=[.C11]+[.F11]" office:value-type="float" office:value="4138.5">
            <text:p>4138.5</text:p>
          </table:table-cell>
          <table:table-cell table:formula="of:=[.C11]*0.6062766442+1967.5125324901" office:value-type="float" office:value="4126.4636624863">
            <text:p>4126.4636624863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3933">
            <text:p>3933</text:p>
          </table:table-cell>
          <table:table-cell office:value-type="float" office:value="3255">
            <text:p>3255</text:p>
          </table:table-cell>
          <table:table-cell table:formula="of:=[.B12]-[.C12]" office:value-type="float" office:value="678">
            <text:p>678</text:p>
          </table:table-cell>
          <table:table-cell table:formula="of:=[.D12]/[.A12]" office:value-type="float" office:value="0.113">
            <text:p>0.113</text:p>
          </table:table-cell>
          <table:table-cell table:formula="of:=0.1155*[.A12]" office:value-type="float" office:value="693">
            <text:p>693</text:p>
          </table:table-cell>
          <table:table-cell table:formula="of:=[.C12]+[.F12]" office:value-type="float" office:value="3948">
            <text:p>3948</text:p>
          </table:table-cell>
          <table:table-cell table:formula="of:=[.C12]*0.6062766442+1967.5125324901" office:value-type="float" office:value="3940.9430093611">
            <text:p>3940.9430093611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3741">
            <text:p>3741</text:p>
          </table:table-cell>
          <table:table-cell office:value-type="float" office:value="2924">
            <text:p>2924</text:p>
          </table:table-cell>
          <table:table-cell table:formula="of:=[.B13]-[.C13]" office:value-type="float" office:value="817">
            <text:p>817</text:p>
          </table:table-cell>
          <table:table-cell table:formula="of:=[.D13]/[.A13]" office:value-type="float" office:value="0.116714285714286">
            <text:p>0.1167142857</text:p>
          </table:table-cell>
          <table:table-cell table:formula="of:=0.1155*[.A13]" office:value-type="float" office:value="808.5">
            <text:p>808.5</text:p>
          </table:table-cell>
          <table:table-cell table:formula="of:=[.C13]+[.F13]" office:value-type="float" office:value="3732.5">
            <text:p>3732.5</text:p>
          </table:table-cell>
          <table:table-cell table:formula="of:=[.C13]*0.6062766442+1967.5125324901" office:value-type="float" office:value="3740.2654401309">
            <text:p>3740.2654401309</text:p>
          </table:table-cell>
        </table:table-row>
        <table:table-row table:style-name="ro2">
          <table:table-cell office:value-type="float" office:value="7500">
            <text:p>7500</text:p>
          </table:table-cell>
          <table:table-cell office:value-type="float" office:value="3641">
            <text:p>3641</text:p>
          </table:table-cell>
          <table:table-cell office:value-type="float" office:value="2750">
            <text:p>2750</text:p>
          </table:table-cell>
          <table:table-cell table:formula="of:=[.B14]-[.C14]" office:value-type="float" office:value="891">
            <text:p>891</text:p>
          </table:table-cell>
          <table:table-cell table:formula="of:=[.D14]/[.A14]" office:value-type="float" office:value="0.1188">
            <text:p>0.1188</text:p>
          </table:table-cell>
          <table:table-cell table:formula="of:=0.1155*[.A14]" office:value-type="float" office:value="866.25">
            <text:p>866.25</text:p>
          </table:table-cell>
          <table:table-cell table:formula="of:=[.C14]+[.F14]" office:value-type="float" office:value="3616.25">
            <text:p>3616.25</text:p>
          </table:table-cell>
          <table:table-cell table:formula="of:=[.C14]*0.6062766442+1967.5125324901" office:value-type="float" office:value="3634.7733040401">
            <text:p>3634.7733040401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1332">
            <text:p>11332</text:p>
          </table:table-cell>
          <table:table-cell office:value-type="float" office:value="10873">
            <text:p>10873</text:p>
          </table:table-cell>
          <table:table-cell table:formula="of:=[.B15]-[.C15]" office:value-type="float" office:value="459">
            <text:p>459</text:p>
          </table:table-cell>
          <table:table-cell table:formula="of:=[.D15]/[.A15]" office:value-type="float" office:value="0.11475">
            <text:p>0.11475</text:p>
          </table:table-cell>
          <table:table-cell table:formula="of:=0.1155*[.A15]" office:value-type="float" office:value="462">
            <text:p>462</text:p>
          </table:table-cell>
          <table:table-cell table:formula="of:=[.C15]+[.F15]" office:value-type="float" office:value="11335">
            <text:p>11335</text:p>
          </table:table-cell>
          <table:table-cell table:formula="of:=[.C15]*0.6062766442+1967.5125324901" office:value-type="float" office:value="8559.5584848767">
            <text:p>8559.5584848767</text:p>
          </table:table-cell>
        </table:table-row>
        <table:table-row table:style-name="ro2">
          <table:table-cell table:number-columns-repeated="4"/>
          <table:table-cell table:formula="of:=SUM([.E6:.E15])/10" office:value-type="float" office:value="0.115258095238095">
            <text:p>0.1152580952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formula="of:=[.C19]/1000" office:value-type="float" office:value="0.05">
            <text:p>0.05</text:p>
          </table:table-cell>
          <table:table-cell table:formula="of:=[.D19]*1000"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1155">
            <text:p>0.1155</text:p>
          </table:table-cell>
          <table:table-cell table:formula="of:=[.C20]/1000" office:value-type="float" office:value="0.0001155">
            <text:p>0.00011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73">
            <text:p>4773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float" office:value="4775">
            <text:p>4775</text:p>
          </table:table-cell>
          <table:table-cell office:value-type="float" office:value="50">
            <text:p>50</text:p>
          </table:table-cell>
          <table:table-cell office:value-type="float" office:value="0.115">
            <text:p>0.115</text:p>
          </table:table-cell>
          <table:table-cell table:formula="of:=[.C24]*[.D24]+[.B24]" office:value-type="float" office:value="4780.75">
            <text:p>4780.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.775">
            <text:p>4.775</text:p>
          </table:table-cell>
          <table:table-cell office:value-type="float" office:value="0.05">
            <text:p>0.05</text:p>
          </table:table-cell>
          <table:table-cell office:value-type="float" office:value="0.115">
            <text:p>0.115</text:p>
          </table:table-cell>
          <table:table-cell table:formula="of:=[.C25]*[.D25]+[.B25]" office:value-type="float" office:value="4.78075">
            <text:p>4.780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2-14T12:31:06</meta:creation-date>
    <dc:date>2014-12-19T16:57:33</dc:date>
    <dc:creator>Daniel </dc:creator>
    <meta:editing-duration>P4DT45M39S</meta:editing-duration>
    <meta:editing-cycles>31</meta:editing-cycles>
    <meta:generator>LibreOffice/3.5$Linux_x86 LibreOffice_project/350m1$Build-2</meta:generator>
    <meta:document-statistic meta:table-count="7" meta:cell-count="116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1.171cm" svg:y="3.429cm" style:legend-expansion="custom" chartooo:width="4.168cm" chartooo:height="1.08cm" style:legend-expansion-aspect-ratio="3.85925925925926" chart:style-name="ch2"/>
        <chart:plot-area chart:style-name="ch3" table:cell-range-address="5V.D11:5V.D57 5V.H11:5V.H57" svg:x="0.64cm" svg:y="0.409cm" svg:width="10.209cm" svg:height="7.541cm">
          <chartooo:coordinate-region svg:x="1.738cm" svg:y="1.049cm" svg:width="8.686cm" svg:height="6.7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V.H11:5V.H57" chart:class="chart:scatter">
            <chart:domain table:cell-range-address="5V.D11:5V.D57"/>
            <chart:regression-curve chart:style-name="ch8">
              <chart:equation chart:display-r-square="true" svg:x="1.425cm" svg:y="1.283cm"/>
            </chart:regression-curve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5V.D11:5V.D57</svg:desc>
                </draw:g>
              </table:table-cell>
              <table:table-cell office:value-type="float" office:value="4993">
                <text:p>4993</text:p>
                <draw:g>
                  <svg:desc>5V.H11:5V.H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0">
                <text:p>1100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">
                <text:p>1300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">
                <text:p>140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0">
                <text:p>160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0">
                <text:p>170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0">
                <text:p>1800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0">
                <text:p>19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0">
                <text:p>210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00">
                <text:p>2300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">
                <text:p>2400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00">
                <text:p>25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0">
                <text:p>2600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00">
                <text:p>27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0">
                <text:p>280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0">
                <text:p>290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00">
                <text:p>310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0">
                <text:p>320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00">
                <text:p>3300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00">
                <text:p>340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0">
                <text:p>3500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0">
                <text:p>360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00">
                <text:p>370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0">
                <text:p>3800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00">
                <text:p>39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">
                <text:p>405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95">
                <text:p>4095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621cm" svg:y="3.96cm" style:legend-expansion="high" chart:style-name="ch2"/>
        <chart:plot-area chart:style-name="ch3" table:cell-range-address="'Step 3'.C5:'Step 3'.D54" svg:x="0.77cm" svg:y="0.855cm" svg:width="10.212cm" svg:height="7.545cm">
          <chartooo:coordinate-region svg:x="1.868cm" svg:y="1.051cm" svg:width="8.689cm" svg:height="6.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3'.C5:'Step 3'.C54" chart:class="chart:scatter">
            <chart:domain table:cell-range-address="'Step 3'.D5:'Step 3'.D54"/>
            <chart:regression-curve chart:style-name="ch7">
              <chart:equation chart:display-r-square="tru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">
                <text:p>3.33</text:p>
                <draw:g>
                  <svg:desc>'Step 3'.D5:'Step 3'.D54</svg:desc>
                </draw:g>
              </table:table-cell>
              <table:table-cell office:value-type="float" office:value="6">
                <text:p>6</text:p>
                <draw:g>
                  <svg:desc>'Step 3'.C5:'Step 3'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2">
                <text:p>6.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5">
                <text:p>10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3">
                <text:p>28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95">
                <text:p>63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83">
                <text:p>81.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2">
                <text:p>119.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.55">
                <text:p>139.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.74">
                <text:p>179.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.88">
                <text:p>364.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">
                <text:p>5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8">
                <text:p>7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">
                <text:p>9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2">
                <text:p>132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">
                <text:p>15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3">
                <text:p>17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2">
                <text:p>1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2">
                <text:p>209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3">
                <text:p>22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9">
                <text:p>247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0">
                <text:p>26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8">
                <text:p>28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1">
                <text:p>305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2">
                <text:p>32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4">
                <text:p>343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3">
                <text:p>36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15">
                <text:p>38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6">
                <text:p>400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8">
                <text:p>419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87">
                <text:p>438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7">
                <text:p>457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70">
                <text:p>477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9">
                <text:p>495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7">
                <text:p>514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0">
                <text:p>53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34">
                <text:p>553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5">
                <text:p>572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19">
                <text:p>591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12">
                <text:p>61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3">
                <text:p>630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99">
                <text:p>649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92">
                <text:p>66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3">
                <text:p>688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5">
                <text:p>707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66">
                <text:p>726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58">
                <text:p>745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49">
                <text:p>76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47">
                <text:p>7747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31">
                <text:p>7831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51cm" svg:y="3.96cm" style:legend-expansion="high" chart:style-name="ch2"/>
        <chart:plot-area chart:style-name="ch3" table:cell-range-address="5V.V1:5V.W47" svg:x="0.77cm" svg:y="0.855cm" svg:width="10.142cm" svg:height="7.545cm">
          <chartooo:coordinate-region svg:x="1.868cm" svg:y="1.051cm" svg:width="8.619cm" svg:height="6.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V.W1:5V.W47" chart:class="chart:scatter">
            <chart:domain table:cell-range-address="5V.V1:5V.V47"/>
            <chart:regression-curve chart:style-name="ch7">
              <chart:equation chart:display-r-square="true" svg:x="2.029cm" svg:y="1.127cm"/>
            </chart:regression-curve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">
                <text:p>27.6</text:p>
                <draw:g>
                  <svg:desc>5V.V1:5V.V47</svg:desc>
                </draw:g>
              </table:table-cell>
              <table:table-cell office:value-type="float" office:value="4993">
                <text:p>4993</text:p>
                <draw:g>
                  <svg:desc>5V.W1:5V.W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3">
                <text:p>81.3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.6">
                <text:p>118.6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.8">
                <text:p>138.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.1">
                <text:p>179.1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.4">
                <text:p>364.4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3">
                <text:p>553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8">
                <text:p>748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1">
                <text:p>941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">
                <text:p>1133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2">
                <text:p>1322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8">
                <text:p>1518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3">
                <text:p>1713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2">
                <text:p>2092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3">
                <text:p>2283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9">
                <text:p>2479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0">
                <text:p>267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9">
                <text:p>2859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1">
                <text:p>3051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42">
                <text:p>3242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4">
                <text:p>343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23">
                <text:p>3623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15">
                <text:p>3815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6">
                <text:p>4006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98">
                <text:p>419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87">
                <text:p>4387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79">
                <text:p>4579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72">
                <text:p>4772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60">
                <text:p>4960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49">
                <text:p>5149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40">
                <text:p>534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34">
                <text:p>5534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25">
                <text:p>5725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19">
                <text:p>5919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12">
                <text:p>6112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05">
                <text:p>6305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99">
                <text:p>6499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93">
                <text:p>6693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85">
                <text:p>6885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77">
                <text:p>707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68">
                <text:p>7268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60">
                <text:p>746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51">
                <text:p>7651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44">
                <text:p>7744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29">
                <text:p>7829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draw:fill-color="#ffff99" draw:opacity="4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22cm" svg:height="8.991cm" xlink:href=".." xlink:type="simple" chart:class="chart:scatter" chart:style-name="ch1">
        <chart:title svg:x="5.411cm" svg:y="0.315cm" chart:style-name="ch2">
          <text:p>Measured Current</text:p>
        </chart:title>
        <chart:legend chart:legend-position="end" svg:x="10.244cm" svg:y="3.955cm" style:legend-expansion="high" chart:style-name="ch3"/>
        <chart:plot-area chart:style-name="ch4" table:cell-range-address="5V.D5:5V.E57" svg:x="0.742cm" svg:y="1.657cm" svg:width="8.918cm" svg:height="6.735cm">
          <chartooo:coordinate-region svg:x="1.84cm" svg:y="1.853cm" svg:width="7.395cm" svg:height="5.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5V.E5:5V.E57" chart:class="chart:scatter">
            <chart:domain table:cell-range-address="5V.D5:5V.D57"/>
            <chart:regression-curve chart:style-name="ch8">
              <chart:equation chart:display-r-square="true" svg:x="1.82cm" svg:y="0.965cm"/>
            </chart:regression-curve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5V.D5:5V.D57</svg:desc>
                </draw:g>
              </table:table-cell>
              <table:table-cell office:value-type="float" office:value="0.017">
                <text:p>0.017</text:p>
                <draw:g>
                  <svg:desc>5V.E5:5V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38.8">
                <text:p>13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364.4">
                <text:p>36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">
                <text:p>140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0">
                <text:p>170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0">
                <text:p>1900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0">
                <text:p>210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0">
                <text:p>2200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0">
                <text:p>2300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0">
                <text:p>2400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0">
                <text:p>250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0">
                <text:p>260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00">
                <text:p>2700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0">
                <text:p>2800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">
                <text:p>2900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">
                <text:p>3000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0">
                <text:p>3100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0">
                <text:p>3200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00">
                <text:p>3300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0">
                <text:p>3400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0">
                <text:p>3500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0">
                <text:p>3600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0">
                <text:p>370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0">
                <text:p>380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00">
                <text:p>3900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0">
                <text:p>405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95">
                <text:p>4095</text:p>
              </table:table-cell>
              <table:table-cell office:value-type="float" office:value="7829">
                <text:p>7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 draw:fill-color="#e6e6ff" draw:opacity="3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83caff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22cm" svg:height="8.99cm" xlink:href=".." xlink:type="simple" chart:class="chart:scatter" chart:style-name="ch1">
        <chart:title svg:x="5.887cm" svg:y="0.315cm" chart:style-name="ch2">
          <text:p>Voltage Loss</text:p>
        </chart:title>
        <chart:legend chart:legend-position="end" svg:x="10.279cm" svg:y="3.955cm" style:legend-expansion="high" chart:style-name="ch3"/>
        <chart:plot-area chart:style-name="ch4" table:cell-range-address="5V.E5:5V.F57" svg:x="0.742cm" svg:y="1.657cm" svg:width="8.953cm" svg:height="6.734cm">
          <chartooo:coordinate-region svg:x="1.84cm" svg:y="1.853cm" svg:width="7.324cm" svg:height="5.8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5V.F5:5V.F57" chart:class="chart:scatter">
            <chart:domain table:cell-range-address="5V.E5:5V.E57"/>
            <chart:regression-curve chart:style-name="ch8">
              <chart:equation chart:display-r-square="true" svg:x="1.797cm" svg:y="0.977cm"/>
            </chart:regression-curve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">
                <text:p>0.017</text:p>
                <draw:g>
                  <svg:desc>5V.E5:5V.E57</svg:desc>
                </draw:g>
              </table:table-cell>
              <table:table-cell office:value-type="float" office:value="0">
                <text:p>0</text:p>
                <draw:g>
                  <svg:desc>5V.F5:5V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4">
                <text:p>6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1">
                <text:p>9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6">
                <text:p>2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.4">
                <text:p>63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3">
                <text:p>81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.6">
                <text:p>118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">
                <text:p>138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1">
                <text:p>179.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4.4">
                <text:p>364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3">
                <text:p>5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8">
                <text:p>7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1">
                <text:p>94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3">
                <text:p>11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2">
                <text:p>132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8">
                <text:p>15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3">
                <text:p>17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2">
                <text:p>190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2">
                <text:p>209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83">
                <text:p>228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79">
                <text:p>247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70">
                <text:p>267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9">
                <text:p>285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1">
                <text:p>305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42">
                <text:p>324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4">
                <text:p>343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23">
                <text:p>362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15">
                <text:p>381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6">
                <text:p>400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8">
                <text:p>41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87">
                <text:p>438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79">
                <text:p>457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72">
                <text:p>477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60">
                <text:p>496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49">
                <text:p>514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40">
                <text:p>53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34">
                <text:p>553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25">
                <text:p>5725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19">
                <text:p>5919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12">
                <text:p>611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05">
                <text:p>630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9">
                <text:p>649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3">
                <text:p>669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85">
                <text:p>688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77">
                <text:p>707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68">
                <text:p>7268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60">
                <text:p>746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1">
                <text:p>765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44">
                <text:p>774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29">
                <text:p>7829</text:p>
              </table:table-cell>
              <table:table-cell office:value-type="float" office:value="1533">
                <text:p>15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2cm" svg:y="3.96cm" style:legend-expansion="high" chart:style-name="ch2"/>
        <chart:plot-area chart:style-name="ch3" table:cell-range-address="5V.J5:5V.J57" svg:x="0.77cm" svg:y="0.855cm" svg:width="10.283cm" svg:height="7.545cm">
          <chartooo:coordinate-region svg:x="1.55cm" svg:y="1.051cm" svg:width="9.29cm" svg:height="6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V.J5:5V.J57" chart:class="chart:line">
            <chart:regression-curve chart:style-name="ch7">
              <chart:equation/>
            </chart:regression-curve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">
                <text:p>0.017</text:p>
                <draw:g>
                  <svg:desc>5V.J5:5V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5">
                <text:p>0.00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75">
                <text:p>0.7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428571428571">
                <text:p>1.694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1">
                <text:p>1.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4333333333333">
                <text:p>1.84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833333333333">
                <text:p>1.88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857142857143">
                <text:p>1.8885714285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75">
                <text:p>1.8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333333333333">
                <text:p>1.90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0181818181818">
                <text:p>1.901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025">
                <text:p>1.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0692307692308">
                <text:p>1.90692307692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0714285714286">
                <text:p>1.907142857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6875">
                <text:p>1.90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705882352941">
                <text:p>1.9070588235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777777777778">
                <text:p>1.90777777777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0684210526316">
                <text:p>1.90684210526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075">
                <text:p>1.9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0761904761905">
                <text:p>1.90761904761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818181818182">
                <text:p>1.90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0739130434783">
                <text:p>1.9073913043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0791666666667">
                <text:p>1.90791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088">
                <text:p>1.9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0769230769231">
                <text:p>1.90769230769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0703703703704">
                <text:p>1.90703703703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0714285714286">
                <text:p>1.90714285714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827586206897">
                <text:p>1.90827586206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0833333333333">
                <text:p>1.908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935483870968">
                <text:p>1.90935483870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1060606060606">
                <text:p>1.91060606060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1147058823529">
                <text:p>1.91147058823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1228571428571">
                <text:p>1.91228571428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25">
                <text:p>1.9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127027027027">
                <text:p>1.9127027027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1263157894737">
                <text:p>1.91263157894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1282051282051">
                <text:p>1.91282051282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1275">
                <text:p>1.9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20987654321">
                <text:p>1.912098765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1184371184371">
                <text:p>1.91184371184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21cm" svg:y="3.96cm" style:legend-expansion="high" chart:style-name="ch2"/>
        <chart:plot-area chart:style-name="ch3" table:cell-range-address="Sheet3.B4:Sheet3.C25" svg:x="0.77cm" svg:y="0.855cm" svg:width="10.212cm" svg:height="7.545cm">
          <chartooo:coordinate-region svg:x="1.233cm" svg:y="1.05cm" svg:width="9.324cm" svg:height="6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25" chart:class="chart:scatter">
            <chart:domain table:cell-range-address="Sheet3.B4:Sheet3.B25"/>
            <chart:regression-curve chart:style-name="ch7">
              <chart:equation chart:display-r-square="true"/>
            </chart:regression-curve>
            <chart:data-point chart:repeated="11"/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3.B4:Sheet3.B25</svg:desc>
                </draw:g>
              </table:table-cell>
              <table:table-cell office:value-type="float" office:value="0.01">
                <text:p>0.01</text:p>
                <draw:g>
                  <svg:desc>Sheet3.C4:Sheet3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">
                <text:p>3000</text:p>
              </table:table-cell>
              <table:table-cell office:value-type="float" office:value="3.115">
                <text:p>3.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0">
                <text:p>350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4.154">
                <text:p>4.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">
                <text:p>60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7.282">
                <text:p>7.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621cm" svg:y="3.96cm" style:legend-expansion="high" chart:style-name="ch2"/>
        <chart:plot-area chart:style-name="ch3" table:cell-range-address="'Step 1'.B4:'Step 1'.C30" svg:x="0.77cm" svg:y="0.855cm" svg:width="10.212cm" svg:height="7.545cm">
          <chartooo:coordinate-region svg:x="1.444cm" svg:y="1.05cm" svg:width="9.272cm" svg:height="6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1'.B4:'Step 1'.B30" chart:class="chart:scatter">
            <chart:domain table:cell-range-address="'Step 1'.C4:'Step 1'.C30"/>
            <chart:regression-curve chart:style-name="ch7">
              <chart:equation chart:display-r-square="true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5">
                <text:p>0.0055</text:p>
                <draw:g>
                  <svg:desc>'Step 1'.C4:'Step 1'.C30</svg:desc>
                </draw:g>
              </table:table-cell>
              <table:table-cell office:value-type="float" office:value="0.1">
                <text:p>0.1</text:p>
                <draw:g>
                  <svg:desc>'Step 1'.B4:'Step 1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">
                <text:p>0.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5">
                <text:p>0.0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5">
                <text:p>0.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">
                <text:p>0.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5">
                <text:p>0.4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6">
                <text:p>0.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5">
                <text:p>0.57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25">
                <text:p>0.6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6">
                <text:p>0.7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95">
                <text:p>0.8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5">
                <text:p>0.9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">
                <text:p>0.9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9">
                <text:p>1.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25">
                <text:p>1.1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455">
                <text:p>1.2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85">
                <text:p>1.3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15">
                <text:p>1.4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55">
                <text:p>1.4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85">
                <text:p>1.57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615">
                <text:p>1.6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5">
                <text:p>1.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75">
                <text:p>1.8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15">
                <text:p>1.9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45">
                <text:p>1.99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621cm" svg:y="3.96cm" style:legend-expansion="high" chart:style-name="ch2"/>
        <chart:plot-area chart:style-name="ch3" table:cell-range-address="Sheet7.B5:Sheet7.C15" svg:x="0.501cm" svg:y="0.789cm" svg:width="10.528cm" svg:height="7.544cm">
          <chartooo:coordinate-region svg:x="1.81cm" svg:y="0.985cm" svg:width="8.688cm" svg:height="6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5:Sheet7.B15" chart:class="chart:scatter">
            <chart:domain table:cell-range-address="Sheet7.C5:Sheet7.C15"/>
            <chart:regression-curve chart:style-name="ch7">
              <chart:equation chart:display-r-square="true" svg:x="2.365cm" svg:y="1.283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73">
                <text:p>4973</text:p>
                <draw:g>
                  <svg:desc>Sheet7.C5:Sheet7.C15</svg:desc>
                </draw:g>
              </table:table-cell>
              <table:table-cell office:value-type="float" office:value="4979">
                <text:p>4979</text:p>
                <draw:g>
                  <svg:desc>Sheet7.B5:Sheet7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53">
                <text:p>4853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3">
                <text:p>4703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4">
                <text:p>4414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6">
                <text:p>4126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37">
                <text:p>3837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61">
                <text:p>3561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5">
                <text:p>3255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24">
                <text:p>2924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">
                <text:p>275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73">
                <text:p>10873</text:p>
              </table:table-cell>
              <table:table-cell office:value-type="float" office:value="11332">
                <text:p>11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621cm" svg:y="3.96cm" style:legend-expansion="high" chart:style-name="ch2"/>
        <chart:plot-area chart:style-name="ch3" table:cell-range-address="'Step 2'.C5:'Step 2'.D23" svg:x="0.77cm" svg:y="0.855cm" svg:width="10.212cm" svg:height="7.545cm">
          <chartooo:coordinate-region svg:x="1.233cm" svg:y="1.05cm" svg:width="9.641cm" svg:height="6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2'.C5:'Step 2'.C23" chart:class="chart:scatter">
            <chart:domain table:cell-range-address="'Step 2'.D5:'Step 2'.D23"/>
            <chart:regression-curve chart:style-name="ch7">
              <chart:equation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">
                <text:p>0.035</text:p>
                <draw:g>
                  <svg:desc>'Step 2'.D5:'Step 2'.D23</svg:desc>
                </draw:g>
              </table:table-cell>
              <table:table-cell office:value-type="float" office:value="0.05">
                <text:p>0.05</text:p>
                <draw:g>
                  <svg:desc>'Step 2'.C5:'Step 2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">
                <text:p>0.09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">
                <text:p>0.2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">
                <text:p>0.50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">
                <text:p>0.815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5">
                <text:p>1.05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9">
                <text:p>1.439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5">
                <text:p>1.855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9">
                <text:p>2.079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79">
                <text:p>2.479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">
                <text:p>2.91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6">
                <text:p>3.11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7">
                <text:p>4.17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9">
                <text:p>4.669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5">
                <text:p>5.205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6">
                <text:p>6.24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49">
                <text:p>7.349</text:p>
              </table:table-cell>
              <table:table-cell office:value-type="float" office:value="7.071">
                <text:p>7.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02">
                <text:p>7.802</text:p>
              </table:table-cell>
              <table:table-cell office:value-type="float" office:value="7.512">
                <text:p>7.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84">
                <text:p>7.984</text:p>
              </table:table-cell>
              <table:table-cell office:value-type="float" office:value="7.686">
                <text:p>7.6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